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F" svg:font-family="" style:font-family-generic="roman"/>
    <style:font-face style:name="Google Sans" svg:font-family="'Google Sans', Roboto, Arial, sans-serif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NSimSun2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39cm" fo:margin-left="-0.016cm" fo:margin-top="0cm" fo:margin-bottom="0cm" table:align="left" style:writing-mode="lr-tb"/>
    </style:style>
    <style:style style:name="Таблица1.A" style:family="table-column">
      <style:table-column-properties style:column-width="5.689cm"/>
    </style:style>
    <style:style style:name="Таблица1.B" style:family="table-column">
      <style:table-column-properties style:column-width="5.66cm"/>
    </style:style>
    <style:style style:name="Таблица1.C" style:family="table-column">
      <style:table-column-properties style:column-width="5.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2" style:family="table">
      <style:table-properties style:width="17.039cm" fo:margin-left="-0.016cm" fo:margin-top="0cm" fo:margin-bottom="0cm" table:align="left" style:writing-mode="lr-tb"/>
    </style:style>
    <style:style style:name="Таблица2.A" style:family="table-column">
      <style:table-column-properties style:column-width="5.689cm"/>
    </style:style>
    <style:style style:name="Таблица2.B" style:family="table-column">
      <style:table-column-properties style:column-width="5.66cm"/>
    </style:style>
    <style:style style:name="Таблица2.C" style:family="table-column">
      <style:table-column-properties style:column-width="5.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2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3" style:family="table">
      <style:table-properties style:width="17.039cm" fo:margin-left="-0.016cm" fo:margin-top="0cm" fo:margin-bottom="0cm" table:align="left" style:writing-mode="lr-tb"/>
    </style:style>
    <style:style style:name="Таблица3.A" style:family="table-column">
      <style:table-column-properties style:column-width="5.689cm"/>
    </style:style>
    <style:style style:name="Таблица3.B" style:family="table-column">
      <style:table-column-properties style:column-width="5.66cm"/>
    </style:style>
    <style:style style:name="Таблица3.C" style:family="table-column">
      <style:table-column-properties style:column-width="5.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3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4" style:family="table">
      <style:table-properties style:width="17.039cm" fo:margin-left="-0.016cm" fo:margin-top="0cm" fo:margin-bottom="0cm" table:align="left" style:writing-mode="lr-tb"/>
    </style:style>
    <style:style style:name="Таблица4.A" style:family="table-column">
      <style:table-column-properties style:column-width="5.689cm"/>
    </style:style>
    <style:style style:name="Таблица4.B" style:family="table-column">
      <style:table-column-properties style:column-width="5.66cm"/>
    </style:style>
    <style:style style:name="Таблица4.C" style:family="table-column">
      <style:table-column-properties style:column-width="5.6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4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5" style:family="table">
      <style:table-properties style:width="17.039cm" fo:margin-left="-0.016cm" fo:margin-top="0cm" fo:margin-bottom="0cm" table:align="left" style:writing-mode="lr-tb"/>
    </style:style>
    <style:style style:name="Таблица5.A" style:family="table-column">
      <style:table-column-properties style:column-width="5.689cm"/>
    </style:style>
    <style:style style:name="Таблица5.B" style:family="table-column">
      <style:table-column-properties style:column-width="5.66cm"/>
    </style:style>
    <style:style style:name="Таблица5.C" style:family="table-column">
      <style:table-column-properties style:column-width="5.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5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7" style:family="table">
      <style:table-properties style:width="17.039cm" fo:margin-left="-0.016cm" fo:margin-top="0cm" fo:margin-bottom="0cm" table:align="left" style:writing-mode="lr-tb"/>
    </style:style>
    <style:style style:name="Таблица7.A" style:family="table-column">
      <style:table-column-properties style:column-width="5.689cm"/>
    </style:style>
    <style:style style:name="Таблица7.B" style:family="table-column">
      <style:table-column-properties style:column-width="5.66cm"/>
    </style:style>
    <style:style style:name="Таблица7.C" style:family="table-column">
      <style:table-column-properties style:column-width="5.6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7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6" style:family="table">
      <style:table-properties style:width="17.039cm" fo:margin-left="-0.016cm" fo:margin-top="0cm" fo:margin-bottom="0cm" table:align="left" style:writing-mode="lr-tb"/>
    </style:style>
    <style:style style:name="Таблица6.A" style:family="table-column">
      <style:table-column-properties style:column-width="5.689cm"/>
    </style:style>
    <style:style style:name="Таблица6.B" style:family="table-column">
      <style:table-column-properties style:column-width="5.66cm"/>
    </style:style>
    <style:style style:name="Таблица6.C" style:family="table-column">
      <style:table-column-properties style:column-width="5.6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6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6.5" style:family="table-row">
      <style:table-row-properties style:min-row-height="1.085cm" fo:keep-together="auto"/>
    </style:style>
    <style:style style:name="Таблица8" style:family="table">
      <style:table-properties style:width="17.039cm" fo:margin-left="-0.016cm" fo:margin-top="0cm" fo:margin-bottom="0cm" table:align="left" style:writing-mode="lr-tb"/>
    </style:style>
    <style:style style:name="Таблица8.A" style:family="table-column">
      <style:table-column-properties style:column-width="5.689cm"/>
    </style:style>
    <style:style style:name="Таблица8.B" style:family="table-column">
      <style:table-column-properties style:column-width="5.66cm"/>
    </style:style>
    <style:style style:name="Таблица8.C" style:family="table-column">
      <style:table-column-properties style:column-width="5.69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8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9" style:family="table">
      <style:table-properties style:width="17.039cm" fo:margin-left="-0.016cm" fo:margin-top="0cm" fo:margin-bottom="0cm" table:align="left" style:writing-mode="lr-tb"/>
    </style:style>
    <style:style style:name="Таблица9.A" style:family="table-column">
      <style:table-column-properties style:column-width="5.689cm"/>
    </style:style>
    <style:style style:name="Таблица9.B" style:family="table-column">
      <style:table-column-properties style:column-width="5.66cm"/>
    </style:style>
    <style:style style:name="Таблица9.C" style:family="table-column">
      <style:table-column-properties style:column-width="5.69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9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0" style:family="table">
      <style:table-properties style:width="17.039cm" fo:margin-left="-0.016cm" fo:margin-top="0cm" fo:margin-bottom="0cm" table:align="left" style:writing-mode="lr-tb"/>
    </style:style>
    <style:style style:name="Таблица10.A" style:family="table-column">
      <style:table-column-properties style:column-width="5.689cm"/>
    </style:style>
    <style:style style:name="Таблица10.B" style:family="table-column">
      <style:table-column-properties style:column-width="5.66cm"/>
    </style:style>
    <style:style style:name="Таблица10.C" style:family="table-column">
      <style:table-column-properties style:column-width="5.69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0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1" style:family="table">
      <style:table-properties style:width="17.039cm" fo:margin-left="-0.016cm" fo:margin-top="0cm" fo:margin-bottom="0cm" table:align="left" style:writing-mode="lr-tb"/>
    </style:style>
    <style:style style:name="Таблица11.A" style:family="table-column">
      <style:table-column-properties style:column-width="5.689cm"/>
    </style:style>
    <style:style style:name="Таблица11.B" style:family="table-column">
      <style:table-column-properties style:column-width="5.66cm"/>
    </style:style>
    <style:style style:name="Таблица11.C" style:family="table-column">
      <style:table-column-properties style:column-width="5.6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Таблица11.A2" style:family="table-cell">
      <style:table-cell-properties style:vertical-align="middle" fo:padding="0.097cm" fo:border-left="none" fo:border-right="none" fo:border-top="none" fo:border-bottom="1pt solid #000000"/>
    </style:style>
    <style:style style:name="Таблица12" style:family="table">
      <style:table-properties style:width="17cm" table:align="margins" style:writing-mode="lr-tb"/>
    </style:style>
    <style:style style:name="Таблица12.A" style:family="table-column">
      <style:table-column-properties style:column-width="8.5cm" style:rel-column-width="32767*"/>
    </style:style>
    <style:style style:name="Таблица12.B" style:family="table-column">
      <style:table-column-properties style:column-width="8.5cm" style:rel-column-width="32768*"/>
    </style:style>
    <style:style style:name="Таблица12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12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15" style:family="table">
      <style:table-properties style:width="17cm" table:align="margins" style:writing-mode="lr-tb"/>
    </style:style>
    <style:style style:name="Таблица15.A" style:family="table-column">
      <style:table-column-properties style:column-width="8.5cm" style:rel-column-width="32767*"/>
    </style:style>
    <style:style style:name="Таблица15.B" style:family="table-column">
      <style:table-column-properties style:column-width="8.5cm" style:rel-column-width="32768*"/>
    </style:style>
    <style:style style:name="Таблица15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15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16" style:family="table">
      <style:table-properties style:width="17cm" table:align="margins" style:writing-mode="lr-tb"/>
    </style:style>
    <style:style style:name="Таблица16.A" style:family="table-column">
      <style:table-column-properties style:column-width="8.5cm" style:rel-column-width="32767*"/>
    </style:style>
    <style:style style:name="Таблица16.B" style:family="table-column">
      <style:table-column-properties style:column-width="8.5cm" style:rel-column-width="32768*"/>
    </style:style>
    <style:style style:name="Таблица16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16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16.3" style:family="table-row">
      <style:table-row-properties style:min-row-height="0.85cm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17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17.3" style:family="table-row">
      <style:table-row-properties style:min-row-height="0.85cm"/>
    </style:style>
    <style:style style:name="Таблица18" style:family="table">
      <style:table-properties style:width="17cm" table:align="margins" style:writing-mode="lr-tb"/>
    </style:style>
    <style:style style:name="Таблица18.A" style:family="table-column">
      <style:table-column-properties style:column-width="8.5cm" style:rel-column-width="32767*"/>
    </style:style>
    <style:style style:name="Таблица18.B" style:family="table-column">
      <style:table-column-properties style:column-width="8.5cm" style:rel-column-width="32768*"/>
    </style:style>
    <style:style style:name="Таблица18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18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18.3" style:family="table-row">
      <style:table-row-properties style:min-row-height="0.85cm"/>
    </style:style>
    <style:style style:name="Таблица19" style:family="table">
      <style:table-properties style:width="17cm" table:align="margins" style:writing-mode="lr-tb"/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19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19.3" style:family="table-row">
      <style:table-row-properties style:min-row-height="0.85cm"/>
    </style:style>
    <style:style style:name="Таблица20" style:family="table">
      <style:table-properties style:width="17cm" table:align="margins" style:writing-mode="lr-tb"/>
    </style:style>
    <style:style style:name="Таблица20.A" style:family="table-column">
      <style:table-column-properties style:column-width="8.5cm" style:rel-column-width="32767*"/>
    </style:style>
    <style:style style:name="Таблица20.B" style:family="table-column">
      <style:table-column-properties style:column-width="8.5cm" style:rel-column-width="32768*"/>
    </style:style>
    <style:style style:name="Таблица20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20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20.3" style:family="table-row">
      <style:table-row-properties style:min-row-height="0.85cm"/>
    </style:style>
    <style:style style:name="Таблица21" style:family="table">
      <style:table-properties style:width="17cm" table:align="margins" style:writing-mode="lr-tb"/>
    </style:style>
    <style:style style:name="Таблица21.A" style:family="table-column">
      <style:table-column-properties style:column-width="8.5cm" style:rel-column-width="32767*"/>
    </style:style>
    <style:style style:name="Таблица21.B" style:family="table-column">
      <style:table-column-properties style:column-width="8.5cm" style:rel-column-width="32768*"/>
    </style:style>
    <style:style style:name="Таблица21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21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21.3" style:family="table-row">
      <style:table-row-properties style:min-row-height="0.85cm"/>
    </style:style>
    <style:style style:name="P1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ru" fo:country="RU" officeooo:rsid="000fffbf" officeooo:paragraph-rsid="000fffbf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2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ru" fo:country="RU" officeooo:rsid="000fffbf" officeooo:paragraph-rsid="00102cef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3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ru" fo:country="RU" officeooo:rsid="000fffbf" officeooo:paragraph-rsid="00116eb1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4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ru" fo:country="RU" officeooo:rsid="000fffbf" officeooo:paragraph-rsid="0018c570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5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ru" fo:country="RU" officeooo:rsid="001d4118" officeooo:paragraph-rsid="001d4118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6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ru" fo:country="RU" officeooo:rsid="002ba93a" officeooo:paragraph-rsid="002ba93a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7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ru" fo:country="RU" officeooo:rsid="002ba93a" officeooo:paragraph-rsid="002cfb2d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8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ru" fo:country="RU" officeooo:rsid="002fd416" officeooo:paragraph-rsid="002fd416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9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en" fo:country="US" officeooo:rsid="001f159e" officeooo:paragraph-rsid="00200080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10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en" fo:country="US" officeooo:rsid="0020ea8c" officeooo:paragraph-rsid="0023c289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11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en" fo:country="US" officeooo:rsid="0020ea8c" officeooo:paragraph-rsid="002851b7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12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en" fo:country="US" officeooo:rsid="002ba93a" officeooo:paragraph-rsid="002ba93a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13" style:family="paragraph" style:parent-style-name="Table_20_Contents">
      <style:paragraph-properties fo:text-align="center" style:justify-single-word="false" fo:orphans="0" fo:widows="0"/>
      <style:text-properties style:use-window-font-color="true" loext:opacity="0%" style:font-name="JetBrains Mono" fo:font-size="10pt" fo:language="en" fo:country="US" officeooo:rsid="002ba93a" officeooo:paragraph-rsid="002cfb2d" style:letter-kerning="true" style:font-name-asian="NSimSun" style:font-size-asian="10pt" style:language-asian="zh" style:country-asian="CN" style:font-name-complex="Lucida Sans1" style:font-size-complex="10pt" style:language-complex="hi" style:country-complex="IN"/>
    </style:style>
    <style:style style:name="P14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36c664" officeooo:paragraph-rsid="003a790f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36c664" officeooo:paragraph-rsid="003da44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36c664" officeooo:paragraph-rsid="0040eae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36c664" officeooo:paragraph-rsid="004146c0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36c664" officeooo:paragraph-rsid="0043dd14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3a790f" officeooo:paragraph-rsid="003a790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3a790f" officeooo:paragraph-rsid="003da44f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4146c0" officeooo:paragraph-rsid="004146c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rsid="0046d6f5" officeooo:paragraph-rsid="0046d6f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ru" fo:country="RU" officeooo:rsid="0044b27d" officeooo:paragraph-rsid="0044b27d" style:font-size-asian="10pt" style:font-size-complex="10pt"/>
    </style:style>
    <style:style style:name="P24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0fffbf" style:font-size-asian="10pt" style:font-size-complex="10pt"/>
    </style:style>
    <style:style style:name="P25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102cef" style:font-size-asian="10pt" style:font-size-complex="10pt"/>
    </style:style>
    <style:style style:name="P26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116eb1" style:font-size-asian="10pt" style:font-size-complex="10pt"/>
    </style:style>
    <style:style style:name="P27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14f7fd" style:font-size-asian="10pt" style:font-size-complex="10pt"/>
    </style:style>
    <style:style style:name="P28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18c570" style:font-size-asian="10pt" style:font-size-complex="10pt"/>
    </style:style>
    <style:style style:name="P29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200080" style:font-size-asian="10pt" style:font-size-complex="10pt"/>
    </style:style>
    <style:style style:name="P30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23c289" style:font-size-asian="10pt" style:font-size-complex="10pt"/>
    </style:style>
    <style:style style:name="P31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2851b7" style:font-size-asian="10pt" style:font-size-complex="10pt"/>
    </style:style>
    <style:style style:name="P32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29d88a" style:font-size-asian="10pt" style:font-size-complex="10pt"/>
    </style:style>
    <style:style style:name="P33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paragraph-rsid="002cfb2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JetBrains Mono" fo:font-size="10pt" officeooo:paragraph-rsid="0043dd1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JetBrains Mono" fo:font-size="10pt" officeooo:paragraph-rsid="004146c0" style:font-size-asian="10pt" style:font-size-complex="10pt"/>
    </style:style>
    <style:style style:name="P36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rsid="000fffbf" officeooo:paragraph-rsid="000fffbf" style:font-size-asian="10pt" style:font-size-complex="10pt"/>
    </style:style>
    <style:style style:name="P37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rsid="000fffbf" officeooo:paragraph-rsid="00102cef" style:font-size-asian="10pt" style:font-size-complex="10pt"/>
    </style:style>
    <style:style style:name="P38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rsid="000fffbf" officeooo:paragraph-rsid="00116eb1" style:font-size-asian="10pt" style:font-size-complex="10pt"/>
    </style:style>
    <style:style style:name="P39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rsid="001130a8" officeooo:paragraph-rsid="001130a8" style:font-size-asian="10pt" style:font-size-complex="10pt"/>
    </style:style>
    <style:style style:name="P40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rsid="001130a8" officeooo:paragraph-rsid="00116eb1" style:font-size-asian="10pt" style:font-size-complex="10pt"/>
    </style:style>
    <style:style style:name="P41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rsid="00116eb1" officeooo:paragraph-rsid="00102cef" style:font-size-asian="10pt" style:font-size-complex="10pt"/>
    </style:style>
    <style:style style:name="P42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rsid="00116eb1" officeooo:paragraph-rsid="0014f7fd" style:font-size-asian="10pt" style:font-size-complex="10pt"/>
    </style:style>
    <style:style style:name="P43" style:family="paragraph" style:parent-style-name="Table_20_Contents">
      <style:paragraph-properties fo:text-align="center" style:justify-single-word="false" fo:orphans="0" fo:widows="0"/>
      <style:text-properties style:font-name="JetBrains Mono" fo:font-size="10pt" officeooo:rsid="00200080" officeooo:paragraph-rsid="00200080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JetBrains Mono" fo:font-size="10pt" officeooo:rsid="0035d56f" officeooo:paragraph-rsid="006223ca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JetBrains Mono" fo:font-size="10pt" officeooo:rsid="0035d56f" officeooo:paragraph-rsid="0037ee68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JetBrains Mono" fo:font-size="10pt" officeooo:rsid="0035d56f" officeooo:paragraph-rsid="003a790f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JetBrains Mono" fo:font-size="10pt" officeooo:rsid="0035d56f" officeooo:paragraph-rsid="003da44f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JetBrains Mono" fo:font-size="10pt" officeooo:rsid="0035d56f" officeooo:paragraph-rsid="0040eae5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JetBrains Mono" fo:font-size="10pt" officeooo:rsid="0035d56f" officeooo:paragraph-rsid="004146c0" style:font-size-asian="10pt" style:font-size-complex="10pt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6472da" style:font-size-asian="10pt" style:font-size-complex="10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102cef" style:font-size-asian="10pt" style:font-size-complex="10pt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106f38" style:font-size-asian="10pt" style:font-size-complex="10pt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116eb1" style:font-size-asian="10pt" style:font-size-complex="10pt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5c84e7" style:font-size-asian="10pt" style:font-size-complex="10pt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14f7fd" style:font-size-asian="10pt" style:font-size-complex="10pt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18c570" style:font-size-asian="10pt" style:font-size-complex="10pt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200080" style:font-size-asian="10pt" style:font-size-complex="10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23c289" style:font-size-asian="10pt" style:font-size-complex="10pt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5ded9c" style:font-size-asian="10pt" style:font-size-complex="10pt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2851b7" style:font-size-asian="10pt" style:font-size-complex="10pt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29d88a" style:font-size-asian="10pt" style:font-size-complex="10pt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6667d9" style:font-size-asian="10pt" style:font-size-complex="10pt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2cfb2d" style:font-size-asian="10pt" style:font-size-complex="10pt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30fb4f" style:font-size-asian="10pt" style:font-size-complex="10pt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2fd416" style:font-size-asian="10pt" style:font-size-complex="10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37ee68" style:font-size-asian="10pt" style:font-size-complex="10pt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77c864" style:font-size-asian="10pt" style:font-size-complex="10p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3a790f" style:font-size-asian="10pt" style:font-size-complex="10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63199f" style:font-size-asian="10pt" style:font-size-complex="10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3da44f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40eae5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4146c0" style:font-size-asian="10pt" style:font-size-complex="10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4161a6" style:font-size-asian="10pt" style:font-size-complex="10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443a71" style:font-size-asian="10pt" style:font-size-complex="10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44b27d" style:font-size-asian="10pt" style:font-size-complex="10pt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760cbb" style:font-size-asian="10pt" style:font-size-complex="10pt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7762f6" style:font-size-asian="10pt" style:font-size-complex="10pt"/>
    </style:style>
    <style:style style:name="P78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0fffbf" officeooo:paragraph-rsid="000fffbf" style:font-size-asian="10pt" style:font-size-complex="10pt"/>
    </style:style>
    <style:style style:name="P79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130a8" officeooo:paragraph-rsid="001130a8" style:font-size-asian="10pt" style:font-size-complex="10pt"/>
    </style:style>
    <style:style style:name="P80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130a8" officeooo:paragraph-rsid="00116eb1" style:font-size-asian="10pt" style:font-size-complex="10pt"/>
    </style:style>
    <style:style style:name="P81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16eb1" officeooo:paragraph-rsid="00116eb1" style:font-size-asian="10pt" style:font-size-complex="10pt"/>
    </style:style>
    <style:style style:name="P82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6c109" officeooo:paragraph-rsid="0016c109" style:font-size-asian="10pt" style:font-size-complex="10pt"/>
    </style:style>
    <style:style style:name="P83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7926f" officeooo:paragraph-rsid="0017926f" style:font-size-asian="10pt" style:font-size-complex="10pt"/>
    </style:style>
    <style:style style:name="P84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8c570" officeooo:paragraph-rsid="0018c570" style:font-size-asian="10pt" style:font-size-complex="10pt"/>
    </style:style>
    <style:style style:name="P85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c85cb" officeooo:paragraph-rsid="001c85cb" style:font-size-asian="10pt" style:font-size-complex="10pt"/>
    </style:style>
    <style:style style:name="P86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d4118" officeooo:paragraph-rsid="001d4118" style:font-size-asian="10pt" style:font-size-complex="10pt"/>
    </style:style>
    <style:style style:name="P87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def18" officeooo:paragraph-rsid="001def18" style:font-size-asian="10pt" style:font-size-complex="10pt"/>
    </style:style>
    <style:style style:name="P88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74bee4" officeooo:paragraph-rsid="0074bee4" style:font-size-asian="10pt" style:font-size-complex="10pt"/>
    </style:style>
    <style:style style:name="P89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72866" officeooo:paragraph-rsid="00272866" style:font-size-asian="10pt" style:font-size-complex="10pt"/>
    </style:style>
    <style:style style:name="P90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1f159e" officeooo:paragraph-rsid="00200080" style:font-size-asian="10pt" style:font-size-complex="10pt"/>
    </style:style>
    <style:style style:name="P91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0ea8c" officeooo:paragraph-rsid="0023c289" style:font-size-asian="10pt" style:font-size-complex="10pt"/>
    </style:style>
    <style:style style:name="P92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5b6b9" officeooo:paragraph-rsid="0025b6b9" style:font-size-asian="10pt" style:font-size-complex="10pt"/>
    </style:style>
    <style:style style:name="P93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5b6b9" officeooo:paragraph-rsid="002851b7" style:font-size-asian="10pt" style:font-size-complex="10pt"/>
    </style:style>
    <style:style style:name="P94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851b7" officeooo:paragraph-rsid="002851b7" style:font-size-asian="10pt" style:font-size-complex="10pt"/>
    </style:style>
    <style:style style:name="P95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1ecb1" officeooo:paragraph-rsid="0029475a" style:font-size-asian="10pt" style:font-size-complex="10pt"/>
    </style:style>
    <style:style style:name="P96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9475a" officeooo:paragraph-rsid="0029475a" style:font-size-asian="10pt" style:font-size-complex="10pt"/>
    </style:style>
    <style:style style:name="P97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ba93a" officeooo:paragraph-rsid="002ba93a" style:font-size-asian="10pt" style:font-size-complex="10pt"/>
    </style:style>
    <style:style style:name="P98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ba93a" officeooo:paragraph-rsid="002cfb2d" style:font-size-asian="10pt" style:font-size-complex="10pt"/>
    </style:style>
    <style:style style:name="P99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ru" fo:country="RU" officeooo:rsid="002fd416" officeooo:paragraph-rsid="002fd416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officeooo:rsid="0035d56f" officeooo:paragraph-rsid="006223ca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officeooo:rsid="0035d56f" officeooo:paragraph-rsid="0037ee68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officeooo:rsid="0035d56f" officeooo:paragraph-rsid="003a790f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officeooo:rsid="0035d56f" officeooo:paragraph-rsid="003da44f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officeooo:rsid="0035d56f" officeooo:paragraph-rsid="0040eae5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officeooo:rsid="0035d56f" officeooo:paragraph-rsid="004146c0" style:font-size-asian="10pt" style:font-size-complex="10pt"/>
    </style:style>
    <style:style style:name="P10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106f38" style:font-size-asian="10pt" style:font-size-complex="10pt"/>
    </style:style>
    <style:style style:name="P10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116eb1" style:font-size-asian="10pt" style:font-size-complex="10pt"/>
    </style:style>
    <style:style style:name="P10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6472da" style:font-size-asian="10pt" style:font-size-complex="10pt"/>
    </style:style>
    <style:style style:name="P10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5c84e7" style:font-size-asian="10pt" style:font-size-complex="10pt"/>
    </style:style>
    <style:style style:name="P1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200080" style:font-size-asian="10pt" style:font-size-complex="10pt"/>
    </style:style>
    <style:style style:name="P1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23c289" style:font-size-asian="10pt" style:font-size-complex="10pt"/>
    </style:style>
    <style:style style:name="P1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2851b7" style:font-size-asian="10pt" style:font-size-complex="10pt"/>
    </style:style>
    <style:style style:name="P1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29d88a" style:font-size-asian="10pt" style:font-size-complex="10pt"/>
    </style:style>
    <style:style style:name="P1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2cfb2d" style:font-size-asian="10pt" style:font-size-complex="10pt"/>
    </style:style>
    <style:style style:name="P1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6667d9" style:font-size-asian="10pt" style:font-size-complex="10pt"/>
    </style:style>
    <style:style style:name="P1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7762f6" style:font-size-asian="10pt" style:font-size-complex="10pt"/>
    </style:style>
    <style:style style:name="P1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37ee68" style:font-size-asian="10pt" style:font-size-complex="10pt"/>
    </style:style>
    <style:style style:name="P1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3a790f" style:font-size-asian="10pt" style:font-size-complex="10pt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3da44f" style:font-size-asian="10pt" style:font-size-complex="10pt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40eae5" style:font-size-asian="10pt" style:font-size-complex="10pt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4146c0" style:font-size-asian="10pt" style:font-size-complex="10pt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443a71" style:font-size-asian="10pt" style:font-size-complex="10pt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106f38" officeooo:paragraph-rsid="0044b27d" style:font-size-asian="10pt" style:font-size-complex="10pt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officeooo:rsid="00670753" officeooo:paragraph-rsid="007762f6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fo:font-weight="bold" officeooo:rsid="0035d56f" officeooo:paragraph-rsid="00443a71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fo:font-weight="bold" officeooo:rsid="0035d56f" officeooo:paragraph-rsid="0044b27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6472da" officeooo:paragraph-rsid="006472da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6472da" officeooo:paragraph-rsid="0074bee4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8fcb07" officeooo:paragraph-rsid="008fcb07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56a20f" officeooo:paragraph-rsid="0056a20f" style:font-name-asian="Times New Roman1" style:font-size-asian="10pt" style:font-weight-asian="bold" style:font-name-complex="Times New Roman1" style:font-size-complex="10pt" style:font-weight-complex="bold"/>
    </style:style>
    <style:style style:name="P13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23c289" officeooo:paragraph-rsid="0023c289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2cfb2d" officeooo:paragraph-rsid="00329f4b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2cfb2d" officeooo:paragraph-rsid="00346434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2cfb2d" officeooo:paragraph-rsid="00760cbb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2cfb2d" officeooo:paragraph-rsid="0094ad89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56a20f" officeooo:paragraph-rsid="0056a20f" style:font-name-asian="Times New Roman1" style:font-size-asian="10pt" style:font-weight-asian="normal" style:font-name-complex="Times New Roman1" style:font-size-complex="10pt" style:font-weight-complex="normal"/>
    </style:style>
    <style:style style:name="P137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02cef" officeooo:paragraph-rsid="00102cef" style:font-size-asian="10pt" style:font-size-complex="10pt"/>
    </style:style>
    <style:style style:name="P138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02cef" officeooo:paragraph-rsid="00116eb1" style:font-size-asian="10pt" style:font-size-complex="10pt"/>
    </style:style>
    <style:style style:name="P139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130a8" officeooo:paragraph-rsid="001130a8" style:font-size-asian="10pt" style:font-size-complex="10pt"/>
    </style:style>
    <style:style style:name="P140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130a8" officeooo:paragraph-rsid="00116eb1" style:font-size-asian="10pt" style:font-size-complex="10pt"/>
    </style:style>
    <style:style style:name="P141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130a8" officeooo:paragraph-rsid="0014f7fd" style:font-size-asian="10pt" style:font-size-complex="10pt"/>
    </style:style>
    <style:style style:name="P142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6c109" officeooo:paragraph-rsid="0016c109" style:font-size-asian="10pt" style:font-size-complex="10pt"/>
    </style:style>
    <style:style style:name="P143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6c109" officeooo:paragraph-rsid="0017926f" style:font-size-asian="10pt" style:font-size-complex="10pt"/>
    </style:style>
    <style:style style:name="P144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7926f" officeooo:paragraph-rsid="0017926f" style:font-size-asian="10pt" style:font-size-complex="10pt"/>
    </style:style>
    <style:style style:name="P145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7926f" officeooo:paragraph-rsid="0018c570" style:font-size-asian="10pt" style:font-size-complex="10pt"/>
    </style:style>
    <style:style style:name="P146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c85cb" officeooo:paragraph-rsid="001c85cb" style:font-size-asian="10pt" style:font-size-complex="10pt"/>
    </style:style>
    <style:style style:name="P147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c85cb" officeooo:paragraph-rsid="0025b6b9" style:font-size-asian="10pt" style:font-size-complex="10pt"/>
    </style:style>
    <style:style style:name="P148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74bee4" officeooo:paragraph-rsid="0074bee4" style:font-size-asian="10pt" style:font-size-complex="10pt"/>
    </style:style>
    <style:style style:name="P149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72866" officeooo:paragraph-rsid="00272866" style:font-size-asian="10pt" style:font-size-complex="10pt"/>
    </style:style>
    <style:style style:name="P150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1f159e" officeooo:paragraph-rsid="00200080" style:font-size-asian="10pt" style:font-size-complex="10pt"/>
    </style:style>
    <style:style style:name="P151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0ea8c" officeooo:paragraph-rsid="0023c289" style:font-size-asian="10pt" style:font-size-complex="10pt"/>
    </style:style>
    <style:style style:name="P152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0ea8c" officeooo:paragraph-rsid="0025b6b9" style:font-size-asian="10pt" style:font-size-complex="10pt"/>
    </style:style>
    <style:style style:name="P153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0ea8c" officeooo:paragraph-rsid="002851b7" style:font-size-asian="10pt" style:font-size-complex="10pt"/>
    </style:style>
    <style:style style:name="P154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0ea8c" officeooo:paragraph-rsid="0029475a" style:font-size-asian="10pt" style:font-size-complex="10pt"/>
    </style:style>
    <style:style style:name="P155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0ea8c" officeooo:paragraph-rsid="0029d88a" style:font-size-asian="10pt" style:font-size-complex="10pt"/>
    </style:style>
    <style:style style:name="P156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0ea8c" officeooo:paragraph-rsid="002cfb2d" style:font-size-asian="10pt" style:font-size-complex="10pt"/>
    </style:style>
    <style:style style:name="P157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9475a" officeooo:paragraph-rsid="0029475a" style:font-size-asian="10pt" style:font-size-complex="10pt"/>
    </style:style>
    <style:style style:name="P158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9475a" officeooo:paragraph-rsid="0029d88a" style:font-size-asian="10pt" style:font-size-complex="10pt"/>
    </style:style>
    <style:style style:name="P159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9475a" officeooo:paragraph-rsid="002cfb2d" style:font-size-asian="10pt" style:font-size-complex="10pt"/>
    </style:style>
    <style:style style:name="P160" style:family="paragraph" style:parent-style-name="Table_20_Contents">
      <style:paragraph-properties fo:text-align="center" style:justify-single-word="false" fo:orphans="0" fo:widows="0"/>
      <style:text-properties style:font-name="JetBrains Mono" fo:font-size="10pt" fo:language="en" fo:country="US" officeooo:rsid="002fd416" officeooo:paragraph-rsid="002fd416" style:font-size-asian="10pt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36c664" officeooo:paragraph-rsid="006223ca" style:font-size-asian="10pt" style:font-size-complex="10pt"/>
    </style:style>
    <style:style style:name="P162" style:family="paragraph" style:parent-style-name="Preformatted_20_Text">
      <style:paragraph-properties fo:text-align="center" style:justify-single-word="false"/>
      <style:text-properties style:font-name="JetBrains Mono" fo:font-size="10pt" fo:language="en" fo:country="US" officeooo:rsid="0036c664" officeooo:paragraph-rsid="006223ca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36c664" officeooo:paragraph-rsid="0037ee68" style:font-size-asian="10pt" style:font-size-complex="10pt"/>
    </style:style>
    <style:style style:name="P164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36c664" officeooo:paragraph-rsid="003a790f" style:font-size-asian="10pt" style:font-size-complex="10pt"/>
    </style:style>
    <style:style style:name="P165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37de2b" officeooo:paragraph-rsid="006223ca" style:font-size-asian="10pt" style:font-size-complex="10pt"/>
    </style:style>
    <style:style style:name="P166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3a790f" officeooo:paragraph-rsid="003a790f" style:font-size-asian="10pt" style:font-size-complex="10pt"/>
    </style:style>
    <style:style style:name="P16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57b299" officeooo:paragraph-rsid="0057b299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2851b7" style:font-name-asian="Times New Roman1" style:font-size-asian="10pt" style:font-weight-asian="normal" style:font-name-complex="Times New Roman1" style:font-size-complex="10pt" style:font-weight-complex="normal"/>
    </style:style>
    <style:style style:name="P16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2cfb2d" style:font-name-asian="Times New Roman1" style:font-size-asian="10pt" style:font-weight-asian="normal" style:font-name-complex="Times New Roman1" style:font-size-complex="10pt" style:font-weight-complex="normal"/>
    </style:style>
    <style:style style:name="P17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29d88a" style:font-name-asian="Times New Roman1" style:font-size-asian="10pt" style:font-weight-asian="normal" style:font-name-complex="Times New Roman1" style:font-size-complex="10pt" style:font-weight-complex="normal"/>
    </style:style>
    <style:style style:name="P17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329f4b" style:font-name-asian="Times New Roman1" style:font-size-asian="10pt" style:font-weight-asian="normal" style:font-name-complex="Times New Roman1" style:font-size-complex="10pt" style:font-weight-complex="normal"/>
    </style:style>
    <style:style style:name="P17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2fd416" style:font-name-asian="Times New Roman1" style:font-size-asian="10pt" style:font-weight-asian="normal" style:font-name-complex="Times New Roman1" style:font-size-complex="10pt" style:font-weight-complex="normal"/>
    </style:style>
    <style:style style:name="P17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346434" style:font-name-asian="Times New Roman1" style:font-size-asian="10pt" style:font-weight-asian="normal" style:font-name-complex="Times New Roman1" style:font-size-complex="10pt" style:font-weight-complex="normal"/>
    </style:style>
    <style:style style:name="P17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37ee68" style:font-name-asian="Times New Roman1" style:font-size-asian="10pt" style:font-weight-asian="normal" style:font-name-complex="Times New Roman1" style:font-size-complex="10pt" style:font-weight-complex="normal"/>
    </style:style>
    <style:style style:name="P17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3a790f" style:font-name-asian="Times New Roman1" style:font-size-asian="10pt" style:font-weight-asian="normal" style:font-name-complex="Times New Roman1" style:font-size-complex="10pt" style:font-weight-complex="normal"/>
    </style:style>
    <style:style style:name="P17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3da44f" style:font-name-asian="Times New Roman1" style:font-size-asian="10pt" style:font-weight-asian="normal" style:font-name-complex="Times New Roman1" style:font-size-complex="10pt" style:font-weight-complex="normal"/>
    </style:style>
    <style:style style:name="P17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40eae5" style:font-name-asian="Times New Roman1" style:font-size-asian="10pt" style:font-weight-asian="normal" style:font-name-complex="Times New Roman1" style:font-size-complex="10pt" style:font-weight-complex="normal"/>
    </style:style>
    <style:style style:name="P17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443a71" style:font-name-asian="Times New Roman1" style:font-size-asian="10pt" style:font-weight-asian="normal" style:font-name-complex="Times New Roman1" style:font-size-complex="10pt" style:font-weight-complex="normal"/>
    </style:style>
    <style:style style:name="P17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normal" officeooo:rsid="00200080" officeooo:paragraph-rsid="0044b27d" style:font-name-asian="Times New Roman1" style:font-size-asian="10pt" style:font-weight-asian="normal" style:font-name-complex="Times New Roman1" style:font-size-complex="10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font-name="JetBrains Mono" fo:font-size="10pt" fo:font-weight="bold" officeooo:rsid="0035d56f" officeooo:paragraph-rsid="00443a71" style:font-size-asian="10pt" style:font-weight-asian="bold" style:font-size-complex="10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JetBrains Mono" fo:font-size="10pt" fo:font-weight="bold" officeooo:rsid="0035d56f" officeooo:paragraph-rsid="0044b27d" style:font-size-asian="10pt" style:font-weight-asian="bold" style:font-size-complex="10pt" style:font-weight-complex="bold"/>
    </style:style>
    <style:style style:name="P18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8e32bd" style:font-size-asian="10pt" style:font-weight-asian="bold" style:font-size-complex="10pt" style:font-weight-complex="bold"/>
    </style:style>
    <style:style style:name="P18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0fffbf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102cef" style:font-size-asian="10pt" style:font-weight-asian="bold" style:font-size-complex="10pt" style:font-weight-complex="bold"/>
    </style:style>
    <style:style style:name="P18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116eb1" style:font-size-asian="10pt" style:font-weight-asian="bold" style:font-size-complex="10pt" style:font-weight-complex="bold"/>
    </style:style>
    <style:style style:name="P18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14f7fd" style:font-size-asian="10pt" style:font-weight-asian="bold" style:font-size-complex="10pt" style:font-weight-complex="bold"/>
    </style:style>
    <style:style style:name="P18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18c570" style:font-size-asian="10pt" style:font-weight-asian="bold" style:font-size-complex="10pt" style:font-weight-complex="bold"/>
    </style:style>
    <style:style style:name="P18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200080" style:font-size-asian="10pt" style:font-weight-asian="bold" style:font-size-complex="10pt" style:font-weight-complex="bold"/>
    </style:style>
    <style:style style:name="P18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23c289" style:font-size-asian="10pt" style:font-weight-asian="bold" style:font-size-complex="10pt" style:font-weight-complex="bold"/>
    </style:style>
    <style:style style:name="P19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2851b7" style:font-size-asian="10pt" style:font-weight-asian="bold" style:font-size-complex="10pt" style:font-weight-complex="bold"/>
    </style:style>
    <style:style style:name="P19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29d88a" style:font-size-asian="10pt" style:font-weight-asian="bold" style:font-size-complex="10pt" style:font-weight-complex="bold"/>
    </style:style>
    <style:style style:name="P19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2cfb2d" style:font-size-asian="10pt" style:font-weight-asian="bold" style:font-size-complex="10pt" style:font-weight-complex="bold"/>
    </style:style>
    <style:style style:name="P19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6223ca" style:font-size-asian="10pt" style:font-weight-asian="bold" style:font-size-complex="10pt" style:font-weight-complex="bold"/>
    </style:style>
    <style:style style:name="P19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37ee68" style:font-size-asian="10pt" style:font-weight-asian="bold" style:font-size-complex="10pt" style:font-weight-complex="bold"/>
    </style:style>
    <style:style style:name="P19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3a790f" style:font-size-asian="10pt" style:font-weight-asian="bold" style:font-size-complex="10pt" style:font-weight-complex="bold"/>
    </style:style>
    <style:style style:name="P19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3da44f" style:font-size-asian="10pt" style:font-weight-asian="bold" style:font-size-complex="10pt" style:font-weight-complex="bold"/>
    </style:style>
    <style:style style:name="P19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40eae5" style:font-size-asian="10pt" style:font-weight-asian="bold" style:font-size-complex="10pt" style:font-weight-complex="bold"/>
    </style:style>
    <style:style style:name="P19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4146c0" style:font-size-asian="10pt" style:font-weight-asian="bold" style:font-size-complex="10pt" style:font-weight-complex="bold"/>
    </style:style>
    <style:style style:name="P19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443a71" style:font-size-asian="10pt" style:font-weight-asian="bold" style:font-size-complex="10pt" style:font-weight-complex="bold"/>
    </style:style>
    <style:style style:name="P20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44b27d" style:font-size-asian="10pt" style:font-weight-asian="bold" style:font-size-complex="10pt" style:font-weight-complex="bold"/>
    </style:style>
    <style:style style:name="P20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7762f6" style:font-size-asian="10pt" style:font-weight-asian="bold" style:font-size-complex="10pt" style:font-weight-complex="bold"/>
    </style:style>
    <style:style style:name="P20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94ad89" style:font-size-asian="10pt" style:font-weight-asian="bold" style:font-size-complex="10pt" style:font-weight-complex="bold"/>
    </style:style>
    <style:style style:name="P20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5c84e7" style:font-size-asian="10pt" style:font-weight-asian="bold" style:font-size-complex="10pt" style:font-weight-complex="bold"/>
    </style:style>
    <style:style style:name="P20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5ded9c" style:font-size-asian="10pt" style:font-weight-asian="bold" style:font-size-complex="10pt" style:font-weight-complex="bold"/>
    </style:style>
    <style:style style:name="P20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6667d9" style:font-size-asian="10pt" style:font-weight-asian="bold" style:font-size-complex="10pt" style:font-weight-complex="bold"/>
    </style:style>
    <style:style style:name="P20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6472da" officeooo:paragraph-rsid="00722008" style:font-size-asian="10pt" style:font-weight-asian="bold" style:font-size-complex="10pt" style:font-weight-complex="bold"/>
    </style:style>
    <style:style style:name="P20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6472da" officeooo:paragraph-rsid="0072d70d" style:font-size-asian="10pt" style:font-weight-asian="bold" style:font-size-complex="10pt" style:font-weight-complex="bold"/>
    </style:style>
    <style:style style:name="P20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6472da" officeooo:paragraph-rsid="0074bee4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6472da" officeooo:paragraph-rsid="00760cbb" style:font-size-asian="10pt" style:font-weight-asian="bold" style:font-size-complex="10pt" style:font-weight-complex="bold"/>
    </style:style>
    <style:style style:name="P2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6667d9" officeooo:paragraph-rsid="00760cbb" style:font-size-asian="10pt" style:font-weight-asian="bold" style:font-size-complex="10pt" style:font-weight-complex="bold"/>
    </style:style>
    <style:style style:name="P2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6667d9" officeooo:paragraph-rsid="007762f6" style:font-size-asian="10pt" style:font-weight-asian="bold" style:font-size-complex="10pt" style:font-weight-complex="bold"/>
    </style:style>
    <style:style style:name="P2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670753" officeooo:paragraph-rsid="007762f6" style:font-size-asian="10pt" style:font-weight-asian="bold" style:font-size-complex="10pt" style:font-weight-complex="bold"/>
    </style:style>
    <style:style style:name="P2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670753" officeooo:paragraph-rsid="0077c864" style:font-size-asian="10pt" style:font-weight-asian="bold" style:font-size-complex="10pt" style:font-weight-complex="bold"/>
    </style:style>
    <style:style style:name="P2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943cbd" officeooo:paragraph-rsid="00943cbd" style:font-size-asian="10pt" style:font-weight-asian="bold" style:font-size-complex="10pt" style:font-weight-complex="bold"/>
    </style:style>
    <style:style style:name="P2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8e32bd" style:font-size-asian="10pt" style:font-weight-asian="normal" style:font-size-complex="10pt" style:font-weight-complex="normal"/>
    </style:style>
    <style:style style:name="P2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0fffbf" style:font-size-asian="10pt" style:font-weight-asian="normal" style:font-size-complex="10pt" style:font-weight-complex="normal"/>
    </style:style>
    <style:style style:name="P2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102cef" style:font-size-asian="10pt" style:font-weight-asian="normal" style:font-size-complex="10pt" style:font-weight-complex="normal"/>
    </style:style>
    <style:style style:name="P2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116eb1" style:font-size-asian="10pt" style:font-weight-asian="normal" style:font-size-complex="10pt" style:font-weight-complex="normal"/>
    </style:style>
    <style:style style:name="P2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14f7fd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18c570" style:font-size-asian="10pt" style:font-weight-asian="normal" style:font-size-complex="10pt" style:font-weight-complex="normal"/>
    </style:style>
    <style:style style:name="P2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00080" style:font-size-asian="10pt" style:font-weight-asian="normal" style:font-size-complex="10pt" style:font-weight-complex="normal"/>
    </style:style>
    <style:style style:name="P2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3c289" style:font-size-asian="10pt" style:font-weight-asian="normal" style:font-size-complex="10pt" style:font-weight-complex="normal"/>
    </style:style>
    <style:style style:name="P22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851b7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9d88a" style:font-size-asian="10pt" style:font-weight-asian="normal" style:font-size-complex="10pt" style:font-weight-complex="normal"/>
    </style:style>
    <style:style style:name="P22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cfb2d" style:font-size-asian="10pt" style:font-weight-asian="normal" style:font-size-complex="10pt" style:font-weight-complex="normal"/>
    </style:style>
    <style:style style:name="P22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fd416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29f4b" style:font-size-asian="10pt" style:font-weight-asian="normal" style:font-size-complex="10pt" style:font-weight-complex="normal"/>
    </style:style>
    <style:style style:name="P22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46434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7ee68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a790f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da44f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7762f6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40eae5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4146c0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443a71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44b27d" style:font-size-asian="10pt" style:font-weight-asian="normal" style:font-size-complex="10pt" style:font-weight-complex="normal"/>
    </style:style>
    <style:style style:name="P23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JetBrains Mono" fo:font-size="10pt" fo:font-weight="normal" officeooo:paragraph-rsid="0018c570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2cfb2d" officeooo:paragraph-rsid="0030fb4f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943cbd" officeooo:paragraph-rsid="00943cbd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0fffbf" style:font-name-asian="Times New Roman1" style:font-size-asian="10pt" style:font-weight-asian="normal" style:font-name-complex="Times New Roman1" style:font-size-complex="10pt" style:font-weight-complex="normal"/>
    </style:style>
    <style:style style:name="P2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102cef" style:font-name-asian="Times New Roman1" style:font-size-asian="10pt" style:font-weight-asian="normal" style:font-name-complex="Times New Roman1" style:font-size-complex="10pt" style:font-weight-complex="normal"/>
    </style:style>
    <style:style style:name="P2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116eb1" style:font-name-asian="Times New Roman1" style:font-size-asian="10pt" style:font-weight-asian="normal" style:font-name-complex="Times New Roman1" style:font-size-complex="10pt" style:font-weight-complex="normal"/>
    </style:style>
    <style:style style:name="P2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14f7fd" style:font-name-asian="Times New Roman1" style:font-size-asian="10pt" style:font-weight-asian="normal" style:font-name-complex="Times New Roman1" style:font-size-complex="10pt" style:font-weight-complex="normal"/>
    </style:style>
    <style:style style:name="P2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18c570" style:font-name-asian="Times New Roman1" style:font-size-asian="10pt" style:font-weight-asian="normal" style:font-name-complex="Times New Roman1" style:font-size-complex="10pt" style:font-weight-complex="normal"/>
    </style:style>
    <style:style style:name="P2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00080" style:font-name-asian="Times New Roman1" style:font-size-asian="10pt" style:font-weight-asian="normal" style:font-name-complex="Times New Roman1" style:font-size-complex="10pt" style:font-weight-complex="normal"/>
    </style:style>
    <style:style style:name="P24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3c289" style:font-name-asian="Times New Roman1" style:font-size-asian="10pt" style:font-weight-asian="normal" style:font-name-complex="Times New Roman1" style:font-size-complex="10pt" style:font-weight-complex="normal"/>
    </style:style>
    <style:style style:name="P24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9d88a" style:font-name-asian="Times New Roman1" style:font-size-asian="10pt" style:font-weight-asian="normal" style:font-name-complex="Times New Roman1" style:font-size-complex="10pt" style:font-weight-complex="normal"/>
    </style:style>
    <style:style style:name="P24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cfb2d" style:font-name-asian="Times New Roman1" style:font-size-asian="10pt" style:font-weight-asian="normal" style:font-name-complex="Times New Roman1" style:font-size-complex="10pt" style:font-weight-complex="normal"/>
    </style:style>
    <style:style style:name="P24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2fd416" style:font-name-asian="Times New Roman1" style:font-size-asian="10pt" style:font-weight-asian="normal" style:font-name-complex="Times New Roman1" style:font-size-complex="10pt" style:font-weight-complex="normal"/>
    </style:style>
    <style:style style:name="P2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29f4b" style:font-name-asian="Times New Roman1" style:font-size-asian="10pt" style:font-weight-asian="normal" style:font-name-complex="Times New Roman1" style:font-size-complex="10pt" style:font-weight-complex="normal"/>
    </style:style>
    <style:style style:name="P25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46434" style:font-name-asian="Times New Roman1" style:font-size-asian="10pt" style:font-weight-asian="normal" style:font-name-complex="Times New Roman1" style:font-size-complex="10pt" style:font-weight-complex="normal"/>
    </style:style>
    <style:style style:name="P25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7ee68" style:font-name-asian="Times New Roman1" style:font-size-asian="10pt" style:font-weight-asian="normal" style:font-name-complex="Times New Roman1" style:font-size-complex="10pt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a790f" style:font-name-asian="Times New Roman1" style:font-size-asian="10pt" style:font-weight-asian="normal" style:font-name-complex="Times New Roman1" style:font-size-complex="10pt" style:font-weight-complex="normal"/>
    </style:style>
    <style:style style:name="P25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3da44f" style:font-name-asian="Times New Roman1" style:font-size-asian="10pt" style:font-weight-asian="normal" style:font-name-complex="Times New Roman1" style:font-size-complex="10pt" style:font-weight-complex="normal"/>
    </style:style>
    <style:style style:name="P25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40eae5" style:font-name-asian="Times New Roman1" style:font-size-asian="10pt" style:font-weight-asian="normal" style:font-name-complex="Times New Roman1" style:font-size-complex="10pt" style:font-weight-complex="normal"/>
    </style:style>
    <style:style style:name="P25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4146c0" style:font-name-asian="Times New Roman1" style:font-size-asian="10pt" style:font-weight-asian="normal" style:font-name-complex="Times New Roman1" style:font-size-complex="10pt" style:font-weight-complex="normal"/>
    </style:style>
    <style:style style:name="P25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443a71" style:font-name-asian="Times New Roman1" style:font-size-asian="10pt" style:font-weight-asian="normal" style:font-name-complex="Times New Roman1" style:font-size-complex="10pt" style:font-weight-complex="normal"/>
    </style:style>
    <style:style style:name="P25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44b27d" style:font-name-asian="Times New Roman1" style:font-size-asian="10pt" style:font-weight-asian="normal" style:font-name-complex="Times New Roman1" style:font-size-complex="10pt" style:font-weight-complex="normal"/>
    </style:style>
    <style:style style:name="P25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18c570" style:font-name-asian="Times New Roman1" style:font-size-asian="10pt" style:font-weight-asian="normal" style:font-name-complex="Times New Roman1" style:font-size-complex="10pt" style:font-weight-complex="normal"/>
    </style:style>
    <style:style style:name="P26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200080" style:font-name-asian="Times New Roman1" style:font-size-asian="10pt" style:font-weight-asian="normal" style:font-name-complex="Times New Roman1" style:font-size-complex="10pt" style:font-weight-complex="normal"/>
    </style:style>
    <style:style style:name="P26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23c289" style:font-name-asian="Times New Roman1" style:font-size-asian="10pt" style:font-weight-asian="normal" style:font-name-complex="Times New Roman1" style:font-size-complex="10pt" style:font-weight-complex="normal"/>
    </style:style>
    <style:style style:name="P26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29d88a" style:font-name-asian="Times New Roman1" style:font-size-asian="10pt" style:font-weight-asian="normal" style:font-name-complex="Times New Roman1" style:font-size-complex="10pt" style:font-weight-complex="normal"/>
    </style:style>
    <style:style style:name="P26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2cfb2d" style:font-name-asian="Times New Roman1" style:font-size-asian="10pt" style:font-weight-asian="normal" style:font-name-complex="Times New Roman1" style:font-size-complex="10pt" style:font-weight-complex="normal"/>
    </style:style>
    <style:style style:name="P26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2fd416" style:font-name-asian="Times New Roman1" style:font-size-asian="10pt" style:font-weight-asian="normal" style:font-name-complex="Times New Roman1" style:font-size-complex="10pt" style:font-weight-complex="normal"/>
    </style:style>
    <style:style style:name="P26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329f4b" style:font-name-asian="Times New Roman1" style:font-size-asian="10pt" style:font-weight-asian="normal" style:font-name-complex="Times New Roman1" style:font-size-complex="10pt" style:font-weight-complex="normal"/>
    </style:style>
    <style:style style:name="P26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346434" style:font-name-asian="Times New Roman1" style:font-size-asian="10pt" style:font-weight-asian="normal" style:font-name-complex="Times New Roman1" style:font-size-complex="10pt" style:font-weight-complex="normal"/>
    </style:style>
    <style:style style:name="P26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37ee68" style:font-name-asian="Times New Roman1" style:font-size-asian="10pt" style:font-weight-asian="normal" style:font-name-complex="Times New Roman1" style:font-size-complex="10pt" style:font-weight-complex="normal"/>
    </style:style>
    <style:style style:name="P26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3a790f" style:font-name-asian="Times New Roman1" style:font-size-asian="10pt" style:font-weight-asian="normal" style:font-name-complex="Times New Roman1" style:font-size-complex="10pt" style:font-weight-complex="normal"/>
    </style:style>
    <style:style style:name="P26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3da44f" style:font-name-asian="Times New Roman1" style:font-size-asian="10pt" style:font-weight-asian="normal" style:font-name-complex="Times New Roman1" style:font-size-complex="10pt" style:font-weight-complex="normal"/>
    </style:style>
    <style:style style:name="P27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40eae5" style:font-name-asian="Times New Roman1" style:font-size-asian="10pt" style:font-weight-asian="normal" style:font-name-complex="Times New Roman1" style:font-size-complex="10pt" style:font-weight-complex="normal"/>
    </style:style>
    <style:style style:name="P27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4146c0" style:font-name-asian="Times New Roman1" style:font-size-asian="10pt" style:font-weight-asian="normal" style:font-name-complex="Times New Roman1" style:font-size-complex="10pt" style:font-weight-complex="normal"/>
    </style:style>
    <style:style style:name="P27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443a71" style:font-name-asian="Times New Roman1" style:font-size-asian="10pt" style:font-weight-asian="normal" style:font-name-complex="Times New Roman1" style:font-size-complex="10pt" style:font-weight-complex="normal"/>
    </style:style>
    <style:style style:name="P27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116eb1" officeooo:paragraph-rsid="0044b27d" style:font-name-asian="Times New Roman1" style:font-size-asian="10pt" style:font-weight-asian="normal" style:font-name-complex="Times New Roman1" style:font-size-complex="10pt" style:font-weight-complex="normal"/>
    </style:style>
    <style:style style:name="P27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officeooo:paragraph-rsid="000fffbf" style:font-name-asian="Times New Roman1" style:font-size-asian="14pt" style:font-name-complex="Times New Roman1" style:font-size-complex="12pt"/>
    </style:style>
    <style:style style:name="P27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officeooo:paragraph-rsid="000fffbf" style:font-name-asian="Times New Roman1" style:font-size-asian="14pt" style:font-name-complex="Times New Roman1" style:font-size-complex="12pt"/>
    </style:style>
    <style:style style:name="P27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fffbf" style:font-name-asian="Times New Roman1" style:font-size-asian="14pt" style:font-name-complex="Times New Roman1" style:font-size-complex="12pt"/>
    </style:style>
    <style:style style:name="P27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font-weight="bold" officeooo:paragraph-rsid="000fffbf" style:font-name-asian="Times New Roman1" style:font-size-asian="12pt" style:font-weight-asian="bold" style:font-name-complex="Times New Roman1" style:font-size-complex="12pt"/>
    </style:style>
    <style:style style:name="P27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officeooo:paragraph-rsid="000fffbf" style:font-name-asian="Times New Roman1" style:font-size-asian="12pt" style:font-name-complex="Times New Roman1" style:font-size-complex="12pt"/>
    </style:style>
    <style:style style:name="P27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officeooo:paragraph-rsid="000fffbf" style:font-name-asian="Times New Roman1" style:font-size-asian="12pt" style:font-name-complex="Times New Roman1" style:font-size-complex="12pt"/>
    </style:style>
    <style:style style:name="P28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officeooo:paragraph-rsid="000fffbf" style:font-name-asian="Times New Roman1" style:font-size-asian="12pt" style:font-name-complex="Times New Roman1" style:font-size-complex="12pt"/>
    </style:style>
    <style:style style:name="P281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4ca787"/>
    </style:style>
    <style:style style:name="P28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officeooo:paragraph-rsid="000fffbf"/>
    </style:style>
    <style:style style:name="P283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8e32bd" style:font-size-asian="10pt" style:font-weight-asian="normal" style:font-size-complex="10pt" style:font-weight-complex="normal"/>
    </style:style>
    <style:style style:name="P284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paragraph-rsid="008e32bd" style:font-size-asian="10pt" style:font-weight-asian="normal" style:font-size-complex="10pt" style:font-weight-complex="normal"/>
    </style:style>
    <style:style style:name="P285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normal" officeooo:rsid="00943cbd" officeooo:paragraph-rsid="00943cbd" style:font-size-asian="10pt" style:font-weight-asian="normal" style:font-size-complex="10pt" style:font-weight-complex="normal"/>
    </style:style>
    <style:style style:name="P28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4146c0" style:font-size-asian="10pt" style:font-weight-asian="bold" style:font-size-complex="10pt" style:font-weight-complex="bold"/>
    </style:style>
    <style:style style:name="P28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paragraph-rsid="0044b27d" style:font-size-asian="10pt" style:font-weight-asian="bold" style:font-size-complex="10pt" style:font-weight-complex="bold"/>
    </style:style>
    <style:style style:name="P288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289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290" style:family="paragraph">
      <style:paragraph-properties style:text-autospace="none"/>
      <style:text-properties style:font-name="F"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font-weight="bold" officeooo:rsid="004ca787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130a8"/>
    </style:style>
    <style:style style:name="T6" style:family="text">
      <style:text-properties fo:language="en" fo:country="US" officeooo:rsid="0016c109"/>
    </style:style>
    <style:style style:name="T7" style:family="text">
      <style:text-properties fo:language="en" fo:country="US" officeooo:rsid="002fd416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0722008" style:font-weight-asian="bold" style:font-weight-complex="bold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normal" officeooo:rsid="002cfb2d" style:font-weight-asian="normal" style:font-weight-complex="normal"/>
    </style:style>
    <style:style style:name="T12" style:family="text">
      <style:text-properties fo:language="en" fo:country="US" fo:font-weight="normal" officeooo:rsid="001e9f74" style:font-weight-asian="normal" style:font-weight-complex="normal"/>
    </style:style>
    <style:style style:name="T13" style:family="text">
      <style:text-properties fo:language="en" fo:country="US" fo:font-weight="normal" officeooo:rsid="0020ea8c" style:font-weight-asian="normal" style:font-weight-complex="normal"/>
    </style:style>
    <style:style style:name="T14" style:family="text">
      <style:text-properties fo:language="en" fo:country="US" fo:font-weight="normal" officeooo:rsid="005ded9c" style:font-weight-asian="normal" style:font-weight-complex="normal"/>
    </style:style>
    <style:style style:name="T15" style:family="text">
      <style:text-properties fo:language="en" fo:country="US" fo:font-weight="normal" officeooo:rsid="0029d88a" style:font-weight-asian="normal" style:font-weight-complex="normal"/>
    </style:style>
    <style:style style:name="T16" style:family="text">
      <style:text-properties fo:language="en" fo:country="US" fo:font-weight="normal" officeooo:rsid="00346434" style:font-weight-asian="normal" style:font-weight-complex="normal"/>
    </style:style>
    <style:style style:name="T17" style:family="text">
      <style:text-properties fo:language="en" fo:country="US" fo:font-weight="normal" officeooo:rsid="0037de2b" style:font-weight-asian="normal" style:font-weight-complex="normal"/>
    </style:style>
    <style:style style:name="T18" style:family="text">
      <style:text-properties fo:language="en" fo:country="US" fo:font-weight="normal" officeooo:rsid="003a790f" style:font-weight-asian="normal" style:font-weight-complex="normal"/>
    </style:style>
    <style:style style:name="T19" style:family="text">
      <style:text-properties fo:language="en" fo:country="US" fo:font-weight="normal" officeooo:rsid="006223ca" style:font-weight-asian="normal" style:font-weight-complex="normal"/>
    </style:style>
    <style:style style:name="T20" style:family="text">
      <style:text-properties fo:language="en" fo:country="US" fo:font-weight="normal" officeooo:rsid="00722008" style:font-weight-asian="normal" style:font-weight-complex="normal"/>
    </style:style>
    <style:style style:name="T21" style:family="text">
      <style:text-properties fo:language="en" fo:country="US" fo:font-weight="normal" officeooo:rsid="006991be" style:font-weight-asian="normal" style:font-weight-complex="normal"/>
    </style:style>
    <style:style style:name="T22" style:family="text">
      <style:text-properties fo:language="en" fo:country="US" fo:font-weight="normal" officeooo:rsid="005ac2ea" style:font-weight-asian="normal" style:font-weight-complex="normal"/>
    </style:style>
    <style:style style:name="T23" style:family="text">
      <style:text-properties fo:language="en" fo:country="US" fo:font-weight="normal" officeooo:rsid="005cfb1d" style:font-weight-asian="normal" style:font-weight-complex="normal"/>
    </style:style>
    <style:style style:name="T24" style:family="text">
      <style:text-properties fo:language="en" fo:country="US" fo:font-weight="normal" officeooo:rsid="0023c289" style:font-weight-asian="normal" style:font-weight-complex="normal"/>
    </style:style>
    <style:style style:name="T25" style:family="text">
      <style:text-properties fo:language="en" fo:country="US" fo:font-weight="normal" officeooo:rsid="0063199f" style:font-weight-asian="normal" style:font-weight-complex="normal"/>
    </style:style>
    <style:style style:name="T26" style:family="text">
      <style:text-properties fo:language="en" fo:country="US" fo:font-weight="normal" officeooo:rsid="003da44f" style:font-weight-asian="normal" style:font-weight-complex="normal"/>
    </style:style>
    <style:style style:name="T27" style:family="text">
      <style:text-properties fo:language="en" fo:country="US" fo:font-weight="normal" officeooo:rsid="009c49c8" style:font-weight-asian="normal" style:font-weight-complex="normal"/>
    </style:style>
    <style:style style:name="T28" style:family="text">
      <style:text-properties fo:language="en" fo:country="US" fo:font-weight="normal" fo:background-color="#dcdcdc" loext:char-shading-value="0" style:font-weight-asian="normal" style:font-weight-complex="normal"/>
    </style:style>
    <style:style style:name="T29" style:family="text">
      <style:text-properties fo:language="en" fo:country="US" fo:font-weight="normal" officeooo:rsid="0077c864" fo:background-color="#dcdcdc" loext:char-shading-value="0" style:font-weight-asian="normal" style:font-weight-complex="normal"/>
    </style:style>
    <style:style style:name="T30" style:family="text">
      <style:text-properties fo:language="en" fo:country="US" fo:font-weight="normal" officeooo:rsid="005c84e7" fo:background-color="#dcdcdc" loext:char-shading-value="0" style:font-weight-asian="normal" style:font-weight-complex="normal"/>
    </style:style>
    <style:style style:name="T31" style:family="text">
      <style:text-properties fo:language="en" fo:country="US" fo:font-weight="normal" officeooo:rsid="005ac2ea" fo:background-color="#dcdcdc" loext:char-shading-value="0" style:font-weight-asian="normal" style:font-weight-complex="normal"/>
    </style:style>
    <style:style style:name="T32" style:family="text">
      <style:text-properties fo:language="en" fo:country="US" fo:font-weight="normal" officeooo:rsid="001130a8" fo:background-color="#dcdcdc" loext:char-shading-value="0" style:font-weight-asian="normal" style:font-weight-complex="normal"/>
    </style:style>
    <style:style style:name="T33" style:family="text">
      <style:text-properties fo:language="en" fo:country="US" fo:font-weight="normal" officeooo:rsid="006991be" fo:background-color="#dcdcdc" loext:char-shading-value="0" style:font-weight-asian="normal" style:font-weight-complex="normal"/>
    </style:style>
    <style:style style:name="T34" style:family="text">
      <style:text-properties fo:language="en" fo:country="US" fo:font-weight="normal" officeooo:rsid="00116eb1" fo:background-color="#dcdcdc" loext:char-shading-value="0" style:font-weight-asian="normal" style:font-weight-complex="normal"/>
    </style:style>
    <style:style style:name="T35" style:family="text">
      <style:text-properties fo:language="en" fo:country="US" fo:font-weight="normal" officeooo:rsid="0014f7fd" fo:background-color="#dcdcdc" loext:char-shading-value="0" style:font-weight-asian="normal" style:font-weight-complex="normal"/>
    </style:style>
    <style:style style:name="T36" style:family="text">
      <style:text-properties fo:language="en" fo:country="US" fo:font-weight="normal" officeooo:rsid="00607cc3" fo:background-color="#dcdcdc" loext:char-shading-value="0" style:font-weight-asian="normal" style:font-weight-complex="normal"/>
    </style:style>
    <style:style style:name="T37" style:family="text">
      <style:text-properties fo:language="en" fo:country="US" fo:font-weight="normal" officeooo:rsid="001ab361" fo:background-color="#dcdcdc" loext:char-shading-value="0" style:font-weight-asian="normal" style:font-weight-complex="normal"/>
    </style:style>
    <style:style style:name="T38" style:family="text">
      <style:text-properties fo:language="en" fo:country="US" fo:font-weight="normal" officeooo:rsid="005ded9c" fo:background-color="#dcdcdc" loext:char-shading-value="0" style:font-weight-asian="normal" style:font-weight-complex="normal"/>
    </style:style>
    <style:style style:name="T39" style:family="text">
      <style:text-properties fo:language="en" fo:country="US" fo:font-weight="normal" officeooo:rsid="001def18" fo:background-color="#dcdcdc" loext:char-shading-value="0" style:font-weight-asian="normal" style:font-weight-complex="normal"/>
    </style:style>
    <style:style style:name="T40" style:family="text">
      <style:text-properties fo:language="en" fo:country="US" fo:font-weight="normal" officeooo:rsid="00760cbb" fo:background-color="#dcdcdc" loext:char-shading-value="0" style:font-weight-asian="normal" style:font-weight-complex="normal"/>
    </style:style>
    <style:style style:name="T41" style:family="text">
      <style:text-properties fo:language="en" fo:country="US" fo:font-weight="normal" officeooo:rsid="005cfb1d" fo:background-color="#dcdcdc" loext:char-shading-value="0" style:font-weight-asian="normal" style:font-weight-complex="normal"/>
    </style:style>
    <style:style style:name="T42" style:family="text">
      <style:text-properties fo:language="en" fo:country="US" fo:font-weight="normal" officeooo:rsid="0020ea8c" fo:background-color="#dcdcdc" loext:char-shading-value="0" style:font-weight-asian="normal" style:font-weight-complex="normal"/>
    </style:style>
    <style:style style:name="T43" style:family="text">
      <style:text-properties fo:language="en" fo:country="US" fo:font-weight="normal" officeooo:rsid="0023c289" fo:background-color="#dcdcdc" loext:char-shading-value="0" style:font-weight-asian="normal" style:font-weight-complex="normal"/>
    </style:style>
    <style:style style:name="T44" style:family="text">
      <style:text-properties fo:language="en" fo:country="US" fo:font-weight="normal" officeooo:rsid="002851b7" fo:background-color="#dcdcdc" loext:char-shading-value="0" style:font-weight-asian="normal" style:font-weight-complex="normal"/>
    </style:style>
    <style:style style:name="T45" style:family="text">
      <style:text-properties fo:language="en" fo:country="US" fo:font-weight="normal" officeooo:rsid="0029d88a" fo:background-color="#dcdcdc" loext:char-shading-value="0" style:font-weight-asian="normal" style:font-weight-complex="normal"/>
    </style:style>
    <style:style style:name="T46" style:family="text">
      <style:text-properties fo:language="en" fo:country="US" fo:font-weight="normal" officeooo:rsid="002cfb2d" fo:background-color="#dcdcdc" loext:char-shading-value="0" style:font-weight-asian="normal" style:font-weight-complex="normal"/>
    </style:style>
    <style:style style:name="T47" style:family="text">
      <style:text-properties fo:language="en" fo:country="US" fo:font-weight="normal" officeooo:rsid="0063199f" fo:background-color="#dcdcdc" loext:char-shading-value="0" style:font-weight-asian="normal" style:font-weight-complex="normal"/>
    </style:style>
    <style:style style:name="T48" style:family="text">
      <style:text-properties fo:language="en" fo:country="US" fo:font-weight="normal" officeooo:rsid="002a72ea" fo:background-color="#dcdcdc" loext:char-shading-value="0" style:font-weight-asian="normal" style:font-weight-complex="normal"/>
    </style:style>
    <style:style style:name="T49" style:family="text">
      <style:text-properties fo:language="en" fo:country="US" fo:font-weight="normal" officeooo:rsid="006223ca" fo:background-color="#dcdcdc" loext:char-shading-value="0" style:font-weight-asian="normal" style:font-weight-complex="normal"/>
    </style:style>
    <style:style style:name="T50" style:family="text">
      <style:text-properties fo:language="en" fo:country="US" fo:font-weight="normal" officeooo:rsid="0031a117" fo:background-color="#dcdcdc" loext:char-shading-value="0" style:font-weight-asian="normal" style:font-weight-complex="normal"/>
    </style:style>
    <style:style style:name="T51" style:family="text">
      <style:text-properties fo:language="en" fo:country="US" fo:font-weight="normal" officeooo:rsid="003a790f" fo:background-color="#dcdcdc" loext:char-shading-value="0" style:font-weight-asian="normal" style:font-weight-complex="normal"/>
    </style:style>
    <style:style style:name="T52" style:family="text">
      <style:text-properties fo:language="en" fo:country="US" fo:font-weight="normal" officeooo:rsid="007762f6" fo:background-color="#dcdcdc" loext:char-shading-value="0" style:font-weight-asian="normal" style:font-weight-complex="normal"/>
    </style:style>
    <style:style style:name="T53" style:family="text">
      <style:text-properties fo:language="en" fo:country="US" fo:font-weight="normal" officeooo:rsid="003da44f" fo:background-color="#dcdcdc" loext:char-shading-value="0" style:font-weight-asian="normal" style:font-weight-complex="normal"/>
    </style:style>
    <style:style style:name="T54" style:family="text">
      <style:text-properties fo:language="en" fo:country="US" fo:font-weight="normal" officeooo:rsid="00644050" fo:background-color="#dcdcdc" loext:char-shading-value="0" style:font-weight-asian="normal" style:font-weight-complex="normal"/>
    </style:style>
    <style:style style:name="T55" style:family="text">
      <style:text-properties fo:language="en" fo:country="US" fo:font-weight="normal" officeooo:rsid="007b17fe" fo:background-color="#dcdcdc" loext:char-shading-value="0" style:font-weight-asian="normal" style:font-weight-complex="normal"/>
    </style:style>
    <style:style style:name="T56" style:family="text">
      <style:text-properties fo:language="en" fo:country="US" fo:font-weight="normal" officeooo:rsid="0040eae5" fo:background-color="#dcdcdc" loext:char-shading-value="0" style:font-weight-asian="normal" style:font-weight-complex="normal"/>
    </style:style>
    <style:style style:name="T57" style:family="text">
      <style:text-properties fo:language="en" fo:country="US" fo:font-weight="normal" officeooo:rsid="004161a6" fo:background-color="#dcdcdc" loext:char-shading-value="0" style:font-weight-asian="normal" style:font-weight-complex="normal"/>
    </style:style>
    <style:style style:name="T58" style:family="text">
      <style:text-properties fo:language="en" fo:country="US" fo:font-weight="normal" officeooo:rsid="0044b27d" fo:background-color="#dcdcdc" loext:char-shading-value="0" style:font-weight-asian="normal" style:font-weight-complex="normal"/>
    </style:style>
    <style:style style:name="T59" style:family="text">
      <style:text-properties fo:language="en" fo:country="US" fo:font-weight="normal" officeooo:rsid="00443a71" fo:background-color="#dcdcdc" loext:char-shading-value="0" style:font-weight-asian="normal" style:font-weight-complex="normal"/>
    </style:style>
    <style:style style:name="T60" style:family="text">
      <style:text-properties fo:language="en" fo:country="US" fo:font-weight="normal" officeooo:rsid="00450571" fo:background-color="#dcdcdc" loext:char-shading-value="0" style:font-weight-asian="normal" style:font-weight-complex="normal"/>
    </style:style>
    <style:style style:name="T61" style:family="text">
      <style:text-properties fo:language="en" fo:country="US" officeooo:rsid="006f7775"/>
    </style:style>
    <style:style style:name="T62" style:family="text">
      <style:text-properties fo:language="en" fo:country="US" fo:background-color="#dcdcdc" loext:char-shading-value="0"/>
    </style:style>
    <style:style style:name="T63" style:family="text">
      <style:text-properties fo:language="en" fo:country="US" officeooo:rsid="007762f6" fo:background-color="#dcdcdc" loext:char-shading-value="0"/>
    </style:style>
    <style:style style:name="T64" style:family="text">
      <style:text-properties fo:language="en" fo:country="US" officeooo:rsid="006f7775" fo:background-color="#dcdcdc" loext:char-shading-value="0"/>
    </style:style>
    <style:style style:name="T65" style:family="text">
      <style:text-properties fo:language="en" fo:country="US" officeooo:rsid="0016c109" fo:background-color="#dcdcdc" loext:char-shading-value="0"/>
    </style:style>
    <style:style style:name="T66" style:family="text">
      <style:text-properties fo:language="en" fo:country="US" fo:font-style="normal" fo:font-weight="normal" officeooo:rsid="00722008" fo:background-color="#dcdcdc" loext:char-shading-value="0" style:font-style-asian="normal" style:font-weight-asian="normal" style:font-style-complex="normal" style:font-weight-complex="normal"/>
    </style:style>
    <style:style style:name="T67" style:family="text">
      <style:text-properties fo:language="en" fo:country="US" fo:font-style="normal" fo:font-weight="normal" officeooo:rsid="0014f7fd" fo:background-color="#dcdcdc" loext:char-shading-value="0" style:font-style-asian="normal" style:font-weight-asian="normal" style:font-style-complex="normal" style:font-weight-complex="normal"/>
    </style:style>
    <style:style style:name="T68" style:family="text">
      <style:text-properties fo:language="en" fo:country="US" fo:font-style="normal" fo:font-weight="normal" officeooo:rsid="0029d88a" fo:background-color="#dcdcdc" loext:char-shading-value="0" style:font-style-asian="normal" style:font-weight-asian="normal" style:font-style-complex="normal" style:font-weight-complex="normal"/>
    </style:style>
    <style:style style:name="T69" style:family="text">
      <style:text-properties fo:language="en" fo:country="US" fo:font-style="normal" fo:font-weight="normal" officeooo:rsid="002a72ea" fo:background-color="#dcdcdc" loext:char-shading-value="0" style:font-style-asian="normal" style:font-weight-asian="normal" style:font-style-complex="normal" style:font-weight-complex="normal"/>
    </style:style>
    <style:style style:name="T70" style:family="text">
      <style:text-properties fo:language="en" fo:country="US" fo:font-style="normal" fo:font-weight="normal" officeooo:rsid="0020ea8c" fo:background-color="#dcdcdc" loext:char-shading-value="0" style:font-style-asian="normal" style:font-weight-asian="normal" style:font-style-complex="normal" style:font-weight-complex="normal"/>
    </style:style>
    <style:style style:name="T71" style:family="text">
      <style:text-properties fo:language="en" fo:country="US" fo:font-style="normal" fo:font-weight="normal" officeooo:rsid="002851b7" fo:background-color="#dcdcdc" loext:char-shading-value="0" style:font-style-asian="normal" style:font-weight-asian="normal" style:font-style-complex="normal" style:font-weight-complex="normal"/>
    </style:style>
    <style:style style:name="T72" style:family="text">
      <style:text-properties fo:language="en" fo:country="US" fo:font-style="normal" fo:font-weight="normal" officeooo:rsid="002cfb2d" fo:background-color="#dcdcdc" loext:char-shading-value="0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normal" fo:font-weight="normal" officeooo:rsid="0031a117" fo:background-color="#dcdcdc" loext:char-shading-value="0" style:font-style-asian="normal" style:font-weight-asian="normal" style:font-style-complex="normal" style:font-weight-complex="normal"/>
    </style:style>
    <style:style style:name="T74" style:family="text">
      <style:text-properties fo:language="en" fo:country="US" fo:font-style="normal" fo:font-weight="normal" officeooo:rsid="006223ca" fo:background-color="#dcdcdc" loext:char-shading-value="0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style="normal" fo:font-weight="normal" officeooo:rsid="0063199f" fo:background-color="#dcdcdc" loext:char-shading-value="0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07762f6" fo:background-color="#dcdcdc" loext:char-shading-value="0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03da44f" fo:background-color="#dcdcdc" loext:char-shading-value="0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fo:font-weight="normal" officeooo:rsid="00644050" fo:background-color="#dcdcdc" loext:char-shading-value="0" style:font-style-asian="normal" style:font-weight-asian="normal" style:font-style-complex="normal" style:font-weight-complex="normal"/>
    </style:style>
    <style:style style:name="T79" style:family="text">
      <style:text-properties fo:language="en" fo:country="US" fo:font-style="normal" fo:font-weight="normal" officeooo:rsid="004161a6" fo:background-color="#dcdcdc" loext:char-shading-value="0" style:font-style-asian="normal" style:font-weight-asian="normal" style:font-style-complex="normal" style:font-weight-complex="normal"/>
    </style:style>
    <style:style style:name="T80" style:family="text">
      <style:text-properties fo:language="en" fo:country="US" style:text-underline-style="none" fo:font-weight="normal" officeooo:rsid="005ac2ea" fo:background-color="#dcdcdc" loext:char-shading-value="0" style:font-weight-asian="normal" style:font-weight-complex="normal"/>
    </style:style>
    <style:style style:name="T81" style:family="text">
      <style:text-properties fo:language="en" fo:country="US" fo:font-style="italic" fo:font-weight="normal" officeooo:rsid="00722008" fo:background-color="#dcdcdc" loext:char-shading-value="0" style:font-style-asian="italic" style:font-weight-asian="normal" style:font-style-complex="italic" style:font-weight-complex="normal"/>
    </style:style>
    <style:style style:name="T82" style:family="text">
      <style:text-properties fo:language="ru" fo:country="RU"/>
    </style:style>
    <style:style style:name="T83" style:family="text">
      <style:text-properties fo:language="ru" fo:country="RU" officeooo:rsid="00116eb1"/>
    </style:style>
    <style:style style:name="T84" style:family="text">
      <style:text-properties fo:language="ru" fo:country="RU" officeooo:rsid="0016c109"/>
    </style:style>
    <style:style style:name="T85" style:family="text">
      <style:text-properties fo:language="ru" fo:country="RU" officeooo:rsid="0017926f"/>
    </style:style>
    <style:style style:name="T86" style:family="text">
      <style:text-properties fo:language="ru" fo:country="RU" officeooo:rsid="0018c570"/>
    </style:style>
    <style:style style:name="T87" style:family="text">
      <style:text-properties fo:language="ru" fo:country="RU" officeooo:rsid="001d4118"/>
    </style:style>
    <style:style style:name="T88" style:family="text">
      <style:text-properties fo:language="ru" fo:country="RU" officeooo:rsid="001def18"/>
    </style:style>
    <style:style style:name="T89" style:family="text">
      <style:text-properties fo:language="ru" fo:country="RU" officeooo:rsid="0021ecb1"/>
    </style:style>
    <style:style style:name="T90" style:family="text">
      <style:text-properties fo:language="ru" fo:country="RU" officeooo:rsid="002ba93a"/>
    </style:style>
    <style:style style:name="T91" style:family="text">
      <style:text-properties fo:language="ru" fo:country="RU" officeooo:rsid="002fd416"/>
    </style:style>
    <style:style style:name="T92" style:family="text">
      <style:text-properties fo:language="ru" fo:country="RU" officeooo:rsid="003da44f"/>
    </style:style>
    <style:style style:name="T93" style:family="text">
      <style:text-properties fo:language="ru" fo:country="RU" fo:font-weight="bold" officeooo:rsid="00106f38" style:font-weight-asian="bold" style:font-weight-complex="bold"/>
    </style:style>
    <style:style style:name="T94" style:family="text">
      <style:text-properties fo:language="ru" fo:country="RU" fo:font-weight="bold" officeooo:rsid="006667d9" style:font-weight-asian="bold" style:font-weight-complex="bold"/>
    </style:style>
    <style:style style:name="T95" style:family="text">
      <style:text-properties fo:language="ru" fo:country="RU" fo:font-weight="bold" officeooo:rsid="006472da" style:font-weight-asian="bold" style:font-weight-complex="bold"/>
    </style:style>
    <style:style style:name="T96" style:family="text">
      <style:text-properties fo:language="ru" fo:country="RU" fo:font-weight="normal" officeooo:rsid="00106f38" style:font-weight-asian="normal" style:font-weight-complex="normal"/>
    </style:style>
    <style:style style:name="T97" style:family="text">
      <style:text-properties fo:language="ru" fo:country="RU" fo:font-weight="normal" officeooo:rsid="0029d88a" style:font-weight-asian="normal" style:font-weight-complex="normal"/>
    </style:style>
    <style:style style:name="T98" style:family="text">
      <style:text-properties fo:language="ru" fo:country="RU" fo:font-weight="normal" officeooo:rsid="002cfb2d" style:font-weight-asian="normal" style:font-weight-complex="normal"/>
    </style:style>
    <style:style style:name="T99" style:family="text">
      <style:text-properties fo:language="ru" fo:country="RU" fo:font-weight="normal" officeooo:rsid="0014f7fd" style:font-weight-asian="normal" style:font-weight-complex="normal"/>
    </style:style>
    <style:style style:name="T100" style:family="text">
      <style:text-properties fo:language="ru" fo:country="RU" fo:font-weight="normal" officeooo:rsid="0020ea8c" style:font-weight-asian="normal" style:font-weight-complex="normal"/>
    </style:style>
    <style:style style:name="T101" style:family="text">
      <style:text-properties fo:language="ru" fo:country="RU" fo:font-weight="normal" officeooo:rsid="005ded9c" style:font-weight-asian="normal" style:font-weight-complex="normal"/>
    </style:style>
    <style:style style:name="T102" style:family="text">
      <style:text-properties fo:language="ru" fo:country="RU" fo:font-weight="normal" officeooo:rsid="0023c289" style:font-weight-asian="normal" style:font-weight-complex="normal"/>
    </style:style>
    <style:style style:name="T103" style:family="text">
      <style:text-properties fo:language="ru" fo:country="RU" fo:font-weight="normal" officeooo:rsid="002851b7" style:font-weight-asian="normal" style:font-weight-complex="normal"/>
    </style:style>
    <style:style style:name="T104" style:family="text">
      <style:text-properties fo:language="ru" fo:country="RU" fo:font-weight="normal" officeooo:rsid="005f90d5" style:font-weight-asian="normal" style:font-weight-complex="normal"/>
    </style:style>
    <style:style style:name="T105" style:family="text">
      <style:text-properties fo:language="ru" fo:country="RU" fo:font-weight="normal" officeooo:rsid="0031a117" style:font-weight-asian="normal" style:font-weight-complex="normal"/>
    </style:style>
    <style:style style:name="T106" style:family="text">
      <style:text-properties fo:language="ru" fo:country="RU" fo:font-weight="normal" officeooo:rsid="003a790f" style:font-weight-asian="normal" style:font-weight-complex="normal"/>
    </style:style>
    <style:style style:name="T107" style:family="text">
      <style:text-properties fo:language="ru" fo:country="RU" fo:font-weight="normal" officeooo:rsid="003da44f" style:font-weight-asian="normal" style:font-weight-complex="normal"/>
    </style:style>
    <style:style style:name="T108" style:family="text">
      <style:text-properties fo:language="ru" fo:country="RU" fo:font-weight="normal" officeooo:rsid="003ed6dc" style:font-weight-asian="normal" style:font-weight-complex="normal"/>
    </style:style>
    <style:style style:name="T109" style:family="text">
      <style:text-properties fo:language="ru" fo:country="RU" fo:font-weight="normal" officeooo:rsid="0040eae5" style:font-weight-asian="normal" style:font-weight-complex="normal"/>
    </style:style>
    <style:style style:name="T110" style:family="text">
      <style:text-properties fo:language="ru" fo:country="RU" fo:font-weight="normal" officeooo:rsid="004161a6" style:font-weight-asian="normal" style:font-weight-complex="normal"/>
    </style:style>
    <style:style style:name="T111" style:family="text">
      <style:text-properties fo:language="ru" fo:country="RU" fo:font-weight="normal" officeooo:rsid="00450571" style:font-weight-asian="normal" style:font-weight-complex="normal"/>
    </style:style>
    <style:style style:name="T112" style:family="text">
      <style:text-properties fo:language="ru" fo:country="RU" fo:font-weight="normal" officeooo:rsid="006223ca" style:font-weight-asian="normal" style:font-weight-complex="normal"/>
    </style:style>
    <style:style style:name="T113" style:family="text">
      <style:text-properties fo:language="ru" fo:country="RU" fo:font-weight="normal" officeooo:rsid="0063199f" style:font-weight-asian="normal" style:font-weight-complex="normal"/>
    </style:style>
    <style:style style:name="T114" style:family="text">
      <style:text-properties fo:language="ru" fo:country="RU" fo:font-weight="normal" officeooo:rsid="00670753" style:font-weight-asian="normal" style:font-weight-complex="normal"/>
    </style:style>
    <style:style style:name="T115" style:family="text">
      <style:text-properties fo:language="ru" fo:country="RU" fo:font-weight="normal" officeooo:rsid="0068e287" style:font-weight-asian="normal" style:font-weight-complex="normal"/>
    </style:style>
    <style:style style:name="T116" style:family="text">
      <style:text-properties fo:language="ru" fo:country="RU" fo:font-weight="normal" officeooo:rsid="00722008" style:font-weight-asian="normal" style:font-weight-complex="normal"/>
    </style:style>
    <style:style style:name="T117" style:family="text">
      <style:text-properties fo:language="ru" fo:country="RU" fo:font-weight="normal" officeooo:rsid="0077c864" style:font-weight-asian="normal" style:font-weight-complex="normal"/>
    </style:style>
    <style:style style:name="T118" style:family="text">
      <style:text-properties fo:language="ru" fo:country="RU" fo:font-weight="normal" officeooo:rsid="00116eb1" style:font-weight-asian="normal" style:font-weight-complex="normal"/>
    </style:style>
    <style:style style:name="T119" style:family="text">
      <style:text-properties fo:language="ru" fo:country="RU" fo:font-weight="normal" officeooo:rsid="006991be" style:font-weight-asian="normal" style:font-weight-complex="normal"/>
    </style:style>
    <style:style style:name="T120" style:family="text">
      <style:text-properties fo:language="ru" fo:country="RU" fo:font-weight="normal" officeooo:rsid="005cfb1d" style:font-weight-asian="normal" style:font-weight-complex="normal"/>
    </style:style>
    <style:style style:name="T121" style:family="text">
      <style:text-properties fo:language="ru" fo:country="RU" fo:font-weight="normal" officeooo:rsid="001b104c" style:font-weight-asian="normal" style:font-weight-complex="normal"/>
    </style:style>
    <style:style style:name="T122" style:family="text">
      <style:text-properties fo:language="ru" fo:country="RU" fo:font-weight="normal" officeooo:rsid="0014f7fd" fo:background-color="#dcdcdc" loext:char-shading-value="0" style:font-weight-asian="normal" style:font-weight-complex="normal"/>
    </style:style>
    <style:style style:name="T123" style:family="text">
      <style:text-properties fo:language="ru" fo:country="RU" fo:font-weight="normal" officeooo:rsid="0023c289" fo:background-color="#dcdcdc" loext:char-shading-value="0" style:font-weight-asian="normal" style:font-weight-complex="normal"/>
    </style:style>
    <style:style style:name="T124" style:family="text">
      <style:text-properties fo:language="ru" fo:country="RU" fo:font-weight="normal" officeooo:rsid="002851b7" fo:background-color="#dcdcdc" loext:char-shading-value="0" style:font-weight-asian="normal" style:font-weight-complex="normal"/>
    </style:style>
    <style:style style:name="T125" style:family="text">
      <style:text-properties fo:language="ru" fo:country="RU" fo:font-weight="normal" officeooo:rsid="0029d88a" fo:background-color="#dcdcdc" loext:char-shading-value="0" style:font-weight-asian="normal" style:font-weight-complex="normal"/>
    </style:style>
    <style:style style:name="T126" style:family="text">
      <style:text-properties fo:language="ru" fo:country="RU" fo:font-weight="normal" officeooo:rsid="002cfb2d" fo:background-color="#dcdcdc" loext:char-shading-value="0" style:font-weight-asian="normal" style:font-weight-complex="normal"/>
    </style:style>
    <style:style style:name="T127" style:family="text">
      <style:text-properties fo:language="ru" fo:country="RU" fo:font-weight="normal" officeooo:rsid="00443a71" fo:background-color="#dcdcdc" loext:char-shading-value="0" style:font-weight-asian="normal" style:font-weight-complex="normal"/>
    </style:style>
    <style:style style:name="T128" style:family="text">
      <style:text-properties fo:language="ru" fo:country="RU" fo:font-weight="normal" officeooo:rsid="00443a71" fo:background-color="transparent" loext:char-shading-value="0" style:font-weight-asian="normal" style:font-weight-complex="normal"/>
    </style:style>
    <style:style style:name="T129" style:family="text">
      <style:text-properties fo:language="ru" fo:country="RU" officeooo:rsid="0074bee4"/>
    </style:style>
    <style:style style:name="T130" style:family="text">
      <style:text-properties fo:language="ru" fo:country="RU" officeooo:rsid="006472da"/>
    </style:style>
    <style:style style:name="T131" style:family="text">
      <style:text-properties fo:language="ru" fo:country="RU" officeooo:rsid="00106f38"/>
    </style:style>
    <style:style style:name="T132" style:family="text">
      <style:text-properties fo:language="ru" fo:country="RU" officeooo:rsid="007762f6"/>
    </style:style>
    <style:style style:name="T133" style:family="text">
      <style:text-properties fo:language="ru" fo:country="RU" style:text-underline-style="none" fo:font-weight="normal" officeooo:rsid="0072d70d" fo:background-color="#dcdcdc" loext:char-shading-value="0" style:font-weight-asian="normal" style:font-weight-complex="normal"/>
    </style:style>
    <style:style style:name="T134" style:family="text">
      <style:text-properties fo:language="ru" fo:country="RU" fo:font-style="italic" fo:font-weight="normal" officeooo:rsid="0072d70d" fo:background-color="#dcdcdc" loext:char-shading-value="0" style:font-style-asian="italic" style:font-weight-asian="normal" style:font-style-complex="italic" style:font-weight-complex="normal"/>
    </style:style>
    <style:style style:name="T135" style:family="text">
      <style:text-properties fo:language="ru" fo:country="RU" fo:background-color="#dcdcdc" loext:char-shading-value="0"/>
    </style:style>
    <style:style style:name="T136" style:family="text">
      <style:text-properties fo:language="ru" fo:country="RU" officeooo:rsid="0016c109" fo:background-color="#dcdcdc" loext:char-shading-value="0"/>
    </style:style>
    <style:style style:name="T137" style:family="text">
      <style:text-properties fo:language="ru" fo:country="RU" officeooo:rsid="00116eb1" fo:background-color="#dcdcdc" loext:char-shading-value="0"/>
    </style:style>
    <style:style style:name="T138" style:family="text">
      <style:text-properties fo:language="ru" fo:country="RU" officeooo:rsid="0018c570" fo:background-color="#dcdcdc" loext:char-shading-value="0"/>
    </style:style>
    <style:style style:name="T139" style:family="text">
      <style:text-properties style:use-window-font-color="true" loext:opacity="0%" fo:language="ru" fo:country="RU" style:letter-kerning="true" style:font-name-asian="NSimSun" style:language-asian="zh" style:country-asian="CN" style:font-name-complex="Lucida Sans1" style:language-complex="hi" style:country-complex="IN"/>
    </style:style>
    <style:style style:name="T140" style:family="text">
      <style:text-properties style:use-window-font-color="true" loext:opacity="0%" fo:language="ru" fo:country="RU" officeooo:rsid="000fffbf" style:letter-kerning="true" style:font-name-asian="NSimSun" style:language-asian="zh" style:country-asian="CN" style:font-name-complex="Lucida Sans1" style:language-complex="hi" style:country-complex="IN"/>
    </style:style>
    <style:style style:name="T141" style:family="text">
      <style:text-properties style:use-window-font-color="true" loext:opacity="0%" fo:language="ru" fo:country="RU" officeooo:rsid="0018c570" style:letter-kerning="true" style:font-name-asian="NSimSun" style:language-asian="zh" style:country-asian="CN" style:font-name-complex="Lucida Sans1" style:language-complex="hi" style:country-complex="IN"/>
    </style:style>
    <style:style style:name="T142" style:family="text">
      <style:text-properties style:use-window-font-color="true" loext:opacity="0%" fo:language="ru" fo:country="RU" officeooo:rsid="001d4118" style:letter-kerning="true" style:font-name-asian="NSimSun" style:language-asian="zh" style:country-asian="CN" style:font-name-complex="Lucida Sans1" style:language-complex="hi" style:country-complex="IN"/>
    </style:style>
    <style:style style:name="T143" style:family="text">
      <style:text-properties style:use-window-font-color="true" loext:opacity="0%" fo:language="ru" fo:country="RU" officeooo:rsid="0025b6b9" style:letter-kerning="true" style:font-name-asian="NSimSun" style:language-asian="zh" style:country-asian="CN" style:font-name-complex="Lucida Sans1" style:language-complex="hi" style:country-complex="IN"/>
    </style:style>
    <style:style style:name="T144" style:family="text">
      <style:text-properties style:use-window-font-color="true" loext:opacity="0%" fo:language="ru" fo:country="RU" officeooo:rsid="000fffbf" style:letter-kerning="true" fo:background-color="#dcdcdc" loext:char-shading-value="0" style:font-name-asian="NSimSun" style:language-asian="zh" style:country-asian="CN" style:font-name-complex="Lucida Sans1" style:language-complex="hi" style:country-complex="IN"/>
    </style:style>
    <style:style style:name="T145" style:family="text">
      <style:text-properties style:use-window-font-color="true" loext:opacity="0%" fo:language="ru" fo:country="RU" officeooo:rsid="0018c570" style:letter-kerning="true" fo:background-color="#dcdcdc" loext:char-shading-value="0" style:font-name-asian="NSimSun" style:language-asian="zh" style:country-asian="CN" style:font-name-complex="Lucida Sans1" style:language-complex="hi" style:country-complex="IN"/>
    </style:style>
    <style:style style:name="T146" style:family="text">
      <style:text-properties style:use-window-font-color="true" loext:opacity="0%" style:letter-kerning="true" style:font-name-asian="NSimSun" style:language-asian="zh" style:country-asian="CN" style:font-name-complex="Lucida Sans1" style:language-complex="hi" style:country-complex="IN"/>
    </style:style>
    <style:style style:name="T147" style:family="text">
      <style:text-properties style:use-window-font-color="true" loext:opacity="0%" officeooo:rsid="001130a8" style:letter-kerning="true" style:font-name-asian="NSimSun" style:language-asian="zh" style:country-asian="CN" style:font-name-complex="Lucida Sans1" style:language-complex="hi" style:country-complex="IN"/>
    </style:style>
    <style:style style:name="T148" style:family="text">
      <style:text-properties style:use-window-font-color="true" loext:opacity="0%" officeooo:rsid="001d4118" style:letter-kerning="true" style:font-name-asian="NSimSun" style:language-asian="zh" style:country-asian="CN" style:font-name-complex="Lucida Sans1" style:language-complex="hi" style:country-complex="IN"/>
    </style:style>
    <style:style style:name="T149" style:family="text">
      <style:text-properties style:use-window-font-color="true" loext:opacity="0%" officeooo:rsid="0021ecb1" style:letter-kerning="true" style:font-name-asian="NSimSun" style:language-asian="zh" style:country-asian="CN" style:font-name-complex="Lucida Sans1" style:language-complex="hi" style:country-complex="IN"/>
    </style:style>
    <style:style style:name="T150" style:family="text">
      <style:text-properties style:use-window-font-color="true" loext:opacity="0%" officeooo:rsid="002ba93a" style:letter-kerning="true" style:font-name-asian="NSimSun" style:language-asian="zh" style:country-asian="CN" style:font-name-complex="Lucida Sans1" style:language-complex="hi" style:country-complex="IN"/>
    </style:style>
    <style:style style:name="T151" style:family="text">
      <style:text-properties style:use-window-font-color="true" loext:opacity="0%" officeooo:rsid="002fd416" style:letter-kerning="true" style:font-name-asian="NSimSun" style:language-asian="zh" style:country-asian="CN" style:font-name-complex="Lucida Sans1" style:language-complex="hi" style:country-complex="IN"/>
    </style:style>
    <style:style style:name="T152" style:family="text">
      <style:text-properties style:use-window-font-color="true" loext:opacity="0%" style:letter-kerning="true" fo:background-color="#dcdcdc" loext:char-shading-value="0" style:font-name-asian="NSimSun" style:language-asian="zh" style:country-asian="CN" style:font-name-complex="Lucida Sans1" style:language-complex="hi" style:country-complex="IN"/>
    </style:style>
    <style:style style:name="T153" style:family="text">
      <style:text-properties style:use-window-font-color="true" loext:opacity="0%" officeooo:rsid="001130a8" style:letter-kerning="true" fo:background-color="#dcdcdc" loext:char-shading-value="0" style:font-name-asian="NSimSun" style:language-asian="zh" style:country-asian="CN" style:font-name-complex="Lucida Sans1" style:language-complex="hi" style:country-complex="IN"/>
    </style:style>
    <style:style style:name="T154" style:family="text">
      <style:text-properties style:use-window-font-color="true" loext:opacity="0%" officeooo:rsid="0021ecb1" style:letter-kerning="true" fo:background-color="#dcdcdc" loext:char-shading-value="0" style:font-name-asian="NSimSun" style:language-asian="zh" style:country-asian="CN" style:font-name-complex="Lucida Sans1" style:language-complex="hi" style:country-complex="IN"/>
    </style:style>
    <style:style style:name="T155" style:family="text">
      <style:text-properties style:use-window-font-color="true" loext:opacity="0%" fo:language="en" fo:country="US" officeooo:rsid="006f7775" style:letter-kerning="true" style:font-name-asian="NSimSun" style:language-asian="zh" style:country-asian="CN" style:font-name-complex="Lucida Sans1" style:language-complex="hi" style:country-complex="IN"/>
    </style:style>
    <style:style style:name="T156" style:family="text">
      <style:text-properties style:use-window-font-color="true" loext:opacity="0%" fo:language="en" fo:country="US" officeooo:rsid="006f7775" style:letter-kerning="true" fo:background-color="#dcdcdc" loext:char-shading-value="0" style:font-name-asian="NSimSun" style:language-asian="zh" style:country-asian="CN" style:font-name-complex="Lucida Sans1" style:language-complex="hi" style:country-complex="IN"/>
    </style:style>
    <style:style style:name="T157" style:family="text">
      <style:text-properties officeooo:rsid="000fffbf"/>
    </style:style>
    <style:style style:name="T158" style:family="text">
      <style:text-properties officeooo:rsid="001130a8"/>
    </style:style>
    <style:style style:name="T159" style:family="text">
      <style:text-properties officeooo:rsid="00116eb1"/>
    </style:style>
    <style:style style:name="T160" style:family="text">
      <style:text-properties officeooo:rsid="0016c109"/>
    </style:style>
    <style:style style:name="T161" style:family="text">
      <style:text-properties officeooo:rsid="0017926f"/>
    </style:style>
    <style:style style:name="T162" style:family="text">
      <style:text-properties officeooo:rsid="001c85cb"/>
    </style:style>
    <style:style style:name="T163" style:family="text">
      <style:text-properties style:text-position="super 58%"/>
    </style:style>
    <style:style style:name="T164" style:family="text">
      <style:text-properties officeooo:rsid="0021ecb1"/>
    </style:style>
    <style:style style:name="T165" style:family="text">
      <style:text-properties officeooo:rsid="0025b6b9"/>
    </style:style>
    <style:style style:name="T166" style:family="text">
      <style:text-properties officeooo:rsid="0029475a"/>
    </style:style>
    <style:style style:name="T167" style:family="text">
      <style:text-properties officeooo:rsid="002fd416"/>
    </style:style>
    <style:style style:name="T168" style:family="text">
      <style:text-properties officeooo:rsid="0037de2b"/>
    </style:style>
    <style:style style:name="T169" style:family="text">
      <style:text-properties fo:font-size="14pt" style:font-name-asian="Times New Roman1" style:font-size-asian="14pt" style:font-name-complex="Times New Roman1" style:font-size-complex="12pt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officeooo:rsid="00102cef" style:font-weight-asian="bold" style:font-weight-complex="bold"/>
    </style:style>
    <style:style style:name="T172" style:family="text">
      <style:text-properties fo:font-weight="bold" officeooo:rsid="002cfb2d" style:font-weight-asian="bold" style:font-weight-complex="bold"/>
    </style:style>
    <style:style style:name="T173" style:family="text">
      <style:text-properties fo:font-weight="bold" officeooo:rsid="00443a71" style:font-weight-asian="bold" style:font-weight-complex="bold"/>
    </style:style>
    <style:style style:name="T174" style:family="text">
      <style:text-properties fo:font-weight="bold" officeooo:rsid="006667d9" style:font-weight-asian="bold" style:font-weight-complex="bold"/>
    </style:style>
    <style:style style:name="T175" style:family="text">
      <style:text-properties fo:font-weight="bold" officeooo:rsid="006472da" style:font-weight-asian="bold" style:font-weight-complex="bold"/>
    </style:style>
    <style:style style:name="T176" style:family="text">
      <style:text-properties style:text-position="sub 58%"/>
    </style:style>
    <style:style style:name="T177" style:family="text">
      <style:text-properties style:text-position="sub 58%" style:text-underline-style="none"/>
    </style:style>
    <style:style style:name="T178" style:family="text">
      <style:text-properties style:text-position="sub 58%" fo:language="ru" fo:country="RU" officeooo:rsid="003da44f"/>
    </style:style>
    <style:style style:name="T179" style:family="text">
      <style:text-properties style:text-position="sub 58%" fo:font-weight="normal" style:font-weight-asian="normal" style:font-weight-complex="normal"/>
    </style:style>
    <style:style style:name="T180" style:family="text">
      <style:text-properties style:text-position="sub 58%" officeooo:rsid="003da44f"/>
    </style:style>
    <style:style style:name="T181" style:family="text">
      <style:text-properties style:text-underline-style="solid" style:text-underline-width="auto" style:text-underline-color="font-color"/>
    </style:style>
    <style:style style:name="T182" style:family="text">
      <style:text-properties officeooo:rsid="003da44f"/>
    </style:style>
    <style:style style:name="T183" style:family="text">
      <style:text-properties style:text-position="0% 100%" fo:language="ru" fo:country="RU" officeooo:rsid="003da44f"/>
    </style:style>
    <style:style style:name="T184" style:family="text">
      <style:text-properties style:text-position="0% 100%" fo:language="ru" fo:country="RU" officeooo:rsid="007762f6"/>
    </style:style>
    <style:style style:name="T185" style:family="text">
      <style:text-properties style:text-position="0% 100%" fo:language="ru" fo:country="RU" fo:font-weight="normal" officeooo:rsid="005ded9c" style:font-weight-asian="normal" style:font-weight-complex="normal"/>
    </style:style>
    <style:style style:name="T186" style:family="text">
      <style:text-properties style:text-position="0% 100%" officeooo:rsid="003da44f"/>
    </style:style>
    <style:style style:name="T187" style:family="text">
      <style:text-properties style:text-position="0% 100%" fo:language="en" fo:country="US" officeooo:rsid="0036c664"/>
    </style:style>
    <style:style style:name="T188" style:family="text">
      <style:text-properties style:text-position="0% 100%" fo:language="en" fo:country="US" officeooo:rsid="0043dd14"/>
    </style:style>
    <style:style style:name="T189" style:family="text">
      <style:text-properties style:text-position="0% 100%" fo:language="en" fo:country="US" fo:font-weight="normal" officeooo:rsid="005ded9c" style:font-weight-asian="normal" style:font-weight-complex="normal"/>
    </style:style>
    <style:style style:name="T190" style:family="text">
      <style:text-properties style:text-position="0% 100%" fo:language="en" fo:country="US" fo:font-weight="normal" officeooo:rsid="005ded9c" fo:background-color="#dcdcdc" loext:char-shading-value="0" style:font-weight-asian="normal" style:font-weight-complex="normal"/>
    </style:style>
    <style:style style:name="T191" style:family="text">
      <style:text-properties style:text-position="0% 100%" fo:language="en" fo:country="US" officeooo:rsid="004146c0"/>
    </style:style>
    <style:style style:name="T192" style:family="text">
      <style:text-properties style:text-position="0% 100%" fo:language="en" fo:country="US" officeooo:rsid="007762f6"/>
    </style:style>
    <style:style style:name="T193" style:family="text">
      <style:text-properties style:text-position="0% 100%" fo:language="en" fo:country="US" officeooo:rsid="007762f6" fo:background-color="#dcdcdc" loext:char-shading-value="0"/>
    </style:style>
    <style:style style:name="T194" style:family="text">
      <style:text-properties style:text-position="0% 100%" fo:font-weight="bold" officeooo:rsid="002cfb2d" style:font-weight-asian="bold" style:font-weight-complex="bold"/>
    </style:style>
    <style:style style:name="T195" style:family="text">
      <style:text-properties officeooo:rsid="00430b25"/>
    </style:style>
    <style:style style:name="T196" style:family="text">
      <style:text-properties officeooo:rsid="0043dd14"/>
    </style:style>
    <style:style style:name="T197" style:family="text">
      <style:text-properties fo:font-variant="normal" fo:text-transform="none" fo:color="#000000" loext:opacity="100%" style:font-name="Google Sans" fo:letter-spacing="normal" fo:font-style="normal" fo:font-weight="normal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002cfb2d" style:font-weight-asian="normal" style:font-weight-complex="normal"/>
    </style:style>
    <style:style style:name="T200" style:family="text">
      <style:text-properties fo:font-weight="normal" officeooo:rsid="001b104c" style:font-weight-asian="normal" style:font-weight-complex="normal"/>
    </style:style>
    <style:style style:name="T201" style:family="text">
      <style:text-properties fo:font-weight="normal" officeooo:rsid="001e9f74" style:font-weight-asian="normal" style:font-weight-complex="normal"/>
    </style:style>
    <style:style style:name="T202" style:family="text">
      <style:text-properties fo:font-weight="normal" officeooo:rsid="004146c0" style:font-weight-asian="normal" style:font-weight-complex="normal"/>
    </style:style>
    <style:style style:name="T203" style:family="text">
      <style:text-properties fo:font-weight="normal" officeooo:rsid="00443a71" style:font-weight-asian="normal" style:font-weight-complex="normal"/>
    </style:style>
    <style:style style:name="T204" style:family="text">
      <style:text-properties fo:font-weight="normal" officeooo:rsid="00722008" style:font-weight-asian="normal" style:font-weight-complex="normal"/>
    </style:style>
    <style:style style:name="T205" style:family="text">
      <style:text-properties fo:font-weight="normal" fo:background-color="#dcdcdc" loext:char-shading-value="0" style:font-weight-asian="normal" style:font-weight-complex="normal"/>
    </style:style>
    <style:style style:name="T206" style:family="text">
      <style:text-properties fo:font-weight="normal" officeooo:rsid="0014f7fd" fo:background-color="#dcdcdc" loext:char-shading-value="0" style:font-weight-asian="normal" style:font-weight-complex="normal"/>
    </style:style>
    <style:style style:name="T207" style:family="text">
      <style:text-properties fo:font-weight="normal" officeooo:rsid="006472da" fo:background-color="#dcdcdc" loext:char-shading-value="0" style:font-weight-asian="normal" style:font-weight-complex="normal"/>
    </style:style>
    <style:style style:name="T208" style:family="text">
      <style:text-properties fo:font-weight="normal" officeooo:rsid="002851b7" fo:background-color="#dcdcdc" loext:char-shading-value="0" style:font-weight-asian="normal" style:font-weight-complex="normal"/>
    </style:style>
    <style:style style:name="T209" style:family="text">
      <style:text-properties fo:font-weight="normal" officeooo:rsid="00443a71" fo:background-color="#dcdcdc" loext:char-shading-value="0" style:font-weight-asian="normal" style:font-weight-complex="normal"/>
    </style:style>
    <style:style style:name="T210" style:family="text">
      <style:text-properties officeooo:rsid="00644050"/>
    </style:style>
    <style:style style:name="T211" style:family="text">
      <style:text-properties fo:background-color="#dcdcdc" loext:char-shading-value="0"/>
    </style:style>
    <style:style style:name="T212" style:family="text">
      <style:text-properties officeooo:rsid="001130a8" fo:background-color="#dcdcdc" loext:char-shading-value="0"/>
    </style:style>
    <style:style style:name="T213" style:family="text">
      <style:text-properties officeooo:rsid="0017926f" fo:background-color="#dcdcdc" loext:char-shading-value="0"/>
    </style:style>
    <style:style style:name="T214" style:family="text">
      <style:text-properties officeooo:rsid="0091150c" fo:background-color="#dcdcdc" loext:char-shading-value="0"/>
    </style:style>
    <style:style style:name="T215" style:family="text">
      <style:text-properties officeooo:rsid="0021ecb1" fo:background-color="#dcdcdc" loext:char-shading-value="0"/>
    </style:style>
    <style:style style:name="T216" style:family="text">
      <style:text-properties officeooo:rsid="0025b6b9" fo:background-color="#dcdcdc" loext:char-shading-value="0"/>
    </style:style>
    <style:style style:name="T217" style:family="text">
      <style:text-properties officeooo:rsid="002851b7" fo:background-color="#dcdcdc" loext:char-shading-value="0"/>
    </style:style>
    <style:style style:name="T218" style:family="text">
      <style:text-properties officeooo:rsid="0029475a" fo:background-color="#dcdcdc" loext:char-shading-value="0"/>
    </style:style>
    <style:style style:name="T219" style:family="text">
      <style:text-properties officeooo:rsid="00670753"/>
    </style:style>
    <style:style style:name="T220" style:family="text"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T221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222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223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224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225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226" style:family="text">
      <style:text-properties fo:color="#808080" loext:opacity="100%" style:font-name="Courier New" fo:font-size="10pt" style:font-name-asian="Courier New" style:font-size-asian="10pt" style:font-name-complex="Courier New" style:font-size-complex="10pt"/>
    </style:style>
    <style:style style:name="T227" style:family="text">
      <style:text-properties fo:color="#bbb529" loext:opacity="100%" style:font-name="JetBrains Mono1" fo:font-size="10pt" style:font-name-asian="JetBrains Mono1" style:font-size-asian="10pt" style:font-name-complex="JetBrains Mono1" style:font-size-complex="10pt"/>
    </style:style>
    <style:style style:name="T228" style:family="text">
      <style:text-properties fo:color="#908b25" loext:opacity="100%" style:font-name="JetBrains Mono1" fo:font-size="10pt" style:font-name-asian="JetBrains Mono1" style:font-size-asian="10pt" style:font-name-complex="JetBrains Mono1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5.967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6.488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6.221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5.72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8.611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7.329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4.902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4.336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4.581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3.747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7.075cm" fo:min-width="17.16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2.429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2.395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2.025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2.408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2.039cm" fo:min-width="16.62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6.433cm" fo:min-width="17.03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draw:fill="solid" draw:fill-color="#191919" draw:textarea-vertical-align="top" draw:auto-grow-height="false" fo:min-height="2.858cm" fo:min-width="17.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draw:fill="solid" draw:fill-color="#191919" draw:textarea-vertical-align="top" draw:auto-grow-height="false" fo:min-height="2.037cm" fo:min-width="17.03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draw:fill="solid" draw:fill-color="#191919" draw:textarea-vertical-align="top" draw:auto-grow-height="false" fo:min-height="2.096cm" fo:min-width="17.0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draw:fill="solid" draw:fill-color="#191919" draw:textarea-vertical-align="top" draw:auto-grow-height="false" fo:min-height="1.803cm" fo:min-width="17.16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8">МИНИСТЕРСТВО НАУКИ И ВЫСШЕГО ОБРАЗОВАНИЯ <text:line-break/>РОССИЙСКОЙ ФЕДЕРАЦИИ</text:p>
      <text:p text:style-name="P278"/>
      <text:p text:style-name="P278">ФЕДЕРАЛЬНОЕ ГОСУДАРСТВЕННОЕ БЮДЖЕТНОЕ ОБРАЗОВАТЕЛЬНОЕ УЧРЕЖДЕНИЕ ВЫСШЕГО ОБРАЗОВАНИЯ</text:p>
      <text:p text:style-name="P277"/>
      <text:p text:style-name="P277">«БЕЛГОРОДСКИЙ ГОСУДАРСТВЕННЫЙ </text:p>
      <text:p text:style-name="P277">ТЕХНОЛОГИЧЕСКИЙ УНИВЕРСИТЕТ им. В. Г. ШУХОВА»</text:p>
      <text:p text:style-name="P277">(БГТУ им. В.Г. Шухова)</text:p>
      <text:p text:style-name="P277"/>
      <text:p text:style-name="P278">Кафедра программного обеспечения вычислительной техники и автоматизированных систем</text:p>
      <text:p text:style-name="P278"/>
      <text:p text:style-name="P278"/>
      <text:p text:style-name="P278"/>
      <text:p text:style-name="P278"/>
      <text:p text:style-name="P278"/>
      <text:p text:style-name="P278"/>
      <text:p text:style-name="P274"/>
      <text:p text:style-name="P282"><text:span text:style-name="T1">Лабораторная работа №</text:span><text:span text:style-name="T2">4</text:span><text:span text:style-name="T3">a</text:span></text:p>
      <text:p text:style-name="P276">по дисциплине: Основы программирования</text:p>
      <text:p text:style-name="P281"><text:span text:style-name="T169">тема: «</text:span><text:span text:style-name="T197">Введение в функции</text:span><text:span text:style-name="T169">»</text:span>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9"/>
      <text:p text:style-name="P279"/>
      <text:p text:style-name="P280"/>
      <text:p text:style-name="P280"/>
      <text:p text:style-name="P275">Выполнил: ст. группы ПВ-211</text:p>
      <text:p text:style-name="P275">Чувилко Илья Романович</text:p>
      <text:p text:style-name="P275"/>
      <text:p text:style-name="P275">Проверили: </text:p>
      <text:p text:style-name="P275">Притчин Иван Сергеевич</text:p>
      <text:p text:style-name="P275">Черников Сергей Викторович</text:p>
      <text:p text:style-name="P278"/>
      <text:p text:style-name="P278"/>
      <text:p text:style-name="P278"/>
      <text:p text:style-name="P279"/>
      <text:p text:style-name="P278"/>
      <text:p text:style-name="P278"/>
      <text:p text:style-name="P278"/>
      <text:p text:style-name="P274"/>
      <text:p text:style-name="P274"/>
      <text:p text:style-name="P274"/>
      <text:p text:style-name="P274">Белгород 2021 г.</text:p>
      <text:p text:style-name="P129"/>
      <text:p text:style-name="P129"><text:soft-page-break/>Лабораторная работа №4а «Введение в функции»</text:p>
      <text:p text:style-name="P50"><text:span text:style-name="T170">Цель работы: </text:span><text:span text:style-name="T198">получение навыков написания функций при решении простых задач. Закрепление навыков разработки алгоритмов разветвляющейся и циклической структуры. Получение навыков формулирования спецификаций к разрабатываемым функциям. </text:span></text:p>
      <text:p text:style-name="P182">Содержание отчета:  </text:p>
      <text:list xml:id="list886269782" text:style-name="L1">
        <text:list-item>
          <text:p text:style-name="P283">Тема лабораторной работы.  </text:p>
        </text:list-item>
        <text:list-item>
          <text:p text:style-name="P283">Цель лабораторной работы.  </text:p>
        </text:list-item>
        <text:list-item>
          <text:p text:style-name="P283">Решения задач. </text:p>
        </text:list-item>
        <text:list-item>
          <text:p text:style-name="P283">Для каждой задачи указать: </text:p>
        </text:list-item>
      </text:list>
      <text:p text:style-name="P182"><text:tab/><text:tab/><text:tab/><text:span text:style-name="T198">– Условие задачи.</text:span></text:p>
      <text:p text:style-name="P215"><text:tab/><text:tab/><text:tab/>– Тестовые данные.</text:p>
      <text:p text:style-name="P215"><text:tab/><text:tab/><text:tab/>– Исходный код функции и её спецификацию. </text:p>
      <text:list xml:id="list1441580182" text:style-name="L2">
        <text:list-item>
          <text:p text:style-name="P284">Задачи с двумя звездочками допускается не решать. </text:p>
        </text:list-item>
        <text:list-item>
          <text:p text:style-name="P285">Вывод</text:p>
        </text:list-item>
      </text:list>
      <text:p text:style-name="P239"/>
      <text:p text:style-name="P214">Выполнение работы:</text:p>
      <text:p text:style-name="P214"/>
      <text:p text:style-name="P50"><text:span text:style-name="T170">№1</text:span><text:span text:style-name="T198">. <text:s/>Напишите функцию</text:span><text:span text:style-name="T10"> </text:span><text:span text:style-name="T30">abs</text:span><text:span text:style-name="T10"> </text:span><text:span text:style-name="T198">для вычисления модуля вещественного числа </text:span><text:span text:style-name="T30">x</text:span></text:p>
      <text:p text:style-name="P127">Спецификация <text:span text:style-name="T204">для функции</text:span><text:span text:style-name="T20"> </text:span><text:span text:style-name="T66">abs</text:span>:</text:p>
      <text:p text:style-name="P106"><text:span text:style-name="T171"><text:tab/>З</text:span><text:span text:style-name="T170">аголовок</text:span><text:span text:style-name="T8">:</text:span><text:span text:style-name="T10"> </text:span><text:span text:style-name="T28">double abs(double a)</text:span></text:p>
      <text:p text:style-name="P106"><text:span text:style-name="T170"><text:tab/>Назначение:</text:span><text:span text:style-name="T198"> <text:s/>возвращает модуль вещественного числа </text:span><text:span text:style-name="T31">a</text:span></text:p>
      <text:p text:style-name="P183">Тестовые задания для задач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Входные данные</text:p>
          </table:table-cell>
          <table:table-cell table:style-name="Таблица1.A1" office:value-type="string">
            <text:p text:style-name="P24">Ожидаемый результат</text:p>
          </table:table-cell>
          <table:table-cell table:style-name="Таблица1.A1" office:value-type="string">
            <text:p text:style-name="P24">Пояснение</text:p>
          </table:table-cell>
        </table:table-row>
        <table:table-row table:style-name="Таблица1.1">
          <table:table-cell table:style-name="Таблица1.A2" office:value-type="string">
            <text:p text:style-name="P36"><text:span text:style-name="T64">a</text:span><text:span text:style-name="T61"> = </text:span>1.23</text:p>
          </table:table-cell>
          <table:table-cell table:style-name="Таблица1.A2" office:value-type="string">
            <text:p text:style-name="P36">1.23</text:p>
          </table:table-cell>
          <table:table-cell table:style-name="Таблица1.A2" office:value-type="string">
            <text:p text:style-name="P78">Положительное число</text:p>
          </table:table-cell>
        </table:table-row>
        <table:table-row table:style-name="Таблица1.1">
          <table:table-cell table:style-name="Таблица1.A2" office:value-type="string">
            <text:p text:style-name="P24"><text:span text:style-name="T64">a</text:span><text:span text:style-name="T61"> = </text:span>-<text:span text:style-name="T157">1.23</text:span></text:p>
          </table:table-cell>
          <table:table-cell table:style-name="Таблица1.A2" office:value-type="string">
            <text:p text:style-name="P36">1.23</text:p>
          </table:table-cell>
          <table:table-cell table:style-name="Таблица1.A2" office:value-type="string">
            <text:p text:style-name="P78">Модуль отрицательного числа — Положительное число</text:p>
          </table:table-cell>
        </table:table-row>
        <table:table-row table:style-name="Таблица1.1">
          <table:table-cell table:style-name="Таблица1.A2" office:value-type="string">
            <text:p text:style-name="P24"><text:span text:style-name="T156">a</text:span><text:span text:style-name="T155"> = </text:span><text:span text:style-name="T139">-</text:span><text:span text:style-name="T140">0.0000001</text:span></text:p>
          </table:table-cell>
          <table:table-cell table:style-name="Таблица1.A2" office:value-type="string">
            <text:p text:style-name="P1">0.0000001</text:p>
          </table:table-cell>
          <table:table-cell table:style-name="Таблица1.A2" office:value-type="string">
            <text:p text:style-name="P78">Модуль отрицательного числа — Положительное число</text:p>
          </table:table-cell>
        </table:table-row>
        <table:table-row table:style-name="Таблица1.1">
          <table:table-cell table:style-name="Таблица1.A2" office:value-type="string">
            <text:p text:style-name="P36"><text:span text:style-name="T64">a</text:span><text:span text:style-name="T61"> = </text:span>0</text:p>
          </table:table-cell>
          <table:table-cell table:style-name="Таблица1.A2" office:value-type="string">
            <text:p text:style-name="P36">0</text:p>
          </table:table-cell>
          <table:table-cell table:style-name="Таблица1.A2" office:value-type="string">
            <text:p text:style-name="P78">Модуль нуля - 0</text:p>
          </table:table-cell>
        </table:table-row>
      </table:table>
      <text:p text:style-name="P183">Код программы:</text:p>
      <text:p text:style-name="P216"><draw:custom-shape text:anchor-type="paragraph" draw:z-index="0" draw:name="Врезка 1" draw:style-name="gr21" draw:text-style-name="P289" svg:width="17.167cm" svg:height="1.802cm" svg:x="-0.053cm" svg:y="0.034cm"><text:p text:style-name="P288"><text:span text:style-name="T220">// Возвращает модуль вещественного числа a</text:span><text:span text:style-name="T220"><text:line-break/></text:span><text:span text:style-name="T221">double </text:span><text:span text:style-name="T222">dabs</text:span><text:span text:style-name="T223">(</text:span><text:span text:style-name="T221">const double </text:span><text:span text:style-name="T223">a) {</text:span><text:span text:style-name="T223"><text:line-break/></text:span><text:span text:style-name="T223"> <text:s/></text:span><text:span text:style-name="T221">return </text:span><text:span text:style-name="T223">a &gt;= </text:span><text:span text:style-name="T224">0 </text:span><text:span text:style-name="T223">? a : -a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6"/>
      <text:p text:style-name="P216"/>
      <text:p text:style-name="P240"/>
      <text:p text:style-name="P184"/>
      <text:p text:style-name="P184"/>
      <text:p text:style-name="P51"><text:span text:style-name="T170">№2</text:span><text:span text:style-name="T198">. <text:s/>Напишите функцию </text:span><text:span text:style-name="T80">max</text:span><text:span text:style-name="T133">2</text:span><text:span text:style-name="T198">, которая возвращает максимальное значение из двух целочисленных переменных типа </text:span><text:span text:style-name="T31">int</text:span><text:span text:style-name="T198">. </text:span></text:p>
      <text:p text:style-name="P206">Спецификация<text:span text:style-name="T82"> </text:span><text:span text:style-name="T116">для функции</text:span><text:span text:style-name="T20"> </text:span><text:span text:style-name="T66">max2</text:span>:</text:p>
      <text:p text:style-name="P106"><text:span text:style-name="T171"><text:tab/></text:span><text:span text:style-name="T9">1. </text:span><text:span text:style-name="T171">З</text:span><text:span text:style-name="T170">аголовок</text:span><text:span text:style-name="T8">:</text:span><text:span text:style-name="T10"> </text:span><text:span text:style-name="T32">int max2(int a, int b)</text:span></text:p>
      <text:p text:style-name="P52"><text:span text:style-name="T9">2. </text:span><text:span text:style-name="T93">Назначение:</text:span><text:span text:style-name="T96"> возвращает </text:span><text:span text:style-name="T118">наибольшее значение из двух введенных целочисленных переменных </text:span><text:span text:style-name="T33">a</text:span><text:span text:style-name="T21"> </text:span><text:span text:style-name="T119">и </text:span><text:span text:style-name="T33">b</text:span><text:span text:style-name="T21">.</text:span></text:p>
      <text:p text:style-name="P184">Тестовые задания для задач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5">Входные данные</text:p>
          </table:table-cell>
          <table:table-cell table:style-name="Таблица2.A1" office:value-type="string">
            <text:p text:style-name="P25">Ожидаемый результат</text:p>
          </table:table-cell>
          <table:table-cell table:style-name="Таблица2.A1" office:value-type="string">
            <text:p text:style-name="P25">Пояснение</text:p>
          </table:table-cell>
        </table:table-row>
        <table:table-row table:style-name="Таблица2.1">
          <table:table-cell table:style-name="Таблица2.A2" office:value-type="string">
            <text:p text:style-name="P137"><text:span text:style-name="T211">a</text:span> = <text:span text:style-name="T158">1</text:span></text:p>
            <text:p text:style-name="P137"><text:span text:style-name="T211">b</text:span> = <text:span text:style-name="T158">3</text:span></text:p>
          </table:table-cell>
          <table:table-cell table:style-name="Таблица2.A2" office:value-type="string">
            <text:p text:style-name="P139">3</text:p>
          </table:table-cell>
          <table:table-cell table:style-name="Таблица2.A2" office:value-type="string">
            <text:p text:style-name="P79">Максимальн<text:span text:style-name="T159">ая переменная:</text:span> <text:s text:c="2"/><text:span text:style-name="T62">b</text:span><text:span text:style-name="T4"> <text:s/>= 3</text:span></text:p>
          </table:table-cell>
        </table:table-row>
        <table:table-row table:style-name="Таблица2.1">
          <table:table-cell table:style-name="Таблица2.A2" office:value-type="string">
            <text:p text:style-name="P137"><text:span text:style-name="T211">a</text:span> = -<text:span text:style-name="T158">1</text:span></text:p>
            <text:p text:style-name="P137"><text:span text:style-name="T211">b</text:span> = -<text:span text:style-name="T158">8</text:span></text:p>
          </table:table-cell>
          <table:table-cell table:style-name="Таблица2.A2" office:value-type="string">
            <text:p text:style-name="P37">-<text:span text:style-name="T5">1</text:span></text:p>
          </table:table-cell>
          <table:table-cell table:style-name="Таблица2.A2" office:value-type="string">
            <text:p text:style-name="P39"><text:span text:style-name="T82">Максимальн</text:span><text:span text:style-name="T83">ая переменная: <text:s text:c="2"/></text:span><text:span text:style-name="T82"><text:s/></text:span><text:span text:style-name="T62">a</text:span><text:span text:style-name="T4"> = -1</text:span></text:p>
          </table:table-cell>
        </table:table-row>
        <table:table-row table:style-name="Таблица2.1">
          <table:table-cell table:style-name="Таблица2.A2" office:value-type="string">
            <text:p text:style-name="P137"><text:span text:style-name="T212">a</text:span> = <text:span text:style-name="T158">0</text:span> </text:p>
            <text:p text:style-name="P137"><text:span text:style-name="T144">b</text:span><text:span text:style-name="T140"> </text:span><text:span text:style-name="T147">= 0</text:span></text:p>
          </table:table-cell>
          <table:table-cell table:style-name="Таблица2.A2" office:value-type="string">
            <text:p text:style-name="P2">0</text:p>
          </table:table-cell>
          <table:table-cell table:style-name="Таблица2.A2" office:value-type="string">
            <text:p text:style-name="P81">Значения равны, поэтому будет возвращено значение 0</text:p>
          </table:table-cell>
        </table:table-row>
        <table:table-row table:style-name="Таблица2.1">
          <table:table-cell table:style-name="Таблица2.A2" office:value-type="string">
            <text:p text:style-name="P137"><text:span text:style-name="T211">a</text:span> = -<text:span text:style-name="T158">5</text:span></text:p>
            <text:p text:style-name="P137"><text:span text:style-name="T211">b</text:span> = <text:s/><text:span text:style-name="T83">5</text:span></text:p>
          </table:table-cell>
          <table:table-cell table:style-name="Таблица2.A2" office:value-type="string">
            <text:p text:style-name="P41">5</text:p>
          </table:table-cell>
          <table:table-cell table:style-name="Таблица2.A2" office:value-type="string">
            <text:p text:style-name="P79">Максимальн<text:span text:style-name="T159">ая переменная:</text:span> <text:s text:c="2"/><text:span text:style-name="T62">b</text:span><text:span text:style-name="T4"> <text:s/>= </text:span><text:span text:style-name="T159">5</text:span></text:p>
          </table:table-cell>
        </table:table-row>
      </table:table>
      <text:p text:style-name="P184"><text:soft-page-break/>Код программы:</text:p>
      <text:p text:style-name="P217"><draw:custom-shape text:anchor-type="paragraph" draw:z-index="1" draw:name="Врезка 2" draw:style-name="gr20" draw:text-style-name="P289" svg:width="17.068cm" svg:height="2.095cm" svg:x="-0.053cm" svg:y="0.034cm"><text:p text:style-name="P288"><text:span text:style-name="T220">// Возвращает наибольшее число из двух введенных целочисленных</text:span><text:span text:style-name="T220"><text:line-break/></text:span><text:span text:style-name="T220">// переменных a и b</text:span><text:span text:style-name="T220"><text:line-break/></text:span><text:span text:style-name="T221">int </text:span><text:span text:style-name="T222">max2</text:span><text:span text:style-name="T223">(</text:span><text:span text:style-name="T221">const int </text:span><text:span text:style-name="T223">a</text:span><text:span text:style-name="T221">, const int </text:span><text:span text:style-name="T223">b) {</text:span><text:span text:style-name="T223"><text:line-break/></text:span><text:span text:style-name="T223"> <text:s text:c="3"/></text:span><text:span text:style-name="T221">return </text:span><text:span text:style-name="T223">a &gt; b ? a : b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7"/>
      <text:p text:style-name="P217"/>
      <text:p text:style-name="P241"/>
      <text:p text:style-name="P185"/>
      <text:p text:style-name="P185"/>
      <text:p text:style-name="P185"/>
      <text:p text:style-name="P53"><text:span text:style-name="T170">№3</text:span><text:span text:style-name="T198">. <text:s/>Напишите функцию </text:span><text:span text:style-name="T31">max3</text:span><text:span text:style-name="T198">, которая возвращает максимальное значение из двух целочисленных переменных типа </text:span><text:span text:style-name="T31">int</text:span><text:span text:style-name="T198">. Используйте при решении функцию </text:span><text:span text:style-name="T31">max2</text:span><text:span text:style-name="T198">. </text:span></text:p>
      <text:p text:style-name="P207">Спецификация<text:span text:style-name="T82"> </text:span><text:span text:style-name="T116">для функции</text:span><text:span text:style-name="T20"> </text:span><text:span text:style-name="T81">max</text:span><text:span text:style-name="T134">3</text:span>:</text:p>
      <text:p text:style-name="P107"><text:span text:style-name="T171"><text:tab/></text:span><text:span text:style-name="T9">1. </text:span><text:span text:style-name="T171">З</text:span><text:span text:style-name="T170">аголовок</text:span><text:span text:style-name="T8">:</text:span><text:span text:style-name="T10"> </text:span><text:span text:style-name="T32">int max</text:span><text:span text:style-name="T34">3</text:span><text:span text:style-name="T32">(int a, int b, </text:span><text:span text:style-name="T34">int c</text:span><text:span text:style-name="T32">)</text:span></text:p>
      <text:p text:style-name="P53"><text:span text:style-name="T93"><text:tab/></text:span><text:span text:style-name="T9">2. </text:span><text:span text:style-name="T93">Назначение:</text:span><text:span text:style-name="T96"> возвращает </text:span><text:span text:style-name="T118">наибольшее значение из трех введенных целочисленных переменных </text:span><text:span text:style-name="T31">a</text:span><text:span text:style-name="T22">, </text:span><text:span text:style-name="T31">b</text:span><text:span text:style-name="T22">, </text:span><text:span text:style-name="T31">c</text:span></text:p>
      <text:p text:style-name="P185">Тестовые задания для задач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6">Входные данные</text:p>
          </table:table-cell>
          <table:table-cell table:style-name="Таблица3.A1" office:value-type="string">
            <text:p text:style-name="P26">Ожидаемый результат</text:p>
          </table:table-cell>
          <table:table-cell table:style-name="Таблица3.A1" office:value-type="string">
            <text:p text:style-name="P26">Пояснение</text:p>
          </table:table-cell>
        </table:table-row>
        <table:table-row table:style-name="Таблица3.1">
          <table:table-cell table:style-name="Таблица3.A2" office:value-type="string">
            <text:p text:style-name="P138"><text:span text:style-name="T211">a</text:span> = <text:span text:style-name="T158">1</text:span></text:p>
            <text:p text:style-name="P138"><text:span text:style-name="T211">b</text:span> = <text:span text:style-name="T158">3</text:span></text:p>
            <text:p text:style-name="P82"><text:span text:style-name="T211">с</text:span> = 0</text:p>
          </table:table-cell>
          <table:table-cell table:style-name="Таблица3.A2" office:value-type="string">
            <text:p text:style-name="P140">3</text:p>
          </table:table-cell>
          <table:table-cell table:style-name="Таблица3.A2" office:value-type="string">
            <text:p text:style-name="P80">Максимальн<text:span text:style-name="T159">ая переменная:</text:span> <text:s text:c="2"/><text:span text:style-name="T62">b</text:span><text:span text:style-name="T4"> <text:s/>= 3</text:span></text:p>
          </table:table-cell>
        </table:table-row>
        <table:table-row table:style-name="Таблица3.1">
          <table:table-cell table:style-name="Таблица3.A2" office:value-type="string">
            <text:p text:style-name="P138"><text:span text:style-name="T211">a</text:span> = <text:s/>-<text:span text:style-name="T158">1</text:span></text:p>
            <text:p text:style-name="P138"><text:span text:style-name="T211">b</text:span> = <text:s/>-<text:span text:style-name="T158">8</text:span></text:p>
            <text:p text:style-name="P82"><text:span text:style-name="T211">с</text:span> = <text:s text:c="2"/>4</text:p>
          </table:table-cell>
          <table:table-cell table:style-name="Таблица3.A2" office:value-type="string">
            <text:p text:style-name="P82">4</text:p>
          </table:table-cell>
          <table:table-cell table:style-name="Таблица3.A2" office:value-type="string">
            <text:p text:style-name="P40"><text:span text:style-name="T82">Максимальн</text:span><text:span text:style-name="T83">ая переменная: <text:s text:c="2"/></text:span><text:span text:style-name="T82"><text:s/></text:span><text:span text:style-name="T136">с</text:span><text:span text:style-name="T4"> = </text:span><text:span text:style-name="T84">4</text:span></text:p>
          </table:table-cell>
        </table:table-row>
        <table:table-row table:style-name="Таблица3.1">
          <table:table-cell table:style-name="Таблица3.A2" office:value-type="string">
            <text:p text:style-name="P138"><text:span text:style-name="T212">a</text:span> = <text:span text:style-name="T158">0</text:span> </text:p>
            <text:p text:style-name="P138"><text:span text:style-name="T144">b</text:span><text:span text:style-name="T140"> </text:span><text:span text:style-name="T147">= 0</text:span></text:p>
            <text:p text:style-name="P82"><text:span text:style-name="T153">с</text:span><text:span text:style-name="T147"> </text:span><text:span text:style-name="T146">= 0</text:span></text:p>
          </table:table-cell>
          <table:table-cell table:style-name="Таблица3.A2" office:value-type="string">
            <text:p text:style-name="P3">0</text:p>
          </table:table-cell>
          <table:table-cell table:style-name="Таблица3.A2" office:value-type="string">
            <text:p text:style-name="P81">Значения равны, поэтому будет возвращено значение 0</text:p>
          </table:table-cell>
        </table:table-row>
        <table:table-row table:style-name="Таблица3.1">
          <table:table-cell table:style-name="Таблица3.A2" office:value-type="string">
            <text:p text:style-name="P138"><text:span text:style-name="T211">a</text:span> = -<text:span text:style-name="T84">1</text:span></text:p>
            <text:p text:style-name="P138"><text:span text:style-name="T211">b</text:span> = <text:span text:style-name="T83">-</text:span><text:span text:style-name="T84">8</text:span></text:p>
            <text:p text:style-name="P142"><text:span text:style-name="T135">с</text:span><text:span text:style-name="T84"> </text:span><text:span text:style-name="T82">= -4</text:span></text:p>
          </table:table-cell>
          <table:table-cell table:style-name="Таблица3.A2" office:value-type="string">
            <text:p text:style-name="P38">-<text:span text:style-name="T160">1</text:span></text:p>
          </table:table-cell>
          <table:table-cell table:style-name="Таблица3.A2" office:value-type="string">
            <text:p text:style-name="P80">Максимальн<text:span text:style-name="T159">ая переменная:</text:span><text:span text:style-name="T4"> <text:s text:c="3"/></text:span><text:span text:style-name="T65">a</text:span><text:span text:style-name="T4"> = -</text:span><text:span text:style-name="T6">1</text:span></text:p>
          </table:table-cell>
        </table:table-row>
      </table:table>
      <text:p text:style-name="P218"/>
      <text:p text:style-name="P185">Код программы:</text:p>
      <text:p text:style-name="P218"><draw:custom-shape text:anchor-type="paragraph" draw:z-index="2" draw:name="Врезка 3" draw:style-name="gr19" draw:text-style-name="P289" svg:width="17.036cm" svg:height="2.036cm" svg:x="-0.053cm" svg:y="0.034cm"><text:p text:style-name="P288"><text:span text:style-name="T220">// Возвращает наибольшее значение из трех введенных целочисленных переменных</text:span><text:span text:style-name="T220"><text:line-break/></text:span><text:span text:style-name="T220">// a, b и c</text:span><text:span text:style-name="T220"><text:line-break/></text:span><text:span text:style-name="T221">int </text:span><text:span text:style-name="T222">max3</text:span><text:span text:style-name="T223">(</text:span><text:span text:style-name="T221">const int </text:span><text:span text:style-name="T223">a</text:span><text:span text:style-name="T221">, const int </text:span><text:span text:style-name="T223">b</text:span><text:span text:style-name="T221">, const int </text:span><text:span text:style-name="T223">c) {</text:span><text:span text:style-name="T223"><text:line-break/></text:span><text:span text:style-name="T223"> <text:s/></text:span><text:span text:style-name="T221">return </text:span><text:span text:style-name="T223">max2(max2(a</text:span><text:span text:style-name="T221">, </text:span><text:span text:style-name="T223">b)</text:span><text:span text:style-name="T221">, </text:span><text:span text:style-name="T223">c)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8"/>
      <text:p text:style-name="P218"/>
      <text:p text:style-name="P242"/>
      <text:p text:style-name="P186"/>
      <text:p text:style-name="P203"/>
      <text:p text:style-name="P203"/>
      <text:p text:style-name="P203"/>
      <text:p text:style-name="P54"><text:span text:style-name="T170">№4</text:span><text:span text:style-name="T198">. <text:s/>Напишите функцию </text:span><text:span text:style-name="T31">getDistance</text:span><text:span text:style-name="T198">, которая вычисляет расстояние между двумя точками, заданными целочисленными координатами </text:span><text:span text:style-name="T99">(</text:span><text:span text:style-name="T122">х1</text:span><text:span text:style-name="T99">, </text:span><text:span text:style-name="T122">у1</text:span><text:span text:style-name="T99">) <text:s/>и <text:s/>(</text:span><text:span text:style-name="T122">х2</text:span><text:span text:style-name="T99">, </text:span><text:span text:style-name="T122">у2</text:span><text:span text:style-name="T99">)</text:span><text:span text:style-name="T198">. </text:span></text:p>
      <text:p text:style-name="P208">Спецификация <text:span text:style-name="T116">для функции</text:span><text:span text:style-name="T20"> </text:span><text:span text:style-name="T67">getDistance</text:span>:</text:p>
      <text:p text:style-name="P108"><text:span text:style-name="T171"><text:tab/>З</text:span><text:span text:style-name="T170">аголовок</text:span><text:span text:style-name="T8">:</text:span><text:span text:style-name="T10"> </text:span><text:span text:style-name="T35">double getDistance(int x1, int y1</text:span><text:span text:style-name="T36">,</text:span><text:span text:style-name="T35"> </text:span><text:span text:style-name="T30">i</text:span><text:span text:style-name="T35">nt </text:span><text:span text:style-name="T206">x2</text:span><text:span text:style-name="T207">, </text:span><text:span text:style-name="T206">int</text:span><text:span text:style-name="T35"> y2)</text:span></text:p>
      <text:p text:style-name="P55"><text:span text:style-name="T93"><text:tab/>Назначение:</text:span><text:span text:style-name="T96"> возвращает </text:span><text:span text:style-name="T99">расстояние между двумя точками с координатами <text:s text:c="5"/>(</text:span><text:span text:style-name="T122">х1</text:span><text:span text:style-name="T99">, </text:span><text:span text:style-name="T122">у1</text:span><text:span text:style-name="T99">) <text:s/>и <text:s/>(</text:span><text:span text:style-name="T122">х2</text:span><text:span text:style-name="T99">, </text:span><text:span text:style-name="T122">у2</text:span><text:span text:style-name="T99">)</text:span></text:p>
      <text:p text:style-name="P186">Тестовые задания для задач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7">Входные данные</text:p>
          </table:table-cell>
          <table:table-cell table:style-name="Таблица4.A1" office:value-type="string">
            <text:p text:style-name="P27">Ожидаемый результат</text:p>
          </table:table-cell>
          <table:table-cell table:style-name="Таблица4.A1" office:value-type="string">
            <text:p text:style-name="P27">Пояснение</text:p>
          </table:table-cell>
        </table:table-row>
        <table:table-row table:style-name="Таблица4.1">
          <table:table-cell table:style-name="Таблица4.A2" office:value-type="string">
            <text:p text:style-name="P142"><text:span text:style-name="T213">x</text:span><text:span text:style-name="T211">1</text:span> = <text:span text:style-name="T161">0</text:span>, <text:span text:style-name="T211">y1</text:span> = <text:span text:style-name="T161">0</text:span>,</text:p>
            <text:p text:style-name="P144"><text:span text:style-name="T211">x2</text:span> = 3, <text:span text:style-name="T211">y2</text:span> = 4</text:p>
          </table:table-cell>
          <table:table-cell table:style-name="Таблица4.A2" office:value-type="string">
            <text:p text:style-name="P144">5</text:p>
          </table:table-cell>
          <table:table-cell table:style-name="Таблица4.A2" office:value-type="string">
            <text:p text:style-name="P83">Египетский треугольник со сторонами 3 4 5</text:p>
          </table:table-cell>
        </table:table-row>
        <table:table-row table:style-name="Таблица4.1">
          <table:table-cell table:style-name="Таблица4.A2" office:value-type="string">
            <text:p text:style-name="P143"><text:span text:style-name="T213">x</text:span><text:span text:style-name="T211">1</text:span> = <text:span text:style-name="T85">0</text:span>, <text:span text:style-name="T211">y1</text:span> = <text:span text:style-name="T85">0</text:span>,</text:p>
            <text:p text:style-name="P144"><text:span text:style-name="T211">x2</text:span> = <text:span text:style-name="T82">1</text:span>, <text:span text:style-name="T211">y2</text:span> = <text:span text:style-name="T82">1</text:span></text:p>
          </table:table-cell>
          <table:table-cell table:style-name="Таблица4.A2" office:value-type="string">
            <text:p text:style-name="P141">1.414214</text:p>
          </table:table-cell>
          <table:table-cell table:style-name="Таблица4.A2" office:value-type="string">
            <text:p text:style-name="P84">По т. Пифагора, гипотенуза треугольника, с катетами 1 и 1, будет равна квадратному корню из двух</text:p>
          </table:table-cell>
        </table:table-row>
        <table:table-row table:style-name="Таблица4.1">
          <table:table-cell table:style-name="Таблица4.A2" office:value-type="string">
            <text:p text:style-name="P143"><text:span text:style-name="T161"><text:s/></text:span><text:span text:style-name="T213">X</text:span><text:span text:style-name="T211">1</text:span> = <text:s/><text:span text:style-name="T161">0</text:span>, <text:span text:style-name="T211">y1</text:span> = <text:s/><text:span text:style-name="T161">0</text:span>,</text:p>
            <text:p text:style-name="P144"><text:span text:style-name="T153">x2</text:span><text:span text:style-name="T147"> = -</text:span><text:span text:style-name="T141">3</text:span><text:span text:style-name="T147">, </text:span><text:span text:style-name="T153">y2</text:span><text:span text:style-name="T147"> = -</text:span><text:span text:style-name="T141">4</text:span></text:p>
          </table:table-cell>
          <table:table-cell table:style-name="Таблица4.A2" office:value-type="string">
            <text:p text:style-name="P4">5</text:p>
          </table:table-cell>
          <table:table-cell table:style-name="Таблица4.A2" office:value-type="string">
            <text:p text:style-name="P84">С отрицательными координатами результат будет тот же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43"><text:span text:style-name="T213">x</text:span><text:span text:style-name="T211">1</text:span> = <text:span text:style-name="T86">12</text:span>, <text:span text:style-name="T211">y1</text:span> = -<text:span text:style-name="T86">5</text:span>,</text:p>
            <text:p text:style-name="P144"><text:span text:style-name="T137">x2</text:span><text:span text:style-name="T83"> = <text:s/></text:span><text:span text:style-name="T86">8</text:span><text:span text:style-name="T83">, </text:span><text:span text:style-name="T137">y2</text:span><text:span text:style-name="T83"> <text:s/>= <text:s/></text:span><text:span text:style-name="T86">7</text:span></text:p>
          </table:table-cell>
          <table:table-cell table:style-name="Таблица4.A2" office:value-type="string">
            <text:p text:style-name="P42">12.649111</text:p>
          </table:table-cell>
          <table:table-cell table:style-name="Таблица4.A2" office:value-type="string">
            <text:p text:style-name="P84">По т. Пифагора, гипотенуза треугольника, с катетами 4 и 12, будет равна квадратному корню из 160</text:p>
          </table:table-cell>
        </table:table-row>
      </table:table>
      <text:p text:style-name="P186">Код программы:</text:p>
      <text:p text:style-name="P219"><draw:custom-shape text:anchor-type="paragraph" draw:z-index="3" draw:name="Врезка 4" draw:style-name="gr18" draw:text-style-name="P289" svg:width="17.199cm" svg:height="2.857cm" svg:x="-0.053cm" svg:y="0.034cm"><text:p text:style-name="P288"><text:span text:style-name="T220">// Возвращает расстояние между двумя точками с координатами (х1, у1) и (х2, у2)</text:span><text:span text:style-name="T220"><text:line-break/></text:span><text:span text:style-name="T221">double </text:span><text:span text:style-name="T222">getDistance</text:span><text:span text:style-name="T223">(</text:span><text:span text:style-name="T221">const int </text:span><text:span text:style-name="T223">x1</text:span><text:span text:style-name="T221">, const int </text:span><text:span text:style-name="T223">y1</text:span><text:span text:style-name="T221">,</text:span><text:span text:style-name="T221"><text:line-break/></text:span><text:span text:style-name="T221"> <text:s text:c="18"/>const int </text:span><text:span text:style-name="T223">x2</text:span><text:span text:style-name="T221">, const int </text:span><text:span text:style-name="T223">y2) {</text:span><text:span text:style-name="T223"><text:line-break/></text:span><text:span text:style-name="T223"> <text:s/></text:span><text:span text:style-name="T221">int </text:span><text:span text:style-name="T223">dx = abs(x1 - x2)</text:span><text:span text:style-name="T221">; </text:span><text:span text:style-name="T220">// дельта x</text:span><text:span text:style-name="T220"><text:line-break/></text:span><text:span text:style-name="T220"> <text:s/></text:span><text:span text:style-name="T221">int </text:span><text:span text:style-name="T223">dy = abs(y1 - y2)</text:span><text:span text:style-name="T221">; </text:span><text:span text:style-name="T220">// дельта у</text:span><text:span text:style-name="T220"><text:line-break/></text:span><text:span text:style-name="T220"> <text:s/></text:span><text:span text:style-name="T221">return </text:span><text:span text:style-name="T223">sqrt(pow(dx, 2) + pow(dy, 2))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9"/>
      <text:p text:style-name="P219"/>
      <text:p text:style-name="P243"/>
      <text:p text:style-name="P186"/>
      <text:p text:style-name="P187"/>
      <text:p text:style-name="P187"/>
      <text:p text:style-name="P187"/>
      <text:p text:style-name="P187"/>
      <text:p text:style-name="P56"><text:span text:style-name="T170">№5.</text:span><text:span text:style-name="T198"> <text:s/>Напишите функцию </text:span><text:span text:style-name="T30">solveX2</text:span><text:span text:style-name="T198">, которая выводит корни квадратного уравнения: </text:span></text:p>
      <text:p text:style-name="P237">𝑎𝑥<text:span text:style-name="T163">2</text:span> + 𝑏𝑥 + 𝑐 = 0 </text:p>
      <text:p text:style-name="P220">Найденные корни должны быть выведены в теле функции. Если действительных корней нет - вывести соответствующее сообщение. </text:p>
      <text:p text:style-name="P128">Спецификация <text:span text:style-name="T204">для функции</text:span><text:span text:style-name="T20"> </text:span><text:span text:style-name="T30">solveX2</text:span>:</text:p>
      <text:p text:style-name="P109"><text:span text:style-name="T171"><text:tab/>З</text:span><text:span text:style-name="T170">аголовок</text:span><text:span text:style-name="T8">:</text:span><text:span text:style-name="T10"> </text:span><text:span text:style-name="T35">double </text:span><text:span text:style-name="T30">solveX2</text:span><text:span text:style-name="T35">(int </text:span><text:span text:style-name="T37">a</text:span><text:span text:style-name="T35">, int </text:span><text:span text:style-name="T37">b</text:span><text:span text:style-name="T35">, int </text:span><text:span text:style-name="T37">c</text:span><text:span text:style-name="T35">)</text:span></text:p>
      <text:p text:style-name="P56"><text:span text:style-name="T93"><text:tab/>Назначение:</text:span><text:span text:style-name="T96"> </text:span><text:span text:style-name="T121">Выводит корни квадратного уравнения</text:span><text:span text:style-name="T101">, где </text:span><text:span text:style-name="T38">a</text:span><text:span text:style-name="T189">, </text:span><text:span text:style-name="T190">b</text:span><text:span text:style-name="T189">, </text:span><text:span text:style-name="T190">c</text:span><text:span text:style-name="T189"> – </text:span><text:span text:style-name="T185">коэффициенты.</text:span></text:p>
      <text:p text:style-name="P187">Тестовые задания для задач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28">Входные данные</text:p>
          </table:table-cell>
          <table:table-cell table:style-name="Таблица5.A1" office:value-type="string">
            <text:p text:style-name="P28">Ожидаемый результат</text:p>
          </table:table-cell>
          <table:table-cell table:style-name="Таблица5.A1" office:value-type="string">
            <text:p text:style-name="P28">Пояснение</text:p>
          </table:table-cell>
        </table:table-row>
        <table:table-row table:style-name="Таблица5.1">
          <table:table-cell table:style-name="Таблица5.A2" office:value-type="string">
            <text:p text:style-name="P146"><text:span text:style-name="T211">a</text:span> = 1 </text:p>
            <text:p text:style-name="P146"><text:span text:style-name="T211">b</text:span> = 2</text:p>
            <text:p text:style-name="P146"><text:span text:style-name="T211">c</text:span> = 1</text:p>
          </table:table-cell>
          <table:table-cell table:style-name="Таблица5.A2" office:value-type="string">
            <text:p text:style-name="P145">-<text:span text:style-name="T162">1 -1</text:span></text:p>
          </table:table-cell>
          <table:table-cell table:style-name="Таблица5.A2" office:value-type="string">
            <text:p text:style-name="P85">Квадрат суммы</text:p>
          </table:table-cell>
        </table:table-row>
        <table:table-row table:style-name="Таблица5.1">
          <table:table-cell table:style-name="Таблица5.A2" office:value-type="string">
            <text:p text:style-name="P146"><text:span text:style-name="T211">a</text:span> = <text:s/><text:span text:style-name="T82">1</text:span></text:p>
            <text:p text:style-name="P146"><text:span text:style-name="T211">b</text:span> = -<text:span text:style-name="T82">8</text:span></text:p>
            <text:p text:style-name="P85"><text:span text:style-name="T211">c</text:span> = 12</text:p>
          </table:table-cell>
          <table:table-cell table:style-name="Таблица5.A2" office:value-type="string">
            <text:p text:style-name="P86">6 2</text:p>
          </table:table-cell>
          <table:table-cell table:style-name="Таблица5.A2" office:value-type="string">
            <text:p text:style-name="P87">Корни найденные через дискриминант</text:p>
          </table:table-cell>
        </table:table-row>
        <table:table-row table:style-name="Таблица5.1">
          <table:table-cell table:style-name="Таблица5.A2" office:value-type="string">
            <text:p text:style-name="P146"><text:span text:style-name="T211">a</text:span> = <text:s/><text:span text:style-name="T87">10</text:span></text:p>
            <text:p text:style-name="P146"><text:span text:style-name="T211">b</text:span> = -<text:span text:style-name="T87">3</text:span><text:span text:style-name="T88">0</text:span></text:p>
            <text:p text:style-name="P146"><text:span text:style-name="T145">c</text:span><text:span text:style-name="T141"> = <text:s/></text:span><text:span text:style-name="T142">20</text:span></text:p>
          </table:table-cell>
          <table:table-cell table:style-name="Таблица5.A2" office:value-type="string">
            <text:p text:style-name="P5">2 1</text:p>
          </table:table-cell>
          <table:table-cell table:style-name="Таблица5.A2" office:value-type="string">
            <text:p text:style-name="P87">Корни найденные через дискриминант</text:p>
          </table:table-cell>
        </table:table-row>
        <table:table-row table:style-name="Таблица5.1">
          <table:table-cell table:style-name="Таблица5.A2" office:value-type="string">
            <text:p text:style-name="P146"><text:span text:style-name="T214">a</text:span> = <text:s/><text:span text:style-name="T129">0</text:span></text:p>
            <text:p text:style-name="P146"><text:span text:style-name="T211">b</text:span> = <text:span text:style-name="T87">25</text:span></text:p>
            <text:p text:style-name="P146"><text:span text:style-name="T138">c</text:span><text:span text:style-name="T86"> = <text:s/></text:span><text:span text:style-name="T129">5</text:span></text:p>
          </table:table-cell>
          <table:table-cell table:style-name="Таблица5.A2" office:value-type="string">
            <text:p text:style-name="P148">Not quadratic</text:p>
          </table:table-cell>
          <table:table-cell table:style-name="Таблица5.A2" office:value-type="string">
            <text:p text:style-name="P88">Не является квадратичной функцией, так как коэффициент перед квадратом = 0</text:p>
          </table:table-cell>
        </table:table-row>
        <table:table-row table:style-name="Таблица5.1">
          <table:table-cell table:style-name="Таблица5.A2" office:value-type="string">
            <text:p text:style-name="P147"><text:span text:style-name="T211">a</text:span> = <text:span text:style-name="T87">10</text:span></text:p>
            <text:p text:style-name="P147"><text:span text:style-name="T211">b</text:span> = <text:span text:style-name="T87">3</text:span><text:span text:style-name="T88">0</text:span></text:p>
            <text:p text:style-name="P147"><text:span text:style-name="T145">c</text:span><text:span text:style-name="T141"> = </text:span><text:span text:style-name="T143">5</text:span><text:span text:style-name="T142">0</text:span></text:p>
          </table:table-cell>
          <table:table-cell table:style-name="Таблица5.A2" office:value-type="string">
            <text:p text:style-name="P149">No solutions</text:p>
          </table:table-cell>
          <table:table-cell table:style-name="Таблица5.A2" office:value-type="string">
            <text:p text:style-name="P89">Нет решений, так как дискриминант &lt; <text:span text:style-name="T4">0</text:span></text:p>
          </table:table-cell>
        </table:table-row>
      </table:table>
      <text:p text:style-name="P187"/>
      <text:p text:style-name="P187">Код программы:</text:p>
      <text:p text:style-name="P220"><draw:custom-shape text:anchor-type="paragraph" draw:z-index="4" draw:name="Врезка 5" draw:style-name="gr17" draw:text-style-name="P289" svg:width="17.036cm" svg:height="6.432cm" svg:x="-0.053cm" svg:y="0.034cm"><text:p text:style-name="P288"><text:span text:style-name="T220">// Выводит корни квадратного уравнения, где a, b, c – коэффициенты.</text:span><text:span text:style-name="T220"><text:line-break/></text:span><text:span text:style-name="T221">void </text:span><text:span text:style-name="T222">solveX2</text:span><text:span text:style-name="T223">(</text:span><text:span text:style-name="T221">const int </text:span><text:span text:style-name="T223">a</text:span><text:span text:style-name="T221">, const int </text:span><text:span text:style-name="T223">b</text:span><text:span text:style-name="T221">, const int </text:span><text:span text:style-name="T223">c) {</text:span><text:span text:style-name="T223"><text:line-break/></text:span><text:span text:style-name="T223"> <text:s/></text:span><text:span text:style-name="T221">if </text:span><text:span text:style-name="T223">(a == </text:span><text:span text:style-name="T224">0</text:span><text:span text:style-name="T223">)</text:span><text:span text:style-name="T223"><text:line-break/></text:span><text:span text:style-name="T223"> <text:s text:c="3"/>printf(</text:span><text:span text:style-name="T225">"not quadratic"</text:span><text:span text:style-name="T223">)</text:span><text:span text:style-name="T221">;</text:span><text:span text:style-name="T221"><text:line-break/></text:span><text:span text:style-name="T221"> <text:s/>double </text:span><text:span text:style-name="T223">D = pow(b</text:span><text:span text:style-name="T221">, </text:span><text:span text:style-name="T224">2</text:span><text:span text:style-name="T223">) - </text:span><text:span text:style-name="T224">4 </text:span><text:span text:style-name="T223">* a * c</text:span><text:span text:style-name="T221">;</text:span><text:span text:style-name="T221"><text:line-break/></text:span><text:span text:style-name="T221"> <text:s/>if </text:span><text:span text:style-name="T223">(D &lt; -</text:span><text:span text:style-name="T228">EPS</text:span><text:span text:style-name="T223">)</text:span><text:span text:style-name="T223"><text:line-break/></text:span><text:span text:style-name="T223"> <text:s text:c="3"/>printf(</text:span><text:span text:style-name="T225">"No solutions"</text:span><text:span text:style-name="T223">)</text:span><text:span text:style-name="T221">;</text:span><text:span text:style-name="T221"><text:line-break/></text:span><text:span text:style-name="T221"> <text:s/>else if </text:span><text:span text:style-name="T223">(dabs(D) &lt;= </text:span><text:span text:style-name="T228">EPS</text:span><text:span text:style-name="T223">)</text:span><text:span text:style-name="T223"><text:line-break/></text:span><text:span text:style-name="T223"> <text:s text:c="3"/>printf(</text:span><text:span text:style-name="T225">"x = %d"</text:span><text:span text:style-name="T221">, </text:span><text:span text:style-name="T223">-b / (</text:span><text:span text:style-name="T224">2 </text:span><text:span text:style-name="T223">* a))</text:span><text:span text:style-name="T221">;</text:span><text:span text:style-name="T221"><text:line-break/></text:span><text:span text:style-name="T221"> <text:s/>else </text:span><text:span text:style-name="T223">{</text:span><text:span text:style-name="T223"><text:line-break/></text:span><text:span text:style-name="T223"> <text:s text:c="3"/></text:span><text:span text:style-name="T221">double </text:span><text:span text:style-name="T223">sqrtD = sqrt(D)</text:span><text:span text:style-name="T221">;</text:span><text:span text:style-name="T221"><text:line-break/></text:span><text:span text:style-name="T221"> <text:s text:c="3"/>double </text:span><text:span text:style-name="T223">x1 = (-b + sqrtD) / (</text:span><text:span text:style-name="T224">2 </text:span><text:span text:style-name="T223">* a)</text:span><text:span text:style-name="T221">;</text:span><text:span text:style-name="T221"><text:line-break/></text:span><text:span text:style-name="T221"> <text:s text:c="3"/>double </text:span><text:span text:style-name="T223">x2 = (-b - sqrtD) / (</text:span><text:span text:style-name="T224">2 </text:span><text:span text:style-name="T223">* a)</text:span><text:span text:style-name="T221">;</text:span><text:span text:style-name="T221"><text:line-break/></text:span><text:span text:style-name="T221"> <text:s text:c="3"/></text:span><text:span text:style-name="T223">printf(</text:span><text:span text:style-name="T225">"x1 = %lf</text:span><text:span text:style-name="T221">\n</text:span><text:span text:style-name="T225">x2 = %lf"</text:span><text:span text:style-name="T221">, </text:span><text:span text:style-name="T223">x1</text:span><text:span text:style-name="T221">, </text:span><text:span text:style-name="T223">x2)</text:span><text:span text:style-name="T221">;</text:span><text:span text:style-name="T221"><text:line-break/></text:span><text:span text:style-name="T221"> <text:s/></text:span><text:span text:style-name="T223">}</text:span><text:span text:style-name="T223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0"/>
      <text:p text:style-name="P220"/>
      <text:p text:style-name="P244"/>
      <text:p text:style-name="P259"/>
      <text:p text:style-name="P244"/>
      <text:p text:style-name="P244"/>
      <text:p text:style-name="P244"/>
      <text:p text:style-name="P244"/>
      <text:p text:style-name="P244"/>
      <text:p text:style-name="P244"/>
      <text:p text:style-name="P240"/>
      <text:p text:style-name="P240"/>
      <text:p text:style-name="P240"/>
      <text:p text:style-name="P183"/>
      <text:p text:style-name="P57"><text:soft-page-break/><text:span text:style-name="T170">№6.</text:span><text:span text:style-name="T198"> <text:s/>Написать функцию </text:span><text:span text:style-name="T30">isDigit</text:span><text:span text:style-name="T198">, которая возвращает значение ’истина’, если символ</text:span><text:span text:style-name="T10"> </text:span><text:span text:style-name="T30">x</text:span><text:span text:style-name="T10"> </text:span><text:span text:style-name="T198">является цифрой, ’ложь’ - в противном случае. </text:span></text:p>
      <text:p text:style-name="P209">Спецификация<text:span text:style-name="T82"> </text:span><text:span text:style-name="T116">для функции</text:span><text:span text:style-name="T20"> </text:span><text:span text:style-name="T30">isDigit</text:span><text:span text:style-name="T82">:</text:span></text:p>
      <text:p text:style-name="P109"><text:span text:style-name="T171"><text:tab/>З</text:span><text:span text:style-name="T170">аголовок</text:span><text:span text:style-name="T8">:</text:span><text:span text:style-name="T10"> </text:span><text:span text:style-name="T39">int</text:span><text:span text:style-name="T35"> </text:span><text:span text:style-name="T30">isDigit</text:span><text:span text:style-name="T35">(</text:span><text:span text:style-name="T39">char a</text:span><text:span text:style-name="T35">)</text:span></text:p>
      <text:p text:style-name="P110"><text:span text:style-name="T170"><text:tab/>Назначение:</text:span><text:span text:style-name="T198"> </text:span><text:span text:style-name="T200">В</text:span><text:span text:style-name="T201">озвращает значение</text:span><text:span text:style-name="T12"> 1 (</text:span><text:span text:style-name="T201">’истина’</text:span><text:span text:style-name="T12">)</text:span><text:span text:style-name="T201">, если символ</text:span><text:span text:style-name="T12"> </text:span><text:span text:style-name="T40">x</text:span><text:span text:style-name="T12"> </text:span><text:span text:style-name="T201">является цифрой, </text:span><text:span text:style-name="T12">0 (</text:span><text:span text:style-name="T201">’ложь’</text:span><text:span text:style-name="T12">) </text:span><text:span text:style-name="T201">- в противном случае. </text:span></text:p>
      <text:p text:style-name="P188">Тестовые задания для задачи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29">Входные данные</text:p>
          </table:table-cell>
          <table:table-cell table:style-name="Таблица7.A1" office:value-type="string">
            <text:p text:style-name="P29">Ожидаемый результат</text:p>
          </table:table-cell>
          <table:table-cell table:style-name="Таблица7.A1" office:value-type="string">
            <text:p text:style-name="P29">Пояснение</text:p>
          </table:table-cell>
        </table:table-row>
        <table:table-row table:style-name="Таблица7.1">
          <table:table-cell table:style-name="Таблица7.A2" office:value-type="string">
            <text:p text:style-name="P150">`a`</text:p>
          </table:table-cell>
          <table:table-cell table:style-name="Таблица7.A2" office:value-type="string">
            <text:p text:style-name="P150">0</text:p>
          </table:table-cell>
          <table:table-cell table:style-name="Таблица7.A2" office:value-type="string">
            <text:p text:style-name="P90">Это буква</text:p>
          </table:table-cell>
        </table:table-row>
        <table:table-row table:style-name="Таблица7.1">
          <table:table-cell table:style-name="Таблица7.A2" office:value-type="string">
            <text:p text:style-name="P150">`7`</text:p>
          </table:table-cell>
          <table:table-cell table:style-name="Таблица7.A2" office:value-type="string">
            <text:p text:style-name="P150">1</text:p>
          </table:table-cell>
          <table:table-cell table:style-name="Таблица7.A2" office:value-type="string">
            <text:p text:style-name="P90">Это цифра</text:p>
          </table:table-cell>
        </table:table-row>
        <table:table-row table:style-name="Таблица7.1">
          <table:table-cell table:style-name="Таблица7.A2" office:value-type="string">
            <text:p text:style-name="P150"><text:span text:style-name="T148">`!</text:span><text:span text:style-name="T146">`</text:span></text:p>
          </table:table-cell>
          <table:table-cell table:style-name="Таблица7.A2" office:value-type="string">
            <text:p text:style-name="P9">0</text:p>
          </table:table-cell>
          <table:table-cell table:style-name="Таблица7.A2" office:value-type="string">
            <text:p text:style-name="P90">Это знак</text:p>
          </table:table-cell>
        </table:table-row>
        <table:table-row table:style-name="Таблица7.1">
          <table:table-cell table:style-name="Таблица7.A2" office:value-type="string">
            <text:p text:style-name="P150">` `</text:p>
          </table:table-cell>
          <table:table-cell table:style-name="Таблица7.A2" office:value-type="string">
            <text:p text:style-name="P43">0</text:p>
          </table:table-cell>
          <table:table-cell table:style-name="Таблица7.A2" office:value-type="string">
            <text:p text:style-name="P90">Это пробел</text:p>
          </table:table-cell>
        </table:table-row>
      </table:table>
      <text:p text:style-name="P188">Код программы:</text:p>
      <text:p text:style-name="P221"><draw:custom-shape text:anchor-type="paragraph" draw:z-index="5" draw:name="Врезка 7" draw:style-name="gr16" draw:text-style-name="P289" svg:width="16.624cm" svg:height="2.038cm" svg:x="-0.053cm" svg:y="0.034cm"><text:p text:style-name="P288"><text:span text:style-name="T220">// Возвращает значение 1 (’истина’), если символ x - является цифрой,</text:span><text:span text:style-name="T220"><text:line-break/></text:span><text:span text:style-name="T220">// 0 (’ложь’) - в противном случае.</text:span><text:span text:style-name="T220"><text:line-break/></text:span><text:span text:style-name="T221">int </text:span><text:span text:style-name="T222">isDigit</text:span><text:span text:style-name="T223">(</text:span><text:span text:style-name="T221">const char </text:span><text:span text:style-name="T223">x) {</text:span><text:span text:style-name="T223"><text:line-break/></text:span><text:span text:style-name="T223"> <text:s/></text:span><text:span text:style-name="T221">return </text:span><text:span text:style-name="T223">x &gt;= </text:span><text:span text:style-name="T225">'0' </text:span><text:span text:style-name="T223">&amp;&amp; x &lt;= </text:span><text:span text:style-name="T225">'9'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1"/>
      <text:p text:style-name="P221"/>
      <text:p text:style-name="P245"/>
      <text:p text:style-name="P260"/>
      <text:p text:style-name="P188"/>
      <text:p text:style-name="P188"/>
      <text:p text:style-name="P58"><text:span text:style-name="T170">№7.</text:span><text:span text:style-name="T198"> <text:s/>Напишите функцию </text:span><text:span text:style-name="T41">swap</text:span><text:span text:style-name="T198">, которая принимает две переменные </text:span><text:span text:style-name="T41">a</text:span><text:span text:style-name="T23"> </text:span><text:span text:style-name="T120">и </text:span><text:span text:style-name="T41">b</text:span><text:span text:style-name="T23"> </text:span><text:span text:style-name="T198">типа</text:span><text:span text:style-name="T10"> </text:span><text:span text:style-name="T211">float</text:span><text:span text:style-name="T10"> </text:span><text:span text:style-name="T198">и обменивает их значения. </text:span></text:p>
      <text:p text:style-name="P209">Спецификация<text:span text:style-name="T82"> </text:span><text:span text:style-name="T116">для функции</text:span><text:span text:style-name="T20"> </text:span><text:span text:style-name="T41">swap</text:span>:</text:p>
      <text:p text:style-name="P111"><text:span text:style-name="T171"><text:tab/>З</text:span><text:span text:style-name="T170">аголовок</text:span><text:span text:style-name="T8">:</text:span><text:span text:style-name="T10"> </text:span><text:span text:style-name="T42">void swap(float *a, float *b)</text:span></text:p>
      <text:p text:style-name="P58"><text:span text:style-name="T93"><text:tab/>Назначение:</text:span><text:span text:style-name="T96"> </text:span><text:span text:style-name="T100">Обменивает значения двух переменных</text:span><text:span text:style-name="T13"> </text:span><text:span text:style-name="T38">a</text:span><text:span text:style-name="T101"> и</text:span><text:span text:style-name="T14"> </text:span><text:span text:style-name="T38">b</text:span><text:span text:style-name="T13"> </text:span><text:span text:style-name="T100">типа </text:span><text:span text:style-name="T13">float</text:span></text:p>
      <text:p text:style-name="P189">Тестовые задания для задачи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30">Входные данные</text:p>
          </table:table-cell>
          <table:table-cell table:style-name="Таблица6.A1" office:value-type="string">
            <text:p text:style-name="P30">Ожидаемый результат</text:p>
          </table:table-cell>
          <table:table-cell table:style-name="Таблица6.A1" office:value-type="string">
            <text:p text:style-name="P30">Пояснение</text:p>
          </table:table-cell>
        </table:table-row>
        <table:table-row table:style-name="Таблица6.1">
          <table:table-cell table:style-name="Таблица6.A2" office:value-type="string">
            <text:p text:style-name="P151"><text:span text:style-name="T215">a</text:span> = <text:span text:style-name="T89">5.0</text:span></text:p>
            <text:p text:style-name="P151"><text:span text:style-name="T211">b</text:span> = <text:span text:style-name="T164">7.8</text:span></text:p>
          </table:table-cell>
          <table:table-cell table:style-name="Таблица6.A2" office:value-type="string">
            <text:p text:style-name="P151"><text:span text:style-name="T215">a</text:span> = <text:span text:style-name="T164">7.8</text:span></text:p>
            <text:p text:style-name="P151"><text:span text:style-name="T211">b</text:span> = <text:span text:style-name="T164">5.0</text:span></text:p>
          </table:table-cell>
          <table:table-cell table:style-name="Таблица6.A2" office:value-type="string">
            <text:p text:style-name="P91">Обменивает значения двух переменных</text:p>
          </table:table-cell>
        </table:table-row>
        <table:table-row table:style-name="Таблица6.1">
          <table:table-cell table:style-name="Таблица6.A2" office:value-type="string">
            <text:p text:style-name="P151"><text:span text:style-name="T215">a</text:span><text:span text:style-name="T164"> </text:span>= <text:span text:style-name="T164">2.33</text:span></text:p>
            <text:p text:style-name="P151"><text:span text:style-name="T211">b</text:span> = <text:span text:style-name="T164">7.67</text:span></text:p>
          </table:table-cell>
          <table:table-cell table:style-name="Таблица6.A2" office:value-type="string">
            <text:p text:style-name="P151"><text:span text:style-name="T215">a</text:span> = <text:span text:style-name="T164">7.67</text:span></text:p>
            <text:p text:style-name="P151"><text:span text:style-name="T211">b</text:span> = <text:span text:style-name="T164">2.33</text:span></text:p>
          </table:table-cell>
          <table:table-cell table:style-name="Таблица6.A2" office:value-type="string">
            <text:p text:style-name="P91">Обменивает значения двух переменных</text:p>
          </table:table-cell>
        </table:table-row>
        <table:table-row table:style-name="Таблица6.1">
          <table:table-cell table:style-name="Таблица6.A2" office:value-type="string">
            <text:p text:style-name="P151"><text:span text:style-name="T215">a</text:span> = -<text:span text:style-name="T164">7.123</text:span></text:p>
            <text:p text:style-name="P151"><text:span text:style-name="T152">b</text:span><text:span text:style-name="T146"> = <text:s/></text:span><text:span text:style-name="T149">7.123</text:span></text:p>
          </table:table-cell>
          <table:table-cell table:style-name="Таблица6.A2" office:value-type="string">
            <text:p text:style-name="P151"><text:span text:style-name="T215">a</text:span><text:span text:style-name="T164"> </text:span>= <text:s/><text:span text:style-name="T164">7.123</text:span></text:p>
            <text:p text:style-name="P10"><text:span text:style-name="T211">b</text:span> = -<text:span text:style-name="T164">7.123</text:span></text:p>
          </table:table-cell>
          <table:table-cell table:style-name="Таблица6.A2" office:value-type="string">
            <text:p text:style-name="P91">Обменивает значения двух переменных</text:p>
          </table:table-cell>
        </table:table-row>
        <table:table-row table:style-name="Таблица6.5">
          <table:table-cell table:style-name="Таблица6.A2" office:value-type="string">
            <text:p text:style-name="P151"><text:span text:style-name="T211">a</text:span> = <text:span text:style-name="T164">0</text:span></text:p>
            <text:p text:style-name="P151"><text:span text:style-name="T211">b</text:span> = <text:span text:style-name="T164">0</text:span></text:p>
          </table:table-cell>
          <table:table-cell table:style-name="Таблица6.A2" office:value-type="string">
            <text:p text:style-name="P151"><text:span text:style-name="T211">a</text:span> = <text:span text:style-name="T164">0</text:span></text:p>
            <text:p text:style-name="P151"><text:span text:style-name="T211">b</text:span> = <text:span text:style-name="T164">0</text:span></text:p>
          </table:table-cell>
          <table:table-cell table:style-name="Таблица6.A2" office:value-type="string">
            <text:p text:style-name="P91">Обменивает значения двух переменных</text:p>
          </table:table-cell>
        </table:table-row>
      </table:table>
      <text:p text:style-name="P189">Код программы:</text:p>
      <text:p text:style-name="P222"><draw:custom-shape text:anchor-type="paragraph" draw:z-index="6" draw:name="Врезка 6" draw:style-name="gr15" draw:text-style-name="P289" svg:width="16.624cm" svg:height="2.407cm" svg:x="-0.053cm" svg:y="0.034cm"><text:p text:style-name="P288"><text:span text:style-name="T220">// Обменивает значения двух переменных a и b типа float</text:span><text:span text:style-name="T220"><text:line-break/></text:span><text:span text:style-name="T221">void </text:span><text:span text:style-name="T222">swap</text:span><text:span text:style-name="T223">(</text:span><text:span text:style-name="T221">float </text:span><text:span text:style-name="T223">*a</text:span><text:span text:style-name="T221">, float </text:span><text:span text:style-name="T223">*b) {</text:span><text:span text:style-name="T223"><text:line-break/></text:span><text:span text:style-name="T223"> <text:s/></text:span><text:span text:style-name="T221">float </text:span><text:span text:style-name="T223">t = *a</text:span><text:span text:style-name="T221">;</text:span><text:span text:style-name="T221"><text:line-break/></text:span><text:span text:style-name="T221"> <text:s/></text:span><text:span text:style-name="T223">*a = *b</text:span><text:span text:style-name="T221">;</text:span><text:span text:style-name="T221"><text:line-break/></text:span><text:span text:style-name="T221"> <text:s/></text:span><text:span text:style-name="T223">*b = t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2"/>
      <text:p text:style-name="P222"/>
      <text:p text:style-name="P246"/>
      <text:p text:style-name="P261"/>
      <text:p text:style-name="P246"/>
      <text:p text:style-name="P204"/>
      <text:p text:style-name="P204"/>
      <text:p text:style-name="P204"/>
      <text:p text:style-name="P59"><text:span text:style-name="T170">№8.</text:span><text:span text:style-name="T198"> <text:s/>Напишите функцию </text:span><text:span text:style-name="T38">sort2</text:span><text:span text:style-name="T198">, которая упорядочивает значения</text:span><text:span text:style-name="T10"> </text:span><text:span text:style-name="T38">a</text:span><text:span text:style-name="T10"> </text:span><text:span text:style-name="T198">и</text:span><text:span text:style-name="T10"> </text:span><text:span text:style-name="T38">b</text:span><text:span text:style-name="T10"> </text:span><text:span text:style-name="T198">типа </text:span><text:span text:style-name="T205">𝑓𝑙𝑜𝑎𝑡</text:span><text:span text:style-name="T198">. Т.е. если </text:span><text:span text:style-name="T205">𝑎</text:span><text:span text:style-name="T198"> &gt; </text:span><text:span text:style-name="T205">𝑏</text:span><text:span text:style-name="T198">, то после выполнения функции значение переменной </text:span><text:span text:style-name="T38">a</text:span><text:span text:style-name="T198"> должно быть меньше значения переменной</text:span><text:span text:style-name="T10"> </text:span><text:span text:style-name="T38">b</text:span><text:span text:style-name="T10"> </text:span><text:span text:style-name="T198">(при решении используйте функцию</text:span><text:span text:style-name="T10"> </text:span><text:span text:style-name="T38">swap</text:span><text:span text:style-name="T10"> </text:span><text:span text:style-name="T198">из прошлой задачи). </text:span></text:p>
      <text:p text:style-name="P209">Спецификация<text:span text:style-name="T82"> </text:span><text:span text:style-name="T116">для функции</text:span><text:span text:style-name="T20"> </text:span><text:span text:style-name="T38">sort2</text:span>:</text:p>
      <text:p text:style-name="P111"><text:span text:style-name="T171"><text:tab/>З</text:span><text:span text:style-name="T170">аголовок</text:span><text:span text:style-name="T8">:</text:span><text:span text:style-name="T10"> </text:span><text:span text:style-name="T42">void </text:span><text:span text:style-name="T43">sort2</text:span><text:span text:style-name="T42">(float *a, float *b)</text:span></text:p>
      <text:p text:style-name="P58"><text:span text:style-name="T93"><text:tab/>Назначение:</text:span><text:span text:style-name="T96"> </text:span><text:span text:style-name="T102">Сортирует значения</text:span><text:span text:style-name="T24"> </text:span><text:span text:style-name="T38">a</text:span><text:span text:style-name="T24"> </text:span><text:span text:style-name="T102">и </text:span><text:span text:style-name="T38">b</text:span><text:span text:style-name="T24"> </text:span><text:span text:style-name="T102">по </text:span><text:span text:style-name="T103">возрастанию</text:span><text:span text:style-name="T102">.</text:span></text:p>
      <text:p text:style-name="P131"/>
      <text:p text:style-name="P189"/>
      <text:p text:style-name="P189"/>
      <text:p text:style-name="P189"><text:soft-page-break/>Тестовые задания для задачи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30">Входные данные</text:p>
          </table:table-cell>
          <table:table-cell table:style-name="Таблица8.A1" office:value-type="string">
            <text:p text:style-name="P30">Ожидаемый результат</text:p>
          </table:table-cell>
          <table:table-cell table:style-name="Таблица8.A1" office:value-type="string">
            <text:p text:style-name="P30">Пояснение</text:p>
          </table:table-cell>
        </table:table-row>
        <table:table-row table:style-name="Таблица8.1">
          <table:table-cell table:style-name="Таблица8.A2" office:value-type="string">
            <text:p text:style-name="P151"><text:span text:style-name="T215">a</text:span> = <text:span text:style-name="T89">5.0</text:span></text:p>
            <text:p text:style-name="P151"><text:span text:style-name="T211">b</text:span> = <text:span text:style-name="T164">7.8</text:span></text:p>
          </table:table-cell>
          <table:table-cell table:style-name="Таблица8.A2" office:value-type="string">
            <text:p text:style-name="P152"><text:span text:style-name="T215">a</text:span> = <text:span text:style-name="T89">5.0</text:span></text:p>
            <text:p text:style-name="P152"><text:span text:style-name="T211">b</text:span> = <text:span text:style-name="T164">7.8</text:span></text:p>
          </table:table-cell>
          <table:table-cell table:style-name="Таблица8.A2" office:value-type="string">
            <text:p text:style-name="P92">Изначально значения в порядке возрастания</text:p>
          </table:table-cell>
        </table:table-row>
        <table:table-row table:style-name="Таблица8.1">
          <table:table-cell table:style-name="Таблица8.A2" office:value-type="string">
            <text:p text:style-name="P151"><text:span text:style-name="T216">a</text:span><text:span text:style-name="T164"> </text:span>= <text:span text:style-name="T165">7.67</text:span></text:p>
            <text:p text:style-name="P151"><text:span text:style-name="T211">b</text:span> = <text:span text:style-name="T165">2.33</text:span></text:p>
          </table:table-cell>
          <table:table-cell table:style-name="Таблица8.A2" office:value-type="string">
            <text:p text:style-name="P151"><text:span text:style-name="T217">a</text:span> = <text:span text:style-name="T165">2.33</text:span></text:p>
            <text:p text:style-name="P151"><text:span text:style-name="T211">b</text:span> = <text:span text:style-name="T165">7.67</text:span></text:p>
          </table:table-cell>
          <table:table-cell table:style-name="Таблица8.A2" office:value-type="string">
            <text:p text:style-name="P94"><text:span text:style-name="T62">a</text:span><text:span text:style-name="T4"> &gt; </text:span><text:span text:style-name="T62">b</text:span><text:span text:style-name="T4">, </text:span>поэтому меняем их местами</text:p>
          </table:table-cell>
        </table:table-row>
        <table:table-row table:style-name="Таблица8.1">
          <table:table-cell table:style-name="Таблица8.A2" office:value-type="string">
            <text:p text:style-name="P151"><text:span text:style-name="T215">a</text:span> = <text:s/><text:span text:style-name="T164">7.123</text:span></text:p>
            <text:p text:style-name="P151"><text:span text:style-name="T152">b</text:span><text:span text:style-name="T146"> = -</text:span><text:span text:style-name="T149">7.123</text:span></text:p>
          </table:table-cell>
          <table:table-cell table:style-name="Таблица8.A2" office:value-type="string">
            <text:p text:style-name="P151"><text:span text:style-name="T215">a</text:span><text:span text:style-name="T164"> </text:span>= -<text:span text:style-name="T164">7.123</text:span></text:p>
            <text:p text:style-name="P10"><text:span text:style-name="T211">b</text:span> = <text:s/><text:span text:style-name="T164">7.123</text:span></text:p>
          </table:table-cell>
          <table:table-cell table:style-name="Таблица8.A2" office:value-type="string">
            <text:p text:style-name="P94"><text:span text:style-name="T62">a</text:span><text:span text:style-name="T4"> &gt; </text:span><text:span text:style-name="T62">b</text:span><text:span text:style-name="T4">, </text:span>поэтому меняем их местами</text:p>
          </table:table-cell>
        </table:table-row>
        <table:table-row table:style-name="Таблица8.1">
          <table:table-cell table:style-name="Таблица8.A2" office:value-type="string">
            <text:p text:style-name="P151"><text:span text:style-name="T211">a</text:span> = <text:span text:style-name="T164">0</text:span></text:p>
            <text:p text:style-name="P151"><text:span text:style-name="T211">b</text:span> = <text:span text:style-name="T164">0</text:span></text:p>
          </table:table-cell>
          <table:table-cell table:style-name="Таблица8.A2" office:value-type="string">
            <text:p text:style-name="P151"><text:span text:style-name="T211">a</text:span> = <text:span text:style-name="T164">0</text:span></text:p>
            <text:p text:style-name="P151"><text:span text:style-name="T211">b</text:span> = <text:span text:style-name="T164">0</text:span></text:p>
          </table:table-cell>
          <table:table-cell table:style-name="Таблица8.A2" office:value-type="string">
            <text:p text:style-name="P94">Значения равны</text:p>
          </table:table-cell>
        </table:table-row>
      </table:table>
      <text:p text:style-name="P189">Код программы:</text:p>
      <text:p text:style-name="P222"><draw:custom-shape text:anchor-type="paragraph" draw:z-index="7" draw:name="Врезка 8" draw:style-name="gr14" draw:text-style-name="P289" svg:width="16.624cm" svg:height="2.024cm" svg:x="-0.053cm" svg:y="0.034cm"><text:p text:style-name="P288"><text:span text:style-name="T220">// Сортирует значения a и b по возрастанию.</text:span><text:span text:style-name="T220"><text:line-break/></text:span><text:span text:style-name="T221">void </text:span><text:span text:style-name="T222">sort2</text:span><text:span text:style-name="T223">(</text:span><text:span text:style-name="T221">float </text:span><text:span text:style-name="T223">*a</text:span><text:span text:style-name="T221">, float </text:span><text:span text:style-name="T223">*b) {</text:span><text:span text:style-name="T223"><text:line-break/></text:span><text:span text:style-name="T223"> <text:s/></text:span><text:span text:style-name="T221">if </text:span><text:span text:style-name="T223">(*a &gt; *b)</text:span><text:span text:style-name="T223"><text:line-break/></text:span><text:span text:style-name="T223"> <text:s text:c="3"/>swap(a</text:span><text:span text:style-name="T221">, </text:span><text:span text:style-name="T223">b)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2"/>
      <text:p text:style-name="P222"/>
      <text:p text:style-name="P222"/>
      <text:p text:style-name="P222"/>
      <text:p text:style-name="P222"/>
      <text:p text:style-name="P222"/>
      <text:p text:style-name="P60"><text:span text:style-name="T170">№9.</text:span><text:span text:style-name="T198"> <text:s/>Напишите функцию </text:span><text:span text:style-name="T38">sort3</text:span><text:span text:style-name="T198">, которая упорядочивает значения переменных </text:span><text:span text:style-name="T38">a</text:span><text:span text:style-name="T14">, </text:span><text:span text:style-name="T38">b</text:span><text:span text:style-name="T14">, </text:span><text:span text:style-name="T38">c</text:span><text:span text:style-name="T198"> <text:s/>типа </text:span><text:span text:style-name="T205">𝑓𝑙𝑜𝑎𝑡</text:span><text:span text:style-name="T198"> таким образом, чтобы: </text:span><text:span text:style-name="T38">a</text:span><text:span text:style-name="T198"> ≤ </text:span><text:span text:style-name="T38">b</text:span><text:span text:style-name="T198"> ≤ </text:span><text:span text:style-name="T38">c</text:span><text:span text:style-name="T198"> (при решении используйте функцию </text:span><text:span text:style-name="T38">sort2</text:span><text:span text:style-name="T198"> из прошлой задачи). </text:span></text:p>
      <text:p text:style-name="P209">Спецификация<text:span text:style-name="T82"> </text:span><text:span text:style-name="T116">для функции</text:span><text:span text:style-name="T20"> </text:span><text:span text:style-name="T38">sort</text:span><text:span text:style-name="T40">3</text:span>:</text:p>
      <text:p text:style-name="P112"><text:span text:style-name="T171"><text:tab/>З</text:span><text:span text:style-name="T170">аголовок</text:span><text:span text:style-name="T8">:</text:span><text:span text:style-name="T10"> </text:span><text:span text:style-name="T42">void </text:span><text:span text:style-name="T43">sort</text:span><text:span text:style-name="T208">3</text:span><text:span text:style-name="T42">(float *a, float *b</text:span><text:span text:style-name="T44">, float *c</text:span><text:span text:style-name="T42">)</text:span></text:p>
      <text:p text:style-name="P60"><text:span text:style-name="T93"><text:tab/>Назначение:</text:span><text:span text:style-name="T96"> </text:span><text:span text:style-name="T102">Сортирует значения </text:span><text:span text:style-name="T123">а</text:span><text:span text:style-name="T102">, </text:span><text:span text:style-name="T43">b</text:span><text:span text:style-name="T102"> </text:span><text:span text:style-name="T103">и </text:span><text:span text:style-name="T124">с</text:span><text:span text:style-name="T102"> по</text:span><text:span text:style-name="T97"> </text:span><text:span text:style-name="T104">неубыванию</text:span><text:span text:style-name="T102">.</text:span></text:p>
      <text:p text:style-name="P190">Тестовые задания для задачи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31">Входные данные</text:p>
          </table:table-cell>
          <table:table-cell table:style-name="Таблица9.A1" office:value-type="string">
            <text:p text:style-name="P31">Ожидаемый результат</text:p>
          </table:table-cell>
          <table:table-cell table:style-name="Таблица9.A1" office:value-type="string">
            <text:p text:style-name="P31">Пояснение</text:p>
          </table:table-cell>
        </table:table-row>
        <table:table-row table:style-name="Таблица9.1">
          <table:table-cell table:style-name="Таблица9.A2" office:value-type="string">
            <text:p text:style-name="P153"><text:span text:style-name="T215">a</text:span> = <text:span text:style-name="T89">5.0</text:span></text:p>
            <text:p text:style-name="P153"><text:span text:style-name="T211">b</text:span> = <text:span text:style-name="T164">7.8</text:span></text:p>
            <text:p text:style-name="P157"><text:span text:style-name="T211">c</text:span> = 9.0</text:p>
          </table:table-cell>
          <table:table-cell table:style-name="Таблица9.A2" office:value-type="string">
            <text:p text:style-name="P154"><text:span text:style-name="T215">a</text:span> = <text:span text:style-name="T89">5.0</text:span></text:p>
            <text:p text:style-name="P154"><text:span text:style-name="T211">b</text:span> = <text:span text:style-name="T164">7.8</text:span></text:p>
            <text:p text:style-name="P95"><text:span text:style-name="T211">c</text:span> = 9.0</text:p>
          </table:table-cell>
          <table:table-cell table:style-name="Таблица9.A2" office:value-type="string">
            <text:p text:style-name="P93">Изначально значения в порядке возрастания</text:p>
          </table:table-cell>
        </table:table-row>
        <table:table-row table:style-name="Таблица9.1">
          <table:table-cell table:style-name="Таблица9.A2" office:value-type="string">
            <text:p text:style-name="P153"><text:span text:style-name="T216">a</text:span><text:span text:style-name="T164"> </text:span>= <text:span text:style-name="T165">7.67</text:span></text:p>
            <text:p text:style-name="P153"><text:span text:style-name="T211">b</text:span> = <text:span text:style-name="T165">2.33</text:span></text:p>
            <text:p text:style-name="P157"><text:span text:style-name="T211">c</text:span> = <text:s/>1.0</text:p>
          </table:table-cell>
          <table:table-cell table:style-name="Таблица9.A2" office:value-type="string">
            <text:p text:style-name="P153"><text:span text:style-name="T218">a</text:span> = <text:span text:style-name="T166">1.0</text:span></text:p>
            <text:p text:style-name="P153"><text:span text:style-name="T211">b</text:span> = <text:span text:style-name="T166">2.33</text:span></text:p>
            <text:p text:style-name="P157"><text:span text:style-name="T211">c</text:span> = 7.67</text:p>
          </table:table-cell>
          <table:table-cell table:style-name="Таблица9.A2" office:value-type="string">
            <text:p text:style-name="P96">Применяем сортировку</text:p>
          </table:table-cell>
        </table:table-row>
        <table:table-row table:style-name="Таблица9.1">
          <table:table-cell table:style-name="Таблица9.A2" office:value-type="string">
            <text:p text:style-name="P153"><text:span text:style-name="T215">a</text:span> = <text:s/><text:span text:style-name="T164">7.123</text:span></text:p>
            <text:p text:style-name="P153"><text:span text:style-name="T152">b</text:span><text:span text:style-name="T146"> = -</text:span><text:span text:style-name="T149">7.123</text:span></text:p>
            <text:p text:style-name="P157"><text:span text:style-name="T154">c</text:span><text:span text:style-name="T149"> </text:span><text:span text:style-name="T146">= <text:s text:c="5"/>0</text:span></text:p>
          </table:table-cell>
          <table:table-cell table:style-name="Таблица9.A2" office:value-type="string">
            <text:p text:style-name="P153"><text:span text:style-name="T218">a</text:span><text:span text:style-name="T164"> </text:span>= -<text:span text:style-name="T164">7.123</text:span></text:p>
            <text:p text:style-name="P157"><text:span text:style-name="T211">b</text:span> = <text:s text:c="5"/>0</text:p>
            <text:p text:style-name="P11"><text:span text:style-name="T218">c</text:span> = <text:s/><text:span text:style-name="T164">7.123</text:span></text:p>
          </table:table-cell>
          <table:table-cell table:style-name="Таблица9.A2" office:value-type="string">
            <text:p text:style-name="P96">Применяем сортировку</text:p>
          </table:table-cell>
        </table:table-row>
        <table:table-row table:style-name="Таблица9.1">
          <table:table-cell table:style-name="Таблица9.A2" office:value-type="string">
            <text:p text:style-name="P153"><text:span text:style-name="T211">a</text:span> = <text:span text:style-name="T166">42</text:span></text:p>
            <text:p text:style-name="P153"><text:span text:style-name="T211">b</text:span> = <text:span text:style-name="T166">42</text:span></text:p>
            <text:p text:style-name="P157"><text:span text:style-name="T211">c</text:span> = 42</text:p>
          </table:table-cell>
          <table:table-cell table:style-name="Таблица9.A2" office:value-type="string">
            <text:p text:style-name="P154"><text:span text:style-name="T211">a</text:span> = <text:span text:style-name="T166">42</text:span></text:p>
            <text:p text:style-name="P154"><text:span text:style-name="T211">b</text:span> = <text:span text:style-name="T166">42</text:span></text:p>
            <text:p text:style-name="P157"><text:span text:style-name="T211">c</text:span> = 42</text:p>
          </table:table-cell>
          <table:table-cell table:style-name="Таблица9.A2" office:value-type="string">
            <text:p text:style-name="P94">Значения равны</text:p>
          </table:table-cell>
        </table:table-row>
      </table:table>
      <text:p text:style-name="P190">Код программы:</text:p>
      <text:p text:style-name="P223"><draw:custom-shape text:anchor-type="paragraph" draw:z-index="8" draw:name="Врезка 9" draw:style-name="gr13" draw:text-style-name="P289" svg:width="16.624cm" svg:height="2.394cm" svg:x="-0.053cm" svg:y="0.034cm"><text:p text:style-name="P288"><text:span text:style-name="T220">// Сортирует значения а, b и c по возрастанию.</text:span><text:span text:style-name="T220"><text:line-break/></text:span><text:span text:style-name="T221">void </text:span><text:span text:style-name="T222">sort3</text:span><text:span text:style-name="T223">(</text:span><text:span text:style-name="T221">float </text:span><text:span text:style-name="T223">*a</text:span><text:span text:style-name="T221">, float </text:span><text:span text:style-name="T223">*b</text:span><text:span text:style-name="T221">, float </text:span><text:span text:style-name="T223">*c) {</text:span><text:span text:style-name="T223"><text:line-break/></text:span><text:span text:style-name="T223"> <text:s/>sort2(a</text:span><text:span text:style-name="T221">, </text:span><text:span text:style-name="T223">b)</text:span><text:span text:style-name="T221">;</text:span><text:span text:style-name="T221"><text:line-break/></text:span><text:span text:style-name="T221"> <text:s/></text:span><text:span text:style-name="T223">sort2(b</text:span><text:span text:style-name="T221">, </text:span><text:span text:style-name="T223">c)</text:span><text:span text:style-name="T221">;</text:span><text:span text:style-name="T221"><text:line-break/></text:span><text:span text:style-name="T221"> <text:s/></text:span><text:span text:style-name="T223">sort2(a</text:span><text:span text:style-name="T221">, </text:span><text:span text:style-name="T223">b)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3"/>
      <text:p text:style-name="P223"/>
      <text:p text:style-name="P168"/>
      <text:p text:style-name="P168"/>
      <text:p text:style-name="P191"/>
      <text:p text:style-name="P191"/>
      <text:p text:style-name="P191"/>
      <text:p text:style-name="P61"><text:span text:style-name="T170">№10.</text:span><text:span text:style-name="T198"> Написать функцию, которая возвращает значение ’истина’, если можно составить треугольник с целочисленными сторонами </text:span><text:span text:style-name="T205">𝑎</text:span><text:span text:style-name="T198">, </text:span><text:span text:style-name="T205">𝑏</text:span><text:span text:style-name="T198">, </text:span><text:span text:style-name="T205">𝑐</text:span><text:span text:style-name="T198">, ’ложь’ - в противном случае (при решении используйте функцию из прошлой задачи). </text:span></text:p>
      <text:p text:style-name="P224"/>
      <text:p text:style-name="P210">Спецификация<text:span text:style-name="T130"> </text:span><text:span text:style-name="T116">для функции</text:span><text:span text:style-name="T20"> </text:span><text:span text:style-name="T68">isTriangleExist</text:span>:</text:p>
      <text:p text:style-name="P113"><text:span text:style-name="T171"><text:tab/>З</text:span><text:span text:style-name="T170">аголовок</text:span><text:span text:style-name="T8">:</text:span><text:span text:style-name="T10"> </text:span><text:span text:style-name="T69">int</text:span><text:span text:style-name="T70"> </text:span><text:span text:style-name="T68">isTriangleExist</text:span><text:span text:style-name="T70">(float *a, float *b</text:span><text:span text:style-name="T71">, float *c</text:span><text:span text:style-name="T70">)</text:span></text:p>
      <text:p text:style-name="P61"><text:span text:style-name="T93"><text:tab/>Назначение:</text:span><text:span text:style-name="T96"> </text:span><text:span text:style-name="T97">Возвращает 1 (</text:span><text:span text:style-name="T15">`</text:span><text:span text:style-name="T97">Истина</text:span><text:span text:style-name="T15">`</text:span><text:span text:style-name="T97">), если треугольник со сторонами </text:span><text:span text:style-name="T45">a</text:span><text:span text:style-name="T15">, </text:span><text:span text:style-name="T45">b</text:span><text:span text:style-name="T15"> </text:span><text:span text:style-name="T97">и </text:span><text:span text:style-name="T125">с</text:span><text:span text:style-name="T97"> существует. 0 (</text:span><text:span text:style-name="T15">`</text:span><text:span text:style-name="T97">Ложь</text:span><text:span text:style-name="T15">`</text:span><text:span text:style-name="T97">) </text:span><text:span text:style-name="T15">- </text:span><text:span text:style-name="T97">в обратном случае</text:span></text:p>
      <text:p text:style-name="P191"/>
      <text:p text:style-name="P191"><text:soft-page-break/>Тестовые задания для задач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32">Входные данные</text:p>
          </table:table-cell>
          <table:table-cell table:style-name="Таблица10.A1" office:value-type="string">
            <text:p text:style-name="P32">Ожидаемый результат</text:p>
          </table:table-cell>
          <table:table-cell table:style-name="Таблица10.A1" office:value-type="string">
            <text:p text:style-name="P32">Пояснение</text:p>
          </table:table-cell>
        </table:table-row>
        <table:table-row table:style-name="Таблица10.1">
          <table:table-cell table:style-name="Таблица10.A2" office:value-type="string">
            <text:p text:style-name="P155"><text:span text:style-name="T215">a</text:span> = <text:span text:style-name="T89">5.0</text:span></text:p>
            <text:p text:style-name="P155"><text:span text:style-name="T211">b</text:span> = <text:span text:style-name="T164">7.8</text:span></text:p>
            <text:p text:style-name="P158"><text:span text:style-name="T211">c</text:span> = 9.0</text:p>
          </table:table-cell>
          <table:table-cell table:style-name="Таблица10.A2" office:value-type="string">
            <text:p text:style-name="P97">0</text:p>
          </table:table-cell>
          <table:table-cell table:style-name="Таблица10.A2" office:value-type="string">
            <text:p text:style-name="P6">Треугольник с такими сторонами не существует</text:p>
          </table:table-cell>
        </table:table-row>
        <table:table-row table:style-name="Таблица10.1">
          <table:table-cell table:style-name="Таблица10.A2" office:value-type="string">
            <text:p text:style-name="P155"><text:span text:style-name="T216">a</text:span><text:span text:style-name="T164"> </text:span>= <text:span text:style-name="T165">7.67</text:span></text:p>
            <text:p text:style-name="P155"><text:span text:style-name="T211">b</text:span> = <text:span text:style-name="T165">2.33</text:span></text:p>
            <text:p text:style-name="P158"><text:span text:style-name="T211">c</text:span> = <text:s text:c="2"/>1<text:span text:style-name="T90">0</text:span></text:p>
          </table:table-cell>
          <table:table-cell table:style-name="Таблица10.A2" office:value-type="string">
            <text:p text:style-name="P97">1</text:p>
          </table:table-cell>
          <table:table-cell table:style-name="Таблица10.A2" office:value-type="string">
            <text:p text:style-name="P6">Треугольник с такими сторонами существует</text:p>
          </table:table-cell>
        </table:table-row>
        <table:table-row table:style-name="Таблица10.1">
          <table:table-cell table:style-name="Таблица10.A2" office:value-type="string">
            <text:p text:style-name="P155"><text:span text:style-name="T215">a</text:span> = <text:span text:style-name="T164">7.123</text:span></text:p>
            <text:p text:style-name="P155"><text:span text:style-name="T152">b</text:span><text:span text:style-name="T146"> = </text:span><text:span text:style-name="T149">7.123</text:span></text:p>
            <text:p text:style-name="P158"><text:span text:style-name="T154">c</text:span><text:span text:style-name="T149"> </text:span><text:span text:style-name="T146">= <text:s text:c="3"/></text:span><text:span text:style-name="T150">15</text:span></text:p>
          </table:table-cell>
          <table:table-cell table:style-name="Таблица10.A2" office:value-type="string">
            <text:p text:style-name="P12">1</text:p>
          </table:table-cell>
          <table:table-cell table:style-name="Таблица10.A2" office:value-type="string">
            <text:p text:style-name="P6">Треугольник с такими сторонами существует</text:p>
          </table:table-cell>
        </table:table-row>
        <table:table-row table:style-name="Таблица10.1">
          <table:table-cell table:style-name="Таблица10.A2" office:value-type="string">
            <text:p text:style-name="P155"><text:span text:style-name="T211">a</text:span> = <text:span text:style-name="T166">42</text:span></text:p>
            <text:p text:style-name="P155"><text:span text:style-name="T211">b</text:span> = <text:span text:style-name="T166">42</text:span></text:p>
            <text:p text:style-name="P158"><text:span text:style-name="T211">c</text:span> = 42</text:p>
          </table:table-cell>
          <table:table-cell table:style-name="Таблица10.A2" office:value-type="string">
            <text:p text:style-name="P97">0</text:p>
          </table:table-cell>
          <table:table-cell table:style-name="Таблица10.A2" office:value-type="string">
            <text:p text:style-name="P6">Треугольник с такими сторонами не существует</text:p>
          </table:table-cell>
        </table:table-row>
      </table:table>
      <text:p text:style-name="P191">Код программы:</text:p>
      <text:p text:style-name="P224"><draw:custom-shape text:anchor-type="paragraph" draw:z-index="9" draw:name="Врезка 10" draw:style-name="gr12" draw:text-style-name="P289" svg:width="16.624cm" svg:height="2.428cm" svg:x="-0.053cm" svg:y="0.034cm"><text:p text:style-name="P288"><text:span text:style-name="T220">// Возвращает 1 (`Истина`), если треугольник со сторонами a, b и c существует.</text:span><text:span text:style-name="T220"><text:line-break/></text:span><text:span text:style-name="T220">// 0 (`Ложь`) - в обратном случае</text:span><text:span text:style-name="T220"><text:line-break/></text:span><text:span text:style-name="T221">int </text:span><text:span text:style-name="T222">isTriangleExist</text:span><text:span text:style-name="T223">(</text:span><text:span text:style-name="T221">float </text:span><text:span text:style-name="T223">a</text:span><text:span text:style-name="T221">, float </text:span><text:span text:style-name="T223">b</text:span><text:span text:style-name="T221">, float </text:span><text:span text:style-name="T223">c) {</text:span><text:span text:style-name="T223"><text:line-break/></text:span><text:span text:style-name="T223"> <text:s/>sort3(&amp;a</text:span><text:span text:style-name="T221">, </text:span><text:span text:style-name="T223">&amp;b</text:span><text:span text:style-name="T221">, </text:span><text:span text:style-name="T223">&amp;c)</text:span><text:span text:style-name="T221">;</text:span><text:span text:style-name="T221"><text:line-break/></text:span><text:span text:style-name="T221"> <text:s/>return </text:span><text:span text:style-name="T223">a + b &gt; c</text:span><text:span text:style-name="T221">;</text:span><text:span text:style-name="T221"><text:line-break/></text:span><text:span text:style-name="T223">}</text:span><text:span text:style-name="T223"><text:line-break/></text:span><text:span text:style-name="T2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4"/>
      <text:p text:style-name="P224"/>
      <text:p text:style-name="P247"/>
      <text:p text:style-name="P262"/>
      <text:p text:style-name="P191"/>
      <text:p text:style-name="P205"/>
      <text:p text:style-name="P205"/>
      <text:p text:style-name="P62"><text:span text:style-name="T170">№11.</text:span><text:span text:style-name="T198"> Напишите функцию </text:span><text:span text:style-name="T46">getTriangleTypeLength</text:span><text:span text:style-name="T198">, которая возвращает значение 0, если треугольник со сторонами</text:span><text:span text:style-name="T10"> </text:span><text:span text:style-name="T47">a</text:span><text:span text:style-name="T25">, </text:span><text:span text:style-name="T47">b</text:span><text:span text:style-name="T25">, </text:span><text:span text:style-name="T47">c</text:span><text:span text:style-name="T25"> -</text:span><text:span text:style-name="T10"> </text:span><text:span text:style-name="T198">является остроугольным, 1 - если прямоугольным, 2 - тупоугольным, -1 - если треугольник с такими сторонами не существует</text:span><text:span text:style-name="T199">.</text:span></text:p>
      <text:p text:style-name="P210">Спецификация<text:span text:style-name="T130"> </text:span><text:span text:style-name="T116">для функции</text:span><text:span text:style-name="T20"> </text:span><text:span text:style-name="T72">getTriangleTypeLength</text:span>:</text:p>
      <text:p text:style-name="P114"><text:span text:style-name="T171"><text:tab/>З</text:span><text:span text:style-name="T170">аголовок</text:span><text:span text:style-name="T8">:</text:span><text:span text:style-name="T10"> </text:span><text:span text:style-name="T48">int</text:span><text:span text:style-name="T42"> </text:span><text:span text:style-name="T46">getTriangleTypeLength</text:span><text:span text:style-name="T42">(float *a, float *b</text:span><text:span text:style-name="T44">, float *c</text:span><text:span text:style-name="T42">)</text:span></text:p>
      <text:p text:style-name="P63"><text:span text:style-name="T93"><text:tab/>Назначение:</text:span><text:span text:style-name="T96"> </text:span><text:span text:style-name="T97">Возвращает </text:span><text:span text:style-name="T11">0</text:span><text:span text:style-name="T98">, если треугольник</text:span><text:span text:style-name="T112"> со сторонами</text:span><text:span text:style-name="T19"> </text:span><text:span text:style-name="T49">a</text:span><text:span text:style-name="T19">, </text:span><text:span text:style-name="T49">b</text:span><text:span text:style-name="T19">, </text:span><text:span text:style-name="T49">c</text:span><text:span text:style-name="T19"> <text:s/>-</text:span><text:span text:style-name="T11"> </text:span><text:span text:style-name="T98">является остроугольным, 1 — если прямоугольный, 2 — тупоугольным, -1 — если треугольник с такими сторонами не существует</text:span></text:p>
      <text:p text:style-name="P192">Тестовые задания для задач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33">Входные данные</text:p>
          </table:table-cell>
          <table:table-cell table:style-name="Таблица11.A1" office:value-type="string">
            <text:p text:style-name="P33">Ожидаемый результат</text:p>
          </table:table-cell>
          <table:table-cell table:style-name="Таблица11.A1" office:value-type="string">
            <text:p text:style-name="P33">Пояснение</text:p>
          </table:table-cell>
        </table:table-row>
        <table:table-row table:style-name="Таблица11.1">
          <table:table-cell table:style-name="Таблица11.A2" office:value-type="string">
            <text:p text:style-name="P156"><text:span text:style-name="T215">a</text:span> = <text:span text:style-name="T167">3</text:span></text:p>
            <text:p text:style-name="P156"><text:span text:style-name="T211">b</text:span> = <text:span text:style-name="T167">3</text:span></text:p>
            <text:p text:style-name="P159"><text:span text:style-name="T211">c</text:span> = <text:span text:style-name="T167">7</text:span></text:p>
          </table:table-cell>
          <table:table-cell table:style-name="Таблица11.A2" office:value-type="string">
            <text:p text:style-name="P98">-<text:span text:style-name="T7">1</text:span></text:p>
          </table:table-cell>
          <table:table-cell table:style-name="Таблица11.A2" office:value-type="string">
            <text:p text:style-name="P7">Треугольник с такими сторонами не существует</text:p>
          </table:table-cell>
        </table:table-row>
        <table:table-row table:style-name="Таблица11.1">
          <table:table-cell table:style-name="Таблица11.A2" office:value-type="string">
            <text:p text:style-name="P156"><text:span text:style-name="T216">a</text:span><text:span text:style-name="T164"> </text:span>= <text:span text:style-name="T167">4</text:span></text:p>
            <text:p text:style-name="P156"><text:span text:style-name="T211">b</text:span> = <text:span text:style-name="T167">4</text:span></text:p>
            <text:p text:style-name="P159"><text:span text:style-name="T211">c</text:span> = <text:span text:style-name="T167">5</text:span></text:p>
          </table:table-cell>
          <table:table-cell table:style-name="Таблица11.A2" office:value-type="string">
            <text:p text:style-name="P160">0</text:p>
          </table:table-cell>
          <table:table-cell table:style-name="Таблица11.A2" office:value-type="string">
            <text:p text:style-name="P8">Остроугольный треугольник</text:p>
          </table:table-cell>
        </table:table-row>
        <table:table-row table:style-name="Таблица11.1">
          <table:table-cell table:style-name="Таблица11.A2" office:value-type="string">
            <text:p text:style-name="P156"><text:span text:style-name="T215">a</text:span> = <text:span text:style-name="T167">3</text:span></text:p>
            <text:p text:style-name="P156"><text:span text:style-name="T152">b</text:span><text:span text:style-name="T146"> = </text:span><text:span text:style-name="T151">4</text:span></text:p>
            <text:p text:style-name="P159"><text:span text:style-name="T154">c</text:span><text:span text:style-name="T149"> </text:span><text:span text:style-name="T146">= </text:span><text:span text:style-name="T151">5</text:span></text:p>
          </table:table-cell>
          <table:table-cell table:style-name="Таблица11.A2" office:value-type="string">
            <text:p text:style-name="P13">1</text:p>
          </table:table-cell>
          <table:table-cell table:style-name="Таблица11.A2" office:value-type="string">
            <text:p text:style-name="P8">Прямоугольный треугольник</text:p>
          </table:table-cell>
        </table:table-row>
        <table:table-row table:style-name="Таблица11.1">
          <table:table-cell table:style-name="Таблица11.A2" office:value-type="string">
            <text:p text:style-name="P156"><text:span text:style-name="T211">a</text:span> = <text:span text:style-name="T91">3</text:span></text:p>
            <text:p text:style-name="P156"><text:span text:style-name="T211">b</text:span> = <text:span text:style-name="T91">3</text:span></text:p>
            <text:p text:style-name="P159"><text:span text:style-name="T211">c</text:span> = <text:span text:style-name="T91">5</text:span></text:p>
          </table:table-cell>
          <table:table-cell table:style-name="Таблица11.A2" office:value-type="string">
            <text:p text:style-name="P99">2</text:p>
          </table:table-cell>
          <table:table-cell table:style-name="Таблица11.A2" office:value-type="string">
            <text:p text:style-name="P8">Тупоугольный треугольник</text:p>
          </table:table-cell>
        </table:table-row>
      </table:table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><text:soft-page-break/></text:p>
      <text:p text:style-name="P192">Код программы:</text:p>
      <text:p text:style-name="P225"><draw:custom-shape text:anchor-type="paragraph" draw:z-index="10" draw:name="Врезка 11" draw:style-name="gr11" draw:text-style-name="P289" svg:width="17.167cm" svg:height="7.074cm" svg:x="-0.053cm" svg:y="0.034cm"><text:p text:style-name="P288"><text:span text:style-name="T227">#define </text:span><text:span text:style-name="T228">EPS </text:span><text:span text:style-name="T224">0.00001</text:span></text:p><text:p text:style-name="P288"><text:span text:style-name="T220"/></text:p><text:p text:style-name="P288"><text:span text:style-name="T220">// Возвращает 0, если треугольник со сторонами a, b, c - является остроугольным,</text:span><text:span text:style-name="T220"><text:line-break/></text:span><text:span text:style-name="T220">// 1 — если прямоугольный, 2 — тупоугольным, -1 — если треугольник</text:span><text:span text:style-name="T220"><text:line-break/></text:span><text:span text:style-name="T220">// с такими сторонами не существует</text:span><text:span text:style-name="T220"><text:line-break/></text:span><text:span text:style-name="T221">int </text:span><text:span text:style-name="T222">getTriangleTypeLength</text:span><text:span text:style-name="T223">(</text:span><text:span text:style-name="T221">float </text:span><text:span text:style-name="T223">a</text:span><text:span text:style-name="T221">, float </text:span><text:span text:style-name="T223">b</text:span><text:span text:style-name="T221">, float </text:span><text:span text:style-name="T223">c) {</text:span><text:span text:style-name="T223"><text:line-break/></text:span><text:span text:style-name="T223"> <text:s/>sort3(&amp;a</text:span><text:span text:style-name="T221">, </text:span><text:span text:style-name="T223">&amp;b</text:span><text:span text:style-name="T221">, </text:span><text:span text:style-name="T223">&amp;c)</text:span><text:span text:style-name="T221">;</text:span><text:span text:style-name="T221"><text:line-break/></text:span><text:span text:style-name="T221"> <text:s/>if </text:span><text:span text:style-name="T223">(isTriangleExist(a</text:span><text:span text:style-name="T221">, </text:span><text:span text:style-name="T223">b</text:span><text:span text:style-name="T221">, </text:span><text:span text:style-name="T223">c) == </text:span><text:span text:style-name="T224">0</text:span><text:span text:style-name="T223">)</text:span><text:span text:style-name="T223"><text:line-break/></text:span><text:span text:style-name="T223"> <text:s text:c="3"/></text:span><text:span text:style-name="T221">return </text:span><text:span text:style-name="T223">-</text:span><text:span text:style-name="T224">1</text:span><text:span text:style-name="T221">;</text:span><text:span text:style-name="T221"><text:line-break/></text:span><text:span text:style-name="T221"> <text:s/>float </text:span><text:span text:style-name="T223">pythagoreanTheorem = a * a + b * b - c * c</text:span><text:span text:style-name="T221">;</text:span><text:span text:style-name="T221"><text:line-break/></text:span><text:span text:style-name="T221"> <text:s/>if </text:span><text:span text:style-name="T223">(pythagoreanTheorem &gt; </text:span><text:span text:style-name="T228">EPS</text:span><text:span text:style-name="T223">)</text:span><text:span text:style-name="T223"><text:line-break/></text:span><text:span text:style-name="T223"> <text:s text:c="3"/></text:span><text:span text:style-name="T221">return </text:span><text:span text:style-name="T224">0</text:span><text:span text:style-name="T221">;</text:span><text:span text:style-name="T221"><text:line-break/></text:span><text:span text:style-name="T221"> <text:s/>else if </text:span><text:span text:style-name="T223">(dabs(pythagoreanTheorem) &lt;= </text:span><text:span text:style-name="T228">EPS</text:span><text:span text:style-name="T223">)</text:span><text:span text:style-name="T223"><text:line-break/></text:span><text:span text:style-name="T223"> <text:s text:c="3"/></text:span><text:span text:style-name="T221">return </text:span><text:span text:style-name="T224">1</text:span><text:span text:style-name="T221">;</text:span><text:span text:style-name="T221"><text:line-break/></text:span><text:span text:style-name="T221"> <text:s/>else</text:span><text:span text:style-name="T221"><text:line-break/></text:span><text:span text:style-name="T221"> <text:s text:c="3"/>return </text:span><text:span text:style-name="T224">2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5"/>
      <text:p text:style-name="P225"/>
      <text:p text:style-name="P248"/>
      <text:p text:style-name="P263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70"/>
      <text:p text:style-name="P168"/>
      <text:p text:style-name="P168"/>
      <text:p text:style-name="P168"/>
      <text:p text:style-name="P168"/>
      <text:p text:style-name="P168"/>
      <text:p text:style-name="P64"><text:span text:style-name="T170">№</text:span><text:span text:style-name="T172">12.</text:span><text:span text:style-name="T199"> Напишите функцию </text:span><text:span text:style-name="T49">isPrime</text:span><text:span text:style-name="T199">, которая возвращает значение 1, если число является простым, иначе – 0. Приложите 3 вариации: </text:span></text:p>
      <text:p text:style-name="P238"><text:tab/>(a) Без оптимизаций </text:p>
      <text:p text:style-name="P238"><text:tab/>(b) С оптимизацией перебора до √ 𝑁. </text:p>
      <text:p text:style-name="P238"><text:tab/>(c) С оптимизацией перебора до √ 𝑁 и шагом 2.</text:p>
      <text:p text:style-name="P193">Тестовые задания для задачи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2483204848112">
          <table:table-cell table:style-name="Таблица12.A1" office:value-type="string">
            <text:p text:style-name="P100">Входные данные</text:p>
          </table:table-cell>
          <table:table-cell table:style-name="Таблица12.A1" office:value-type="string">
            <text:p text:style-name="P44">Ожидаемый результат</text:p>
          </table:table-cell>
        </table:table-row>
        <table:table-row table:style-name="TableLine2483204858720">
          <table:table-cell table:style-name="Таблица12.A2" office:value-type="string">
            <text:p text:style-name="P161">1</text:p>
          </table:table-cell>
          <table:table-cell table:style-name="Таблица12.A2" office:value-type="string">
            <text:p text:style-name="P161">0</text:p>
          </table:table-cell>
        </table:table-row>
        <table:table-row table:style-name="TableLine2483204854640">
          <table:table-cell table:style-name="Таблица12.A2" office:value-type="string">
            <text:p text:style-name="P161">2</text:p>
          </table:table-cell>
          <table:table-cell table:style-name="Таблица12.A2" office:value-type="string">
            <text:p text:style-name="P161">1</text:p>
          </table:table-cell>
        </table:table-row>
        <table:table-row table:style-name="TableLine2483204861440">
          <table:table-cell table:style-name="Таблица12.A2" office:value-type="string">
            <text:p text:style-name="P161">4</text:p>
          </table:table-cell>
          <table:table-cell table:style-name="Таблица12.A2" office:value-type="string">
            <text:p text:style-name="P161">0</text:p>
          </table:table-cell>
        </table:table-row>
        <table:table-row table:style-name="TableLine2483204848656">
          <table:table-cell table:style-name="Таблица12.A2" office:value-type="string">
            <text:p text:style-name="P161">5</text:p>
          </table:table-cell>
          <table:table-cell table:style-name="Таблица12.A2" office:value-type="string">
            <text:p text:style-name="P161">1</text:p>
          </table:table-cell>
        </table:table-row>
        <table:table-row table:style-name="TableLine2483204849744">
          <table:table-cell table:style-name="Таблица12.A2" office:value-type="string">
            <text:p text:style-name="P161">13</text:p>
          </table:table-cell>
          <table:table-cell table:style-name="Таблица12.A2" office:value-type="string">
            <text:p text:style-name="P161">1</text:p>
          </table:table-cell>
        </table:table-row>
        <table:table-row table:style-name="TableLine2483204853280">
          <table:table-cell table:style-name="Таблица12.A2" office:value-type="string">
            <text:p text:style-name="P161">128</text:p>
          </table:table-cell>
          <table:table-cell table:style-name="Таблица12.A2" office:value-type="string">
            <text:p text:style-name="P161">0</text:p>
          </table:table-cell>
        </table:table-row>
        <table:table-row table:style-name="TableLine2483204854912">
          <table:table-cell table:style-name="Таблица12.A2" office:value-type="string">
            <text:p text:style-name="P161">501</text:p>
          </table:table-cell>
          <table:table-cell table:style-name="Таблица12.A2" office:value-type="string">
            <text:p text:style-name="P161">0</text:p>
          </table:table-cell>
        </table:table-row>
        <table:table-row table:style-name="TableLine2483204851920">
          <table:table-cell table:style-name="Таблица12.A2" office:value-type="string">
            <text:p text:style-name="P161">502</text:p>
          </table:table-cell>
          <table:table-cell table:style-name="Таблица12.A2" office:value-type="string">
            <text:p text:style-name="P161">0</text:p>
          </table:table-cell>
        </table:table-row>
        <table:table-row table:style-name="TableLine2483204858992">
          <table:table-cell table:style-name="Таблица12.A2" office:value-type="string">
            <text:p text:style-name="P161">503</text:p>
          </table:table-cell>
          <table:table-cell table:style-name="Таблица12.A2" office:value-type="string">
            <text:p text:style-name="P161">1</text:p>
          </table:table-cell>
        </table:table-row>
        <table:table-row table:style-name="TableLine2483204844576">
          <table:table-cell table:style-name="Таблица12.A2" office:value-type="string">
            <text:p text:style-name="P161">1999</text:p>
          </table:table-cell>
          <table:table-cell table:style-name="Таблица12.A2" office:value-type="string">
            <text:p text:style-name="P161">1</text:p>
          </table:table-cell>
        </table:table-row>
        <table:table-row table:style-name="TableLine2483204861712">
          <table:table-cell table:style-name="Таблица12.A2" office:value-type="string">
            <text:p text:style-name="P162">10000019</text:p>
          </table:table-cell>
          <table:table-cell table:style-name="Таблица12.A2" office:value-type="string">
            <text:p text:style-name="P161">1</text:p>
          </table:table-cell>
        </table:table-row>
        <table:table-row table:style-name="TableLine2483204854096">
          <table:table-cell table:style-name="Таблица12.A2" office:value-type="string">
            <text:p text:style-name="P162">10000<text:span text:style-name="T168">355</text:span></text:p>
          </table:table-cell>
          <table:table-cell table:style-name="Таблица12.A2" office:value-type="string">
            <text:p text:style-name="P165">0</text:p>
          </table:table-cell>
        </table:table-row>
      </table:table>
      <text:p text:style-name="P134"/>
      <text:p text:style-name="P76"><text:span text:style-name="T94">Спецификация</text:span><text:span text:style-name="T95"> </text:span><text:span text:style-name="T116">для функции</text:span><text:span text:style-name="T20"> </text:span><text:span text:style-name="T73">isPrime</text:span><text:span text:style-name="T94">:</text:span></text:p>
      <text:p text:style-name="P115"><text:span text:style-name="T174"><text:tab/></text:span><text:span text:style-name="T171">З</text:span><text:span text:style-name="T170">аголовок</text:span><text:span text:style-name="T8">:</text:span><text:span text:style-name="T10"> </text:span><text:span text:style-name="T48">int</text:span><text:span text:style-name="T42"> </text:span><text:span text:style-name="T50">isPrimeA</text:span><text:span text:style-name="T42">(</text:span><text:span text:style-name="T50">const int a</text:span><text:span text:style-name="T42">)</text:span></text:p>
      <text:p text:style-name="P65"><text:span text:style-name="T93"><text:tab/>Назначение:</text:span><text:span text:style-name="T96"> </text:span><text:span text:style-name="T97">Возвращает </text:span><text:span text:style-name="T105">1, если число </text:span><text:span text:style-name="T47">a</text:span><text:span text:style-name="T25"> </text:span><text:span text:style-name="T105">простое, 0 - в обратном случае.</text:span></text:p>
      <text:p text:style-name="P135"/>
      <text:p text:style-name="P202"><text:span text:style-name="T98">(a) </text:span>Код программы:</text:p>
      <text:p text:style-name="P226"><draw:custom-shape text:anchor-type="paragraph" draw:z-index="11" draw:name="Врезка 12" draw:style-name="gr10" draw:text-style-name="P289" svg:width="16.624cm" svg:height="3.746cm" svg:x="-0.053cm" svg:y="0.034cm"><text:p text:style-name="P288"><text:span text:style-name="T220">// Возвращает 1, если число a простое, 0 в обратном случае. Без оптимизаций</text:span><text:span text:style-name="T220"><text:line-break/></text:span><text:span text:style-name="T221">int </text:span><text:span text:style-name="T222">isPrime</text:span><text:span text:style-name="T223">(</text:span><text:span text:style-name="T221">const int </text:span><text:span text:style-name="T223">a) {</text:span><text:span text:style-name="T223"><text:line-break/></text:span><text:span text:style-name="T223"> <text:s/></text:span><text:span text:style-name="T221">if </text:span><text:span text:style-name="T223">(a == </text:span><text:span text:style-name="T224">1</text:span><text:span text:style-name="T223">)</text:span><text:span text:style-name="T223"><text:line-break/></text:span><text:span text:style-name="T223"> <text:s text:c="3"/></text:span><text:span text:style-name="T221">return </text:span><text:span text:style-name="T224">0</text:span><text:span text:style-name="T221">;</text:span><text:span text:style-name="T221"><text:line-break/></text:span><text:span text:style-name="T221"> <text:s/>for </text:span><text:span text:style-name="T223">(</text:span><text:span text:style-name="T221">int </text:span><text:span text:style-name="T223">divider = </text:span><text:span text:style-name="T224">2</text:span><text:span text:style-name="T221">; </text:span><text:span text:style-name="T223">divider &lt; a</text:span><text:span text:style-name="T221">; </text:span><text:span text:style-name="T223">divider++)</text:span><text:span text:style-name="T223"><text:line-break/></text:span><text:span text:style-name="T223"> <text:s text:c="3"/></text:span><text:span text:style-name="T221">if </text:span><text:span text:style-name="T223">(a % divider == </text:span><text:span text:style-name="T224">0</text:span><text:span text:style-name="T223">)</text:span><text:span text:style-name="T223"><text:line-break/></text:span><text:span text:style-name="T223"> <text:s text:c="5"/></text:span><text:span text:style-name="T221">return </text:span><text:span text:style-name="T224">0</text:span><text:span text:style-name="T221">;</text:span><text:span text:style-name="T221"><text:line-break/></text:span><text:span text:style-name="T221"> <text:s/>return </text:span><text:span text:style-name="T224">1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6"/>
      <text:p text:style-name="P226"/>
      <text:p text:style-name="P249"/>
      <text:p text:style-name="P264"/>
      <text:p text:style-name="P264"/>
      <text:p text:style-name="P264"/>
      <text:p text:style-name="P132"/>
      <text:p text:style-name="P132"/>
      <text:p text:style-name="P132"/>
      <text:p text:style-name="P132"><text:soft-page-break/></text:p>
      <text:p text:style-name="P76"><text:span text:style-name="T98">(</text:span><text:span text:style-name="T16">b</text:span><text:span text:style-name="T98">) </text:span><text:span text:style-name="T170">Код программы:</text:span></text:p>
      <text:p text:style-name="P227"><draw:custom-shape text:anchor-type="paragraph" draw:z-index="12" draw:name="Врезка 13" draw:style-name="gr9" draw:text-style-name="P289" svg:width="16.624cm" svg:height="4.58cm" svg:x="-0.053cm" svg:y="0.034cm"><text:p text:style-name="P288"><text:span text:style-name="T220">// Возвращает 1, если число a простое, 0 в обратном случае. С оптимизацией</text:span><text:span text:style-name="T220"><text:line-break/></text:span><text:span text:style-name="T220">// перебора до √ </text:span><text:span text:style-name="T226">𝑁</text:span><text:span text:style-name="T220">.</text:span><text:span text:style-name="T220"><text:line-break/></text:span><text:span text:style-name="T221">int </text:span><text:span text:style-name="T222">isPrime</text:span><text:span text:style-name="T223">(</text:span><text:span text:style-name="T221">const int </text:span><text:span text:style-name="T223">a) {</text:span><text:span text:style-name="T223"><text:line-break/></text:span><text:span text:style-name="T223"> <text:s/></text:span><text:span text:style-name="T221">if </text:span><text:span text:style-name="T223">(a == </text:span><text:span text:style-name="T224">1</text:span><text:span text:style-name="T223">)</text:span><text:span text:style-name="T223"><text:line-break/></text:span><text:span text:style-name="T223"> <text:s text:c="3"/></text:span><text:span text:style-name="T221">return </text:span><text:span text:style-name="T224">0</text:span><text:span text:style-name="T221">;</text:span><text:span text:style-name="T221"><text:line-break/></text:span><text:span text:style-name="T221"> <text:s/>int </text:span><text:span text:style-name="T223">sqrtA = (</text:span><text:span text:style-name="T221">int</text:span><text:span text:style-name="T223">) sqrt(a)</text:span><text:span text:style-name="T221">;</text:span><text:span text:style-name="T221"><text:line-break/></text:span><text:span text:style-name="T221"> <text:s/>for </text:span><text:span text:style-name="T223">(</text:span><text:span text:style-name="T221">int </text:span><text:span text:style-name="T223">divider = </text:span><text:span text:style-name="T224">2</text:span><text:span text:style-name="T221">; </text:span><text:span text:style-name="T223">divider &lt;= sqrtA</text:span><text:span text:style-name="T221">; </text:span><text:span text:style-name="T223">divider++)</text:span><text:span text:style-name="T223"><text:line-break/></text:span><text:span text:style-name="T223"> <text:s text:c="3"/></text:span><text:span text:style-name="T221">if </text:span><text:span text:style-name="T223">(a % divider == </text:span><text:span text:style-name="T224">0</text:span><text:span text:style-name="T223">)</text:span><text:span text:style-name="T223"><text:line-break/></text:span><text:span text:style-name="T223"> <text:s text:c="5"/></text:span><text:span text:style-name="T221">return </text:span><text:span text:style-name="T224">0</text:span><text:span text:style-name="T221">;</text:span><text:span text:style-name="T221"><text:line-break/></text:span><text:span text:style-name="T221"> <text:s/>return </text:span><text:span text:style-name="T224">1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7"/>
      <text:p text:style-name="P227"/>
      <text:p text:style-name="P250"/>
      <text:p text:style-name="P265"/>
      <text:p text:style-name="P171"/>
      <text:p text:style-name="P171"/>
      <text:p text:style-name="P171"/>
      <text:p text:style-name="P171"/>
      <text:p text:style-name="P171"/>
      <text:p text:style-name="P172"/>
      <text:p text:style-name="P172"/>
      <text:p text:style-name="P133"/>
      <text:p text:style-name="P77"><text:span text:style-name="T98">(</text:span><text:span text:style-name="T17">c</text:span><text:span text:style-name="T98">) </text:span><text:span text:style-name="T170">Код программы:</text:span></text:p>
      <text:p text:style-name="P228"><draw:custom-shape text:anchor-type="paragraph" draw:z-index="13" draw:name="Врезка 14" draw:style-name="gr8" draw:text-style-name="P289" svg:width="16.624cm" svg:height="4.335cm" svg:x="-0.053cm" svg:y="0.034cm"><text:p text:style-name="P288"><text:span text:style-name="T220">// Возвращает 1, если число a простое, 0 - в обратном случае. С оптимизацией</text:span><text:span text:style-name="T220"><text:line-break/></text:span><text:span text:style-name="T220">// перебора до √ </text:span><text:span text:style-name="T226">𝑁</text:span><text:span text:style-name="T220"> с шагом 2.</text:span><text:span text:style-name="T220"><text:line-break/></text:span><text:span text:style-name="T221">int </text:span><text:span text:style-name="T222">isPrime</text:span><text:span text:style-name="T223">(</text:span><text:span text:style-name="T221">const int </text:span><text:span text:style-name="T223">a) {</text:span><text:span text:style-name="T223"><text:line-break/></text:span><text:span text:style-name="T223"> <text:s/></text:span><text:span text:style-name="T221">if </text:span><text:span text:style-name="T223">((a % </text:span><text:span text:style-name="T224">2 </text:span><text:span text:style-name="T223">== </text:span><text:span text:style-name="T224">0 </text:span><text:span text:style-name="T223">|| a == </text:span><text:span text:style-name="T224">1</text:span><text:span text:style-name="T223">) &amp;&amp; a != </text:span><text:span text:style-name="T224">2</text:span><text:span text:style-name="T223">)</text:span><text:span text:style-name="T223"><text:line-break/></text:span><text:span text:style-name="T223"> <text:s text:c="3"/></text:span><text:span text:style-name="T221">return </text:span><text:span text:style-name="T224">0</text:span><text:span text:style-name="T221">;</text:span><text:span text:style-name="T221"><text:line-break/></text:span><text:span text:style-name="T221"> <text:s/>int </text:span><text:span text:style-name="T223">sqrtA = (</text:span><text:span text:style-name="T221">int</text:span><text:span text:style-name="T223">) sqrt(a)</text:span><text:span text:style-name="T221">;</text:span><text:span text:style-name="T221"><text:line-break/></text:span><text:span text:style-name="T221"> <text:s/>for </text:span><text:span text:style-name="T223">(</text:span><text:span text:style-name="T221">int </text:span><text:span text:style-name="T223">divider = </text:span><text:span text:style-name="T224">3</text:span><text:span text:style-name="T221">; </text:span><text:span text:style-name="T223">divider &lt;= sqrtA</text:span><text:span text:style-name="T221">; </text:span><text:span text:style-name="T223">divider += </text:span><text:span text:style-name="T224">2</text:span><text:span text:style-name="T223">)</text:span><text:span text:style-name="T223"><text:line-break/></text:span><text:span text:style-name="T223"> <text:s text:c="3"/></text:span><text:span text:style-name="T221">if </text:span><text:span text:style-name="T223">(a % divider == </text:span><text:span text:style-name="T224">0</text:span><text:span text:style-name="T223">)</text:span><text:span text:style-name="T223"><text:line-break/></text:span><text:span text:style-name="T223"> <text:s text:c="5"/></text:span><text:span text:style-name="T221">return </text:span><text:span text:style-name="T224">0</text:span><text:span text:style-name="T221">;</text:span><text:span text:style-name="T221"><text:line-break/></text:span><text:span text:style-name="T221"> <text:s/>return </text:span><text:span text:style-name="T224">1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8"/>
      <text:p text:style-name="P228"/>
      <text:p text:style-name="P251"/>
      <text:p text:style-name="P251"/>
      <text:p text:style-name="P251"/>
      <text:p text:style-name="P266"/>
      <text:p text:style-name="P173"/>
      <text:p text:style-name="P173"/>
      <text:p text:style-name="P173"/>
      <text:p text:style-name="P172"/>
      <text:p text:style-name="P194"/>
      <text:p text:style-name="P194"/>
      <text:p text:style-name="P66"><text:span text:style-name="T170">№</text:span><text:span text:style-name="T172">13. </text:span><text:span text:style-name="T199">Напишите функцию </text:span><text:span text:style-name="T49">deleteOct</text:span><text:span text:style-name="T47">Number</text:span><text:span text:style-name="T199">, которая удаляет цифру </text:span><text:span text:style-name="T47">digit</text:span><text:span text:style-name="T25"> </text:span><text:span text:style-name="T199">в записи данного восьмеричного числа </text:span><text:span text:style-name="T29">a</text:span><text:span text:style-name="T199">: </text:span></text:p>
      <text:p text:style-name="P211">Спецификация<text:span text:style-name="T130"> </text:span><text:span text:style-name="T116">для функции</text:span><text:span text:style-name="T20"> </text:span><text:span text:style-name="T74">deleteOct</text:span><text:span text:style-name="T75">Number</text:span>:</text:p>
      <text:p text:style-name="P117"><text:span text:style-name="T171"><text:tab/>З</text:span><text:span text:style-name="T170">аголовок</text:span><text:span text:style-name="T8">:</text:span><text:span text:style-name="T10"> </text:span><text:span text:style-name="T42">int deleteOctNumber(int a, const int digit)</text:span></text:p>
      <text:p text:style-name="P67"><text:span text:style-name="T93"><text:tab/>Назначение:</text:span><text:span text:style-name="T96"> </text:span><text:span text:style-name="T98">Возвращает число, которое будет получено, после удалени</text:span><text:span text:style-name="T115">я</text:span><text:span text:style-name="T98"> цифр </text:span><text:span text:style-name="T126">digit</text:span><text:span text:style-name="T98"> из восьмеричной записи числа <text:s/></text:span><text:span text:style-name="T29">a</text:span></text:p>
      <text:p text:style-name="P194">Тестовые задания для задачи</text:p>
      <table:table table:name="Таблица15" table:style-name="Таблица15">
        <table:table-column table:style-name="Таблица15.A"/>
        <table:table-column table:style-name="Таблица15.B"/>
        <table:table-row table:style-name="TableLine2483205019744">
          <table:table-cell table:style-name="Таблица15.A1" office:value-type="string">
            <text:p text:style-name="P101">Входные данные</text:p>
          </table:table-cell>
          <table:table-cell table:style-name="Таблица15.A1" office:value-type="string">
            <text:p text:style-name="P45">Ожидаемый результат</text:p>
          </table:table-cell>
        </table:table-row>
        <table:table-row table:style-name="TableLine2483205027632">
          <table:table-cell table:style-name="Таблица15.A2" office:value-type="string">
            <text:p text:style-name="P163">3179<text:span text:style-name="T176">10</text:span> = 110′<text:span text:style-name="T181">001</text:span>′101′011<text:span text:style-name="T177">2</text:span> = 6<text:span text:style-name="T181">1</text:span>53<text:span text:style-name="T176">8 </text:span></text:p>
          </table:table-cell>
          <table:table-cell table:style-name="Таблица15.A2" office:value-type="string">
            <text:p text:style-name="P163">653<text:span text:style-name="T176">8</text:span> = 110′101′011<text:span text:style-name="T176">2</text:span> = 427<text:span text:style-name="T176">10 </text:span></text:p>
          </table:table-cell>
        </table:table-row>
        <table:table-row table:style-name="TableLine2483205034704">
          <table:table-cell table:style-name="Таблица15.A2" office:value-type="string">
            <text:p text:style-name="P163">9<text:span text:style-name="T176">10</text:span> = 1′001<text:span text:style-name="T176">2</text:span> = 11<text:span text:style-name="T176">8</text:span> </text:p>
          </table:table-cell>
          <table:table-cell table:style-name="Таблица15.A2" office:value-type="string">
            <text:p text:style-name="P166">0<text:span text:style-name="T176">10</text:span></text:p>
          </table:table-cell>
        </table:table-row>
        <table:table-row table:style-name="TableLine2483205020288">
          <table:table-cell table:style-name="Таблица15.A2" office:value-type="string">
            <text:p text:style-name="P163">37<text:span text:style-name="T176">10</text:span> = 100′101<text:span text:style-name="T176">2</text:span> = 45<text:span text:style-name="T176">8 </text:span></text:p>
          </table:table-cell>
          <table:table-cell table:style-name="Таблица15.A2" office:value-type="string">
            <text:p text:style-name="P163">45<text:span text:style-name="T176">8</text:span> = 100′101<text:span text:style-name="T176">2</text:span> = 37<text:span text:style-name="T176">10 </text:span></text:p>
          </table:table-cell>
        </table:table-row>
      </table:table>
      <text:p text:style-name="P194">Код программы:</text:p>
      <text:p text:style-name="P229"><draw:custom-shape text:anchor-type="paragraph" draw:z-index="14" draw:name="Врезка 15" draw:style-name="gr7" draw:text-style-name="P289" svg:width="16.624cm" svg:height="4.901cm" svg:x="-0.053cm" svg:y="0.034cm"><text:p text:style-name="P288"><text:span text:style-name="T220">// Возвращает число, которое будет получено, после удаление цифр digit из</text:span><text:span text:style-name="T220"><text:line-break/></text:span><text:span text:style-name="T220">// восьмеричной записи числа</text:span><text:span text:style-name="T220"><text:line-break/></text:span><text:span text:style-name="T221">int </text:span><text:span text:style-name="T222">deleteOctNumber</text:span><text:span text:style-name="T223">(</text:span><text:span text:style-name="T221">int </text:span><text:span text:style-name="T223">a</text:span><text:span text:style-name="T221">, const int </text:span><text:span text:style-name="T223">digit) {</text:span><text:span text:style-name="T223"><text:line-break/></text:span><text:span text:style-name="T223"> <text:s/></text:span><text:span text:style-name="T221">int </text:span><text:span text:style-name="T223">afterProcessA = </text:span><text:span text:style-name="T224">0</text:span><text:span text:style-name="T221">, </text:span><text:span text:style-name="T223">octIndex = </text:span><text:span text:style-name="T224">0</text:span><text:span text:style-name="T221">;</text:span><text:span text:style-name="T221"><text:line-break/></text:span><text:span text:style-name="T221"> <text:s/>while </text:span><text:span text:style-name="T223">(a &gt; </text:span><text:span text:style-name="T224">0</text:span><text:span text:style-name="T223">) {</text:span><text:span text:style-name="T223"><text:line-break/></text:span><text:span text:style-name="T223"> <text:s text:c="3"/></text:span><text:span text:style-name="T221">int </text:span><text:span text:style-name="T223">iDigit = a &amp; </text:span><text:span text:style-name="T224">7</text:span><text:span text:style-name="T221">;</text:span><text:span text:style-name="T221"><text:line-break/></text:span><text:span text:style-name="T221"> <text:s text:c="3"/>if </text:span><text:span text:style-name="T223">(iDigit != digit)</text:span><text:span text:style-name="T223"><text:line-break/></text:span><text:span text:style-name="T223"> <text:s text:c="5"/>afterProcessA += iDigit &lt;&lt; (</text:span><text:span text:style-name="T224">3 </text:span><text:span text:style-name="T223">* octIndex++)</text:span><text:span text:style-name="T221">;</text:span><text:span text:style-name="T221"><text:line-break/></text:span><text:span text:style-name="T221"> <text:s text:c="3"/></text:span><text:span text:style-name="T223">a &gt;&gt;= </text:span><text:span text:style-name="T224">3</text:span><text:span text:style-name="T221">;</text:span><text:span text:style-name="T221"><text:line-break/></text:span><text:span text:style-name="T221"> <text:s/></text:span><text:span text:style-name="T223">}</text:span><text:span text:style-name="T223"><text:line-break/></text:span><text:span text:style-name="T223"> <text:s/></text:span><text:span text:style-name="T221">return </text:span><text:span text:style-name="T223">afterProcessA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9"/>
      <text:p text:style-name="P229"/>
      <text:p text:style-name="P252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174"/>
      <text:p text:style-name="P174"/>
      <text:p text:style-name="P174"/>
      <text:p text:style-name="P174"><text:soft-page-break/></text:p>
      <text:p text:style-name="P68"><text:span text:style-name="T170">№</text:span><text:span text:style-name="T172">14. </text:span><text:span text:style-name="T199">Напишите функцию </text:span><text:span text:style-name="T47">swapPairBites</text:span><text:span text:style-name="T199">, которая меняет местами соседние цифры пар в двоичной записи данного натурального числа. Обмен начинается с младших разрядов. Непарная старшая цифра остается без изменения </text:span></text:p>
      <text:p text:style-name="P211">Спецификация<text:span text:style-name="T130"> </text:span><text:span text:style-name="T116">для функции</text:span><text:span text:style-name="T20"> </text:span><text:span text:style-name="T75">swapPairBites</text:span>:</text:p>
      <text:p text:style-name="P118"><text:span text:style-name="T171"><text:tab/>З</text:span><text:span text:style-name="T170">аголовок</text:span><text:span text:style-name="T8">:</text:span><text:span text:style-name="T10"> </text:span><text:span text:style-name="T42">int </text:span><text:span text:style-name="T51">swapPairBites</text:span><text:span text:style-name="T42">(int a</text:span><text:span text:style-name="T51">)</text:span></text:p>
      <text:p text:style-name="P69"><text:span text:style-name="T93"><text:tab/>Назначение:</text:span><text:span text:style-name="T96"> </text:span><text:span text:style-name="T98">Возвращает число, которое будет получено, после </text:span><text:span text:style-name="T106">того, как соседние цифры в двоичной записи числа</text:span><text:span text:style-name="T18"> </text:span><text:span text:style-name="T47">a</text:span><text:span text:style-name="T18"> </text:span><text:span text:style-name="T106">, </text:span><text:span text:style-name="T113">начиная с младших разрядов,</text:span><text:span text:style-name="T106"> поменяются местами.</text:span></text:p>
      <text:p text:style-name="P195">Тестовые задания для задачи</text:p>
      <table:table table:name="Таблица16" table:style-name="Таблица16">
        <table:table-column table:style-name="Таблица16.A"/>
        <table:table-column table:style-name="Таблица16.B"/>
        <table:table-row table:style-name="TableLine2483205028992">
          <table:table-cell table:style-name="Таблица16.A1" office:value-type="string">
            <text:p text:style-name="P102">Входные данные</text:p>
          </table:table-cell>
          <table:table-cell table:style-name="Таблица16.A1" office:value-type="string">
            <text:p text:style-name="P46">Ожидаемый результат</text:p>
          </table:table-cell>
        </table:table-row>
        <table:table-row table:style-name="TableLine2483205035520">
          <table:table-cell table:style-name="Таблица16.A2" office:value-type="string">
            <text:p text:style-name="P164"><text:span text:style-name="T183">77</text:span><text:span text:style-name="T178">10</text:span><text:span text:style-name="T183"> = </text:span><text:span text:style-name="T186">1`00`11`01</text:span><text:span text:style-name="T180">2</text:span><text:span text:style-name="T178"> </text:span></text:p>
          </table:table-cell>
          <table:table-cell table:style-name="Таблица16.A2" office:value-type="string">
            <text:p text:style-name="P14">1<text:span text:style-name="T182">`</text:span>00<text:span text:style-name="T182">`</text:span>11<text:span text:style-name="T92">`</text:span><text:span text:style-name="T82">10</text:span><text:span text:style-name="T179">2</text:span> = 78<text:span text:style-name="T176">10 </text:span></text:p>
          </table:table-cell>
        </table:table-row>
        <table:table-row table:style-name="Таблица16.3">
          <table:table-cell table:style-name="Таблица16.A2" office:value-type="string">
            <text:p text:style-name="P164">165<text:span text:style-name="T176">10 <text:s/></text:span>= 10<text:span text:style-name="T182">`</text:span>10<text:span text:style-name="T182">`</text:span>01<text:span text:style-name="T182">`</text:span>01<text:span text:style-name="T176">2 </text:span></text:p>
          </table:table-cell>
          <table:table-cell table:style-name="Таблица16.A2" office:value-type="string">
            <text:p text:style-name="P19">1<text:span text:style-name="T182">`</text:span>01<text:span text:style-name="T182">`</text:span>10<text:span text:style-name="T182">`</text:span>10<text:span text:style-name="T176">2</text:span> = 90<text:span text:style-name="T176">10</text:span> </text:p>
          </table:table-cell>
        </table:table-row>
      </table:table>
      <text:p text:style-name="P195">Код программы:</text:p>
      <text:p text:style-name="P230"><draw:custom-shape text:anchor-type="paragraph" draw:z-index="15" draw:name="Врезка 16" draw:style-name="gr6" draw:text-style-name="P289" svg:width="16.624cm" svg:height="7.328cm" svg:x="-0.053cm" svg:y="0.034cm"><text:p text:style-name="P288"><text:span text:style-name="T220">// Возвращает число, которое будет получено, после того, как соседние цифры</text:span><text:span text:style-name="T220"><text:line-break/></text:span><text:span text:style-name="T220">// в двоичной записи числа a, начиная с младших разрядов, поменяются местами</text:span><text:span text:style-name="T220"><text:line-break/></text:span><text:span text:style-name="T221">int </text:span><text:span text:style-name="T222">swapPairBites</text:span><text:span text:style-name="T223">(</text:span><text:span text:style-name="T221">int </text:span><text:span text:style-name="T223">a) {</text:span><text:span text:style-name="T223"><text:line-break/></text:span><text:span text:style-name="T223"> <text:s/></text:span><text:span text:style-name="T221">int </text:span><text:span text:style-name="T223">afterProcessA = </text:span><text:span text:style-name="T224">0</text:span><text:span text:style-name="T221">, </text:span><text:span text:style-name="T223">quaIndex = </text:span><text:span text:style-name="T224">0</text:span><text:span text:style-name="T221">;</text:span><text:span text:style-name="T221"><text:line-break/></text:span><text:span text:style-name="T221"> <text:s/>while </text:span><text:span text:style-name="T223">(a &gt; </text:span><text:span text:style-name="T224">0</text:span><text:span text:style-name="T223">) {</text:span><text:span text:style-name="T223"><text:line-break/></text:span><text:span text:style-name="T223"> <text:s text:c="3"/></text:span><text:span text:style-name="T221">if </text:span><text:span text:style-name="T223">(a == </text:span><text:span text:style-name="T224">1</text:span><text:span text:style-name="T223">)</text:span><text:span text:style-name="T223"><text:line-break/></text:span><text:span text:style-name="T223"> <text:s text:c="5"/>afterProcessA += </text:span><text:span text:style-name="T224">1 </text:span><text:span text:style-name="T223">&lt;&lt; (</text:span><text:span text:style-name="T224">2 </text:span><text:span text:style-name="T223">* quaIndex++)</text:span><text:span text:style-name="T221">;</text:span><text:span text:style-name="T221"><text:line-break/></text:span><text:span text:style-name="T221"> <text:s text:c="3"/>else </text:span><text:span text:style-name="T223">{</text:span><text:span text:style-name="T223"><text:line-break/></text:span><text:span text:style-name="T223"> <text:s text:c="5"/></text:span><text:span text:style-name="T221">int </text:span><text:span text:style-name="T223">iDigit = a &amp; </text:span><text:span text:style-name="T224">3</text:span><text:span text:style-name="T221">;</text:span><text:span text:style-name="T221"><text:line-break/></text:span><text:span text:style-name="T221"> <text:s text:c="5"/>if </text:span><text:span text:style-name="T223">(iDigit == </text:span><text:span text:style-name="T224">1 </text:span><text:span text:style-name="T223">|| iDigit == </text:span><text:span text:style-name="T224">2</text:span><text:span text:style-name="T223">)</text:span><text:span text:style-name="T223"><text:line-break/></text:span><text:span text:style-name="T223"> <text:s text:c="7"/>iDigit = </text:span><text:span text:style-name="T224">3 </text:span><text:span text:style-name="T223">- iDigit</text:span><text:span text:style-name="T221">;</text:span><text:span text:style-name="T221"><text:line-break/></text:span><text:span text:style-name="T221"><text:line-break/></text:span><text:span text:style-name="T221"> <text:s text:c="5"/></text:span><text:span text:style-name="T223">afterProcessA += iDigit &lt;&lt; (</text:span><text:span text:style-name="T224">2 </text:span><text:span text:style-name="T223">* quaIndex++)</text:span><text:span text:style-name="T221">;</text:span><text:span text:style-name="T221"><text:line-break/></text:span><text:span text:style-name="T221"> <text:s text:c="3"/></text:span><text:span text:style-name="T223">}</text:span><text:span text:style-name="T223"><text:line-break/></text:span><text:span text:style-name="T223"> <text:s text:c="3"/>a &gt;&gt;= </text:span><text:span text:style-name="T224">2</text:span><text:span text:style-name="T221">;</text:span><text:span text:style-name="T221"><text:line-break/></text:span><text:span text:style-name="T221"> <text:s/></text:span><text:span text:style-name="T223">}</text:span><text:span text:style-name="T223"><text:line-break/></text:span><text:span text:style-name="T223"> <text:s/></text:span><text:span text:style-name="T221">return </text:span><text:span text:style-name="T223">afterProcessA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0"/>
      <text:p text:style-name="P230"/>
      <text:p text:style-name="P253"/>
      <text:p text:style-name="P268"/>
      <text:p text:style-name="P268"/>
      <text:p text:style-name="P268"/>
      <text:p text:style-name="P268"/>
      <text:p text:style-name="P268"/>
      <text:p text:style-name="P268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4"/>
      <text:p text:style-name="P70"><text:span text:style-name="T170">№</text:span><text:span text:style-name="T172">15.</text:span><text:span text:style-name="T199"> Напишите функцию </text:span><text:span text:style-name="T47">invertHex</text:span><text:span text:style-name="T199">, которая преобразует число </text:span><text:span text:style-name="T47">x</text:span><text:span text:style-name="T199">, переставляя в обратном порядке цифры в шестнадцатеричном представлении данного натурального числа. </text:span></text:p>
      <text:p text:style-name="P212">Спецификация<text:span text:style-name="T130"> </text:span><text:span text:style-name="T116">для функции</text:span><text:span text:style-name="T20"> </text:span><text:span text:style-name="T76">lengthN</text:span>:</text:p>
      <text:p text:style-name="P116"><text:span text:style-name="T171"><text:tab/>З</text:span><text:span text:style-name="T170">аголовок</text:span><text:span text:style-name="T8">:</text:span><text:span text:style-name="T10"> </text:span><text:span text:style-name="T42">int </text:span><text:span text:style-name="T76">lengthN</text:span><text:span text:style-name="T42">(int a, </text:span><text:span text:style-name="T52">const int n</text:span><text:span text:style-name="T51">)</text:span></text:p>
      <text:p text:style-name="P232"><text:span text:style-name="T93"><text:tab/>Назначение:</text:span><text:span text:style-name="T131"> </text:span><text:span text:style-name="T132">Возвращает длину числа </text:span><text:span text:style-name="T63">a</text:span><text:span text:style-name="T132">, записанного в (2</text:span><text:span text:style-name="T192">^</text:span><text:span text:style-name="T193">n</text:span><text:span text:style-name="T192">)-</text:span><text:span text:style-name="T184">ой системе счисления.</text:span></text:p>
      <text:p text:style-name="P212">Спецификация<text:span text:style-name="T130"> </text:span><text:span text:style-name="T116">для функции</text:span><text:span text:style-name="T20"> </text:span><text:span text:style-name="T77">invertHex</text:span>:</text:p>
      <text:p text:style-name="P119"><text:span text:style-name="T171"><text:tab/>З</text:span><text:span text:style-name="T170">аголовок</text:span><text:span text:style-name="T8">:</text:span><text:span text:style-name="T10"> </text:span><text:span text:style-name="T42">int </text:span><text:span text:style-name="T53">invertHex</text:span><text:span text:style-name="T42">(int a</text:span><text:span text:style-name="T51">)</text:span></text:p>
      <text:p text:style-name="P70"><text:span text:style-name="T93"><text:tab/>Назначение:</text:span><text:span text:style-name="T96"> </text:span><text:span text:style-name="T98">Возвращает число, которое будет получено, после </text:span><text:span text:style-name="T106">того, как </text:span><text:span text:style-name="T107">цифры в шестнадцатерично</text:span><text:span text:style-name="T108">м представлении</text:span><text:span text:style-name="T107"> </text:span><text:span text:style-name="T113">числа</text:span><text:span text:style-name="T25"> </text:span><text:span text:style-name="T47">a</text:span><text:span text:style-name="T25"> </text:span><text:span text:style-name="T107">будут записаны в обратном порядке.</text:span></text:p>
      <text:p text:style-name="P196">Тестовые задания для задачи</text:p>
      <table:table table:name="Таблица17" table:style-name="Таблица17">
        <table:table-column table:style-name="Таблица17.A"/>
        <table:table-column table:style-name="Таблица17.B"/>
        <table:table-row table:style-name="TableLine2483205022192">
          <table:table-cell table:style-name="Таблица17.A1" office:value-type="string">
            <text:p text:style-name="P103">Входные данные</text:p>
          </table:table-cell>
          <table:table-cell table:style-name="Таблица17.A1" office:value-type="string">
            <text:p text:style-name="P47">Ожидаемый результат</text:p>
          </table:table-cell>
        </table:table-row>
        <table:table-row table:style-name="TableLine2483205018928">
          <table:table-cell table:style-name="Таблица17.A2" office:value-type="string">
            <text:p text:style-name="P15"><text:span text:style-name="T92">77</text:span><text:span text:style-name="T178">10</text:span><text:span text:style-name="T92"> = 100′1101</text:span><text:span text:style-name="T178">2</text:span><text:span text:style-name="T92"> = 4𝐷</text:span><text:span text:style-name="T178">16</text:span><text:span text:style-name="T92"> </text:span></text:p>
          </table:table-cell>
          <table:table-cell table:style-name="Таблица17.A2" office:value-type="string">
            <text:p text:style-name="P15">𝐷4<text:span text:style-name="T176">16</text:span> = 1101′0100<text:span text:style-name="T176">2</text:span> = 212<text:span text:style-name="T176">10</text:span> </text:p>
          </table:table-cell>
        </table:table-row>
        <table:table-row table:style-name="Таблица17.3">
          <table:table-cell table:style-name="Таблица17.A2" office:value-type="string">
            <text:p text:style-name="P15">2732<text:span text:style-name="T176">10</text:span> = 1010′1010′1100<text:span text:style-name="T176">2</text:span> = 𝐴𝐴𝐶<text:span text:style-name="T176">16</text:span> </text:p>
          </table:table-cell>
          <table:table-cell table:style-name="Таблица17.A2" office:value-type="string">
            <text:p text:style-name="P20">𝐶𝐴𝐴<text:span text:style-name="T176">16</text:span> = 1100′1010′1010<text:span text:style-name="T176">2</text:span> = 3242<text:span text:style-name="T176">10</text:span> </text:p>
          </table:table-cell>
        </table:table-row>
      </table:table>
      <text:p text:style-name="P196"/>
      <text:p text:style-name="P196"/>
      <text:p text:style-name="P196"/>
      <text:p text:style-name="P196"/>
      <text:p text:style-name="P196"/>
      <text:p text:style-name="P196"/>
      <text:p text:style-name="P196"><text:soft-page-break/></text:p>
      <text:p text:style-name="P196">Код программы:</text:p>
      <text:p text:style-name="P231"><draw:custom-shape text:anchor-type="paragraph" draw:z-index="16" draw:name="Врезка 17" draw:style-name="gr5" draw:text-style-name="P289" svg:width="16.624cm" svg:height="8.61cm" svg:x="-0.053cm" svg:y="0.034cm"><text:p text:style-name="P288"><text:span text:style-name="T220">// Возвращает длину числа a, записанного в (2^n)-ой системе счисления</text:span><text:span text:style-name="T220"><text:line-break/></text:span><text:span text:style-name="T221">int </text:span><text:span text:style-name="T222">lengthN</text:span><text:span text:style-name="T223">(</text:span><text:span text:style-name="T221">int </text:span><text:span text:style-name="T223">a</text:span><text:span text:style-name="T221">, const int </text:span><text:span text:style-name="T223">n) {</text:span><text:span text:style-name="T223"><text:line-break/></text:span><text:span text:style-name="T223"> <text:s/></text:span><text:span text:style-name="T221">int </text:span><text:span text:style-name="T223">lengthHex = </text:span><text:span text:style-name="T224">0</text:span><text:span text:style-name="T221">;</text:span><text:span text:style-name="T221"><text:line-break/></text:span><text:span text:style-name="T221"> <text:s/>while </text:span><text:span text:style-name="T223">(a &gt; </text:span><text:span text:style-name="T224">0</text:span><text:span text:style-name="T223">) {</text:span><text:span text:style-name="T223"><text:line-break/></text:span><text:span text:style-name="T223"> <text:s text:c="3"/>lengthHex++</text:span><text:span text:style-name="T221">;</text:span><text:span text:style-name="T221"><text:line-break/></text:span><text:span text:style-name="T221"> <text:s text:c="3"/></text:span><text:span text:style-name="T223">a &gt;&gt;= n</text:span><text:span text:style-name="T221">;</text:span><text:span text:style-name="T221"><text:line-break/></text:span><text:span text:style-name="T221"> <text:s/></text:span><text:span text:style-name="T223">}</text:span><text:span text:style-name="T223"><text:line-break/></text:span><text:span text:style-name="T223"> <text:s/></text:span><text:span text:style-name="T221">return </text:span><text:span text:style-name="T223">lengthHex</text:span><text:span text:style-name="T221">;</text:span><text:span text:style-name="T221"><text:line-break/></text:span><text:span text:style-name="T223">}</text:span><text:span text:style-name="T223"><text:line-break/></text:span><text:span text:style-name="T223"><text:line-break/></text:span><text:span text:style-name="T220">// Возвращает число, которое будет получено, после того, как цифры в</text:span><text:span text:style-name="T220"><text:line-break/></text:span><text:span text:style-name="T220">// шестнадцатеричном представлении числа a будут записаны в обратном порядке</text:span><text:span text:style-name="T220"><text:line-break/></text:span><text:span text:style-name="T221">int </text:span><text:span text:style-name="T222">invertHex</text:span><text:span text:style-name="T223">(</text:span><text:span text:style-name="T221">int </text:span><text:span text:style-name="T223">a) {</text:span><text:span text:style-name="T223"><text:line-break/></text:span><text:span text:style-name="T223"> <text:s/></text:span><text:span text:style-name="T221">int </text:span><text:span text:style-name="T223">afterProcessA = </text:span><text:span text:style-name="T224">0</text:span><text:span text:style-name="T221">;</text:span><text:span text:style-name="T221"><text:line-break/></text:span><text:span text:style-name="T221"> <text:s/>for </text:span><text:span text:style-name="T223">(</text:span><text:span text:style-name="T221">int </text:span><text:span text:style-name="T223">i = lengthN(a</text:span><text:span text:style-name="T221">, </text:span><text:span text:style-name="T224">4</text:span><text:span text:style-name="T223">) - </text:span><text:span text:style-name="T224">1</text:span><text:span text:style-name="T221">; </text:span><text:span text:style-name="T223">i &gt;= </text:span><text:span text:style-name="T224">0</text:span><text:span text:style-name="T221">; </text:span><text:span text:style-name="T223">i--) {</text:span><text:span text:style-name="T223"><text:line-break/></text:span><text:span text:style-name="T223"> <text:s text:c="3"/></text:span><text:span text:style-name="T221">int </text:span><text:span text:style-name="T223">iDigit = a &amp; </text:span><text:span text:style-name="T224">15</text:span><text:span text:style-name="T221">;</text:span><text:span text:style-name="T221"><text:line-break/></text:span><text:span text:style-name="T221"> <text:s text:c="3"/></text:span><text:span text:style-name="T223">afterProcessA += iDigit &lt;&lt; (</text:span><text:span text:style-name="T224">4 </text:span><text:span text:style-name="T223">* i)</text:span><text:span text:style-name="T221">;</text:span><text:span text:style-name="T221"><text:line-break/></text:span><text:span text:style-name="T221"> <text:s text:c="3"/></text:span><text:span text:style-name="T223">a &gt;&gt;= </text:span><text:span text:style-name="T224">4</text:span><text:span text:style-name="T221">;</text:span><text:span text:style-name="T221"><text:line-break/></text:span><text:span text:style-name="T221"> <text:s/></text:span><text:span text:style-name="T223">}</text:span><text:span text:style-name="T223"><text:line-break/></text:span><text:span text:style-name="T223"> <text:s/></text:span><text:span text:style-name="T221">return </text:span><text:span text:style-name="T223">afterProcessA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1"/>
      <text:p text:style-name="P231"/>
      <text:p text:style-name="P254"/>
      <text:p text:style-name="P269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97"/>
      <text:p text:style-name="P197"/>
      <text:p text:style-name="P197"/>
      <text:p text:style-name="P197"/>
      <text:p text:style-name="P197"/>
      <text:p text:style-name="P71"><text:span text:style-name="T170">№</text:span><text:span text:style-name="T172">16.</text:span><text:span text:style-name="T199"> Напишите функцию </text:span><text:span text:style-name="T54">isBinPoly</text:span><text:span text:style-name="T199">, которая возвращает значение 1, если число </text:span><text:span text:style-name="T55">x</text:span><text:span text:style-name="T199"> является палиндромом в двоичном представлении, иначе - 0. </text:span></text:p>
      <text:p text:style-name="P124"><text:span text:style-name="T171">С</text:span><text:span text:style-name="T170">пецификация</text:span><text:span text:style-name="T175"> </text:span><text:span text:style-name="T204">для функции</text:span><text:span text:style-name="T20"> </text:span><text:span text:style-name="T78">isBinPoly</text:span><text:span text:style-name="T170">:</text:span></text:p>
      <text:p text:style-name="P120"><text:span text:style-name="T171"><text:tab/>З</text:span><text:span text:style-name="T170">аголовок</text:span><text:span text:style-name="T8">:</text:span><text:span text:style-name="T10"> </text:span><text:span text:style-name="T42">int </text:span><text:span text:style-name="T56">isBinPoly</text:span><text:span text:style-name="T42">(int </text:span><text:span text:style-name="T52">x</text:span><text:span text:style-name="T51">)</text:span></text:p>
      <text:p text:style-name="P71"><text:span text:style-name="T93"><text:tab/>Назначение:</text:span><text:span text:style-name="T96"> <text:s/></text:span><text:span text:style-name="T109">В</text:span><text:span text:style-name="T107">озвращает значение 1, если число</text:span><text:span text:style-name="T26"> </text:span><text:span text:style-name="T54">x</text:span><text:span text:style-name="T26"> </text:span><text:span text:style-name="T107">является палиндромом в двоичном представлении, иначе - 0. </text:span></text:p>
      <text:p text:style-name="P197">Тестовые задания для задачи</text:p>
      <table:table table:name="Таблица18" table:style-name="Таблица18">
        <table:table-column table:style-name="Таблица18.A"/>
        <table:table-column table:style-name="Таблица18.B"/>
        <table:table-row table:style-name="TableLine2483205023008">
          <table:table-cell table:style-name="Таблица18.A1" office:value-type="string">
            <text:p text:style-name="P104">Входные данные</text:p>
          </table:table-cell>
          <table:table-cell table:style-name="Таблица18.A1" office:value-type="string">
            <text:p text:style-name="P48">Ожидаемый результат</text:p>
          </table:table-cell>
        </table:table-row>
        <table:table-row table:style-name="TableLine2483205025184">
          <table:table-cell table:style-name="Таблица18.A2" office:value-type="string">
            <text:p text:style-name="P16"><text:span text:style-name="T92">27</text:span><text:span text:style-name="T178">10</text:span><text:span text:style-name="T92"> = 11011</text:span><text:span text:style-name="T178">2</text:span><text:span text:style-name="T92"> </text:span></text:p>
          </table:table-cell>
          <table:table-cell table:style-name="Таблица18.A2" office:value-type="string">
            <text:p text:style-name="P21">1</text:p>
          </table:table-cell>
        </table:table-row>
        <table:table-row table:style-name="Таблица18.3">
          <table:table-cell table:style-name="Таблица18.A2" office:value-type="string">
            <text:p text:style-name="P16">454<text:span text:style-name="T176">10</text:span> = 111000110<text:span text:style-name="T176">2 </text:span></text:p>
          </table:table-cell>
          <table:table-cell table:style-name="Таблица18.A2" office:value-type="string">
            <text:p text:style-name="P21">0</text:p>
          </table:table-cell>
        </table:table-row>
      </table:table>
      <text:p text:style-name="P197">Код программы:</text:p>
      <text:p text:style-name="P233"><draw:custom-shape text:anchor-type="paragraph" draw:z-index="17" draw:name="Врезка 18" draw:style-name="gr4" draw:text-style-name="P289" svg:width="16.624cm" svg:height="5.725cm" svg:x="-0.053cm" svg:y="0.034cm"><text:p text:style-name="P288"><text:span text:style-name="T220">// Возвращает значение 1, если число x является палиндромом в</text:span><text:span text:style-name="T220"><text:line-break/></text:span><text:span text:style-name="T220">// двоичном представлении, иначе - 0.</text:span><text:span text:style-name="T220"><text:line-break/></text:span><text:span text:style-name="T221">int </text:span><text:span text:style-name="T222">isBinPoly</text:span><text:span text:style-name="T223">(</text:span><text:span text:style-name="T221">const int </text:span><text:span text:style-name="T223">x) {</text:span><text:span text:style-name="T223"><text:line-break/></text:span><text:span text:style-name="T223"> <text:s/></text:span><text:span text:style-name="T221">int </text:span><text:span text:style-name="T223">isPoly = </text:span><text:span text:style-name="T224">0</text:span><text:span text:style-name="T221">, </text:span><text:span text:style-name="T223">tmp = x</text:span><text:span text:style-name="T221">, </text:span><text:span text:style-name="T223">afterProcessX = </text:span><text:span text:style-name="T224">0</text:span><text:span text:style-name="T221">;</text:span><text:span text:style-name="T221"><text:line-break/></text:span><text:span text:style-name="T221"> <text:s/>while </text:span><text:span text:style-name="T223">(tmp &gt; </text:span><text:span text:style-name="T224">0</text:span><text:span text:style-name="T223">) {</text:span><text:span text:style-name="T223"><text:line-break/></text:span><text:span text:style-name="T223"> <text:s text:c="3"/></text:span><text:span text:style-name="T221">if </text:span><text:span text:style-name="T223">(afterProcessX != </text:span><text:span text:style-name="T224">0</text:span><text:span text:style-name="T223">)</text:span><text:span text:style-name="T223"><text:line-break/></text:span><text:span text:style-name="T223"> <text:s text:c="5"/>afterProcessX &lt;&lt;= </text:span><text:span text:style-name="T224">1</text:span><text:span text:style-name="T221">;</text:span><text:span text:style-name="T221"><text:line-break/></text:span><text:span text:style-name="T221"> <text:s text:c="3"/></text:span><text:span text:style-name="T223">afterProcessX += tmp &amp; </text:span><text:span text:style-name="T224">1</text:span><text:span text:style-name="T221">;</text:span><text:span text:style-name="T221"><text:line-break/></text:span><text:span text:style-name="T221"> <text:s text:c="3"/></text:span><text:span text:style-name="T223">tmp &gt;&gt;= </text:span><text:span text:style-name="T224">1</text:span><text:span text:style-name="T221">;</text:span><text:span text:style-name="T221"><text:line-break/></text:span><text:span text:style-name="T221"> <text:s/></text:span><text:span text:style-name="T223">}</text:span><text:span text:style-name="T223"><text:line-break/></text:span><text:span text:style-name="T223"> <text:s/></text:span><text:span text:style-name="T221">if </text:span><text:span text:style-name="T223">(x == afterProcessX)</text:span><text:span text:style-name="T223"><text:line-break/></text:span><text:span text:style-name="T223"> <text:s text:c="3"/>isPoly = </text:span><text:span text:style-name="T224">1</text:span><text:span text:style-name="T221">;</text:span><text:span text:style-name="T221"><text:line-break/></text:span><text:span text:style-name="T221"> <text:s/>return </text:span><text:span text:style-name="T223">isPoly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3"/>
      <text:p text:style-name="P233"/>
      <text:p text:style-name="P255"/>
      <text:p text:style-name="P270"/>
      <text:p text:style-name="P270"/>
      <text:p text:style-name="P270"/>
      <text:p text:style-name="P270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98"/>
      <text:p text:style-name="P198"/>
      <text:p text:style-name="P198"/>
      <text:p text:style-name="P198"/>
      <text:p text:style-name="P198"/>
      <text:p text:style-name="P198"/>
      <text:p text:style-name="P198"><text:soft-page-break/></text:p>
      <text:p text:style-name="P72"><text:span text:style-name="T170">№</text:span><text:span text:style-name="T194">17.</text:span><text:span text:style-name="T199"> Даны два дву</text:span><text:span text:style-name="T202">х</text:span><text:span text:style-name="T199">байтовых целых </text:span><text:span text:style-name="T54">sh1</text:span><text:span text:style-name="T199"> и </text:span><text:span text:style-name="T54">sh2</text:span><text:span text:style-name="T199">. Получить целое число, последовательность нечетных битов которого представляет собой значение </text:span><text:span text:style-name="T54">sh1</text:span><text:span text:style-name="T199">, а последовательность четных – значение </text:span><text:span text:style-name="T54">sh2</text:span><text:span text:style-name="T199">. </text:span></text:p>
      <text:p text:style-name="P201"><text:span text:style-name="T219">Спецификация</text:span><text:span text:style-name="T130"> </text:span><text:span text:style-name="T116">для функции</text:span><text:span text:style-name="T20"> </text:span><text:span text:style-name="T79">twoBitHybrid</text:span><text:span text:style-name="T219">:</text:span></text:p>
      <text:p text:style-name="P121"><text:span text:style-name="T171"><text:tab/>З</text:span><text:span text:style-name="T170">аголовок</text:span><text:span text:style-name="T8">:</text:span><text:span text:style-name="T10"> </text:span><text:span text:style-name="T57">long long</text:span><text:span text:style-name="T42"> </text:span><text:span text:style-name="T57">twoBitHybrid</text:span><text:span text:style-name="T42">(</text:span><text:span text:style-name="T57">long long</text:span><text:span text:style-name="T42"> </text:span><text:span text:style-name="T57">sh1</text:span><text:span text:style-name="T42">, </text:span><text:span text:style-name="T57">long long sh2</text:span><text:span text:style-name="T51">)</text:span></text:p>
      <text:p text:style-name="P73"><text:span text:style-name="T93"><text:tab/>Назначение:</text:span><text:span text:style-name="T96"> <text:s/></text:span><text:span text:style-name="T109">В</text:span><text:span text:style-name="T107">озвращает </text:span><text:span text:style-name="T110">целое число, последовательность нечетных </text:span><text:span text:style-name="T98">битов которого представляет собой значение </text:span><text:span text:style-name="T54">sh</text:span><text:span text:style-name="T46">1</text:span><text:span text:style-name="T98">, а последовательность четных – значение </text:span><text:span text:style-name="T54">sh</text:span><text:span text:style-name="T46">2</text:span><text:span text:style-name="T98">. <text:s/></text:span><text:span text:style-name="T27">1 000 100</text:span></text:p>
      <text:p text:style-name="P198">Тестовые задания для задачи</text:p>
      <table:table table:name="Таблица19" table:style-name="Таблица19">
        <table:table-column table:style-name="Таблица19.A"/>
        <table:table-column table:style-name="Таблица19.B"/>
        <table:table-row table:style-name="TableLine2483205045312">
          <table:table-cell table:style-name="Таблица19.A1" office:value-type="string">
            <text:p text:style-name="P105">Входные данные</text:p>
          </table:table-cell>
          <table:table-cell table:style-name="Таблица19.A1" office:value-type="string">
            <text:p text:style-name="P49">Ожидаемый результат</text:p>
          </table:table-cell>
        </table:table-row>
        <table:table-row table:style-name="TableLine2483205044768">
          <table:table-cell table:style-name="Таблица19.A2" office:value-type="string">
            <text:p text:style-name="P17"><text:span text:style-name="T195">sh</text:span><text:span text:style-name="T92">1 = 0000000000001100</text:span><text:span text:style-name="T178">2</text:span><text:span text:style-name="T92"> = 12</text:span><text:span text:style-name="T178">10</text:span><text:span text:style-name="T92"> </text:span></text:p>
            <text:p text:style-name="P17"><text:span text:style-name="T195">sh</text:span><text:span text:style-name="T92">2 = 0000000000010010</text:span><text:span text:style-name="T178">2</text:span><text:span text:style-name="T92"> = 18</text:span><text:span text:style-name="T178">10</text:span><text:span text:style-name="T92"> </text:span></text:p>
          </table:table-cell>
          <table:table-cell table:style-name="Таблица19.A2" office:value-type="string">
            <text:p text:style-name="P21">00000000000000000000000110100100<text:span text:style-name="T176">2</text:span> = 420<text:span text:style-name="T176">10 </text:span></text:p>
          </table:table-cell>
        </table:table-row>
        <table:table-row table:style-name="Таблица19.3">
          <table:table-cell table:style-name="Таблица19.A2" office:value-type="string">
            <text:p text:style-name="P18"><text:span text:style-name="T196">sh</text:span>1 = 0111111100000000<text:span text:style-name="T176">2</text:span> = 32512<text:span text:style-name="T176">10</text:span></text:p>
            <text:p text:style-name="P34"><text:span text:style-name="T187"><text:s/></text:span><text:span text:style-name="T188">sh</text:span>2 = 0000000000000000<text:span text:style-name="T176">2</text:span> = 0 </text:p>
          </table:table-cell>
          <table:table-cell table:style-name="Таблица19.A2" office:value-type="string">
            <text:p text:style-name="P35"><text:span text:style-name="T191">0</text:span>00101010101010100000000000000000<text:span text:style-name="T179">2</text:span> = 715784192<text:span text:style-name="T176">10</text:span> </text:p>
          </table:table-cell>
        </table:table-row>
      </table:table>
      <text:p text:style-name="P198">Код программы:</text:p>
      <text:p text:style-name="P234"><draw:custom-shape text:anchor-type="paragraph" draw:z-index="18" draw:name="Врезка 19" draw:style-name="gr3" draw:text-style-name="P289" svg:width="16.624cm" svg:height="6.22cm" svg:x="-0.053cm" svg:y="0.034cm"><text:p text:style-name="P290"><text:span text:style-name="T220">// Возвращает целое число, последовательность нечетных битов которого</text:span><text:span text:style-name="T220"><text:line-break/></text:span><text:span text:style-name="T220">// представляет собой значение sh1, а последовательность четных – значение sh2.</text:span><text:span text:style-name="T220"><text:line-break/></text:span><text:span text:style-name="T221">int </text:span><text:span text:style-name="T222">twoBitHybrid</text:span><text:span text:style-name="T223">(</text:span><text:span text:style-name="T221">short </text:span><text:span text:style-name="T223">sh1</text:span><text:span text:style-name="T221">, short </text:span><text:span text:style-name="T223">sh2) {</text:span><text:span text:style-name="T223"><text:line-break/></text:span><text:span text:style-name="T223"> <text:s/></text:span><text:span text:style-name="T221">int </text:span><text:span text:style-name="T223">result = </text:span><text:span text:style-name="T224">0</text:span><text:span text:style-name="T221">;</text:span><text:span text:style-name="T221"><text:line-break/></text:span><text:span text:style-name="T221"> <text:s/>char </text:span><text:span text:style-name="T223">shift = </text:span><text:span text:style-name="T224">0</text:span><text:span text:style-name="T221">;</text:span><text:span text:style-name="T221"><text:line-break/></text:span><text:span text:style-name="T221"> <text:s/>while</text:span><text:span text:style-name="T223">(sh1 &gt; </text:span><text:span text:style-name="T224">0 </text:span><text:span text:style-name="T223">|| sh2 &gt; </text:span><text:span text:style-name="T224">0</text:span><text:span text:style-name="T223">) {</text:span><text:span text:style-name="T223"><text:line-break/></text:span><text:span text:style-name="T223"> <text:s text:c="3"/>result += (sh2 &amp; </text:span><text:span text:style-name="T224">1</text:span><text:span text:style-name="T223">) &lt;&lt; shift</text:span><text:span text:style-name="T221">;</text:span><text:span text:style-name="T221"><text:line-break/></text:span><text:span text:style-name="T221"> <text:s text:c="3"/></text:span><text:span text:style-name="T223">result += (sh1 &amp; </text:span><text:span text:style-name="T224">1</text:span><text:span text:style-name="T223">) &lt;&lt; (shift + </text:span><text:span text:style-name="T224">1</text:span><text:span text:style-name="T223">)</text:span><text:span text:style-name="T221">;</text:span><text:span text:style-name="T221"><text:line-break/></text:span><text:span text:style-name="T221"> <text:s text:c="3"/></text:span><text:span text:style-name="T223">shift += </text:span><text:span text:style-name="T224">2</text:span><text:span text:style-name="T221">;</text:span><text:span text:style-name="T221"><text:line-break/></text:span><text:span text:style-name="T221"> <text:s text:c="3"/></text:span><text:span text:style-name="T223">sh2 &gt;&gt;= </text:span><text:span text:style-name="T224">1</text:span><text:span text:style-name="T221">;</text:span><text:span text:style-name="T221"><text:line-break/></text:span><text:span text:style-name="T221"> <text:s text:c="3"/></text:span><text:span text:style-name="T223">sh1 &gt;&gt;= </text:span><text:span text:style-name="T224">1</text:span><text:span text:style-name="T221">;</text:span><text:span text:style-name="T221"><text:line-break/></text:span><text:span text:style-name="T221"> <text:s/></text:span><text:span text:style-name="T223">}</text:span><text:span text:style-name="T223"><text:line-break/></text:span><text:span text:style-name="T223"> <text:s/></text:span><text:span text:style-name="T221">return </text:span><text:span text:style-name="T223">result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56"/>
      <text:p text:style-name="P271"/>
      <text:p text:style-name="P198"/>
      <text:p text:style-name="P198"/>
      <text:p text:style-name="P74"><text:span text:style-name="T170">№</text:span><text:span text:style-name="T194">18.</text:span><text:span text:style-name="T199"> Вывести восьмеричное представление записи числа </text:span><text:span text:style-name="T209">х</text:span><text:span text:style-name="T199"> <text:s/></text:span></text:p>
      <text:p text:style-name="P213">Спецификация<text:span text:style-name="T130"> </text:span><text:span text:style-name="T116">для функции</text:span><text:span text:style-name="T20"> </text:span><text:span text:style-name="T79">twoBitHybrid</text:span>:</text:p>
      <text:p text:style-name="P122"><text:span text:style-name="T171"><text:tab/>З</text:span><text:span text:style-name="T170">аголовок</text:span><text:span text:style-name="T8">:</text:span><text:span text:style-name="T10"> </text:span><text:span text:style-name="T58">int</text:span><text:span text:style-name="T42"> </text:span><text:span text:style-name="T59">octNum</text:span><text:span text:style-name="T42">(</text:span><text:span text:style-name="T58">int</text:span><text:span text:style-name="T59"> x</text:span><text:span text:style-name="T51">)</text:span></text:p>
      <text:p text:style-name="P74"><text:span text:style-name="T93"><text:tab/>Назначение: </text:span><text:span text:style-name="T114">Выводит</text:span><text:span text:style-name="T107"> </text:span><text:span text:style-name="T98">восьмеричное представление числа </text:span><text:span text:style-name="T127">х</text:span><text:span text:style-name="T128">.</text:span></text:p>
      <text:p text:style-name="P199">Тестовые задания для задачи:</text:p>
      <table:table table:name="Таблица20" table:style-name="Таблица20">
        <table:table-column table:style-name="Таблица20.A"/>
        <table:table-column table:style-name="Таблица20.B"/>
        <table:table-row table:style-name="TableLine2483205046400">
          <table:table-cell table:style-name="Таблица20.A1" office:value-type="string">
            <text:p text:style-name="P125">Входные данные</text:p>
          </table:table-cell>
          <table:table-cell table:style-name="Таблица20.A1" office:value-type="string">
            <text:p text:style-name="P180">Ожидаемый результат</text:p>
          </table:table-cell>
        </table:table-row>
        <table:table-row table:style-name="TableLine2483205051568">
          <table:table-cell table:style-name="Таблица20.A2" office:value-type="string">
            <text:p text:style-name="P23">42</text:p>
          </table:table-cell>
          <table:table-cell table:style-name="Таблица20.A2" office:value-type="string">
            <text:p text:style-name="P23">52</text:p>
          </table:table-cell>
        </table:table-row>
        <table:table-row table:style-name="Таблица20.3">
          <table:table-cell table:style-name="Таблица20.A2" office:value-type="string">
            <text:p text:style-name="P23">66</text:p>
          </table:table-cell>
          <table:table-cell table:style-name="Таблица20.A2" office:value-type="string">
            <text:p text:style-name="P23">102</text:p>
          </table:table-cell>
        </table:table-row>
        <table:table-row table:style-name="Таблица20.3">
          <table:table-cell table:style-name="Таблица20.A2" office:value-type="string">
            <text:p text:style-name="P23">100</text:p>
          </table:table-cell>
          <table:table-cell table:style-name="Таблица20.A2" office:value-type="string">
            <text:p text:style-name="P23">144</text:p>
          </table:table-cell>
        </table:table-row>
        <table:table-row table:style-name="Таблица20.3">
          <table:table-cell table:style-name="Таблица20.A2" office:value-type="string">
            <text:p text:style-name="P23">128</text:p>
          </table:table-cell>
          <table:table-cell table:style-name="Таблица20.A2" office:value-type="string">
            <text:p text:style-name="P23">200</text:p>
          </table:table-cell>
        </table:table-row>
        <table:table-row table:style-name="Таблица20.3">
          <table:table-cell table:style-name="Таблица20.A2" office:value-type="string">
            <text:p text:style-name="P23">668</text:p>
          </table:table-cell>
          <table:table-cell table:style-name="Таблица20.A2" office:value-type="string">
            <text:p text:style-name="P23">1234</text:p>
          </table:table-cell>
        </table:table-row>
        <table:table-row table:style-name="Таблица20.3">
          <table:table-cell table:style-name="Таблица20.A2" office:value-type="string">
            <text:p text:style-name="P23">1337</text:p>
          </table:table-cell>
          <table:table-cell table:style-name="Таблица20.A2" office:value-type="string">
            <text:p text:style-name="P23">2471</text:p>
          </table:table-cell>
        </table:table-row>
        <table:table-row table:style-name="Таблица20.3">
          <table:table-cell table:style-name="Таблица20.A2" office:value-type="string">
            <text:p text:style-name="P23">2850</text:p>
          </table:table-cell>
          <table:table-cell table:style-name="Таблица20.A2" office:value-type="string">
            <text:p text:style-name="P23">5442</text:p>
          </table:table-cell>
        </table:table-row>
        <table:table-row table:style-name="Таблица20.3">
          <table:table-cell table:style-name="Таблица20.A2" office:value-type="string">
            <text:p text:style-name="P23">342391</text:p>
          </table:table-cell>
          <table:table-cell table:style-name="Таблица20.A2" office:value-type="string">
            <text:p text:style-name="P23">1234567</text:p>
          </table:table-cell>
        </table:table-row>
      </table:table>
      <text:p text:style-name="P199"/>
      <text:p text:style-name="P199"/>
      <text:p text:style-name="P199"/>
      <text:p text:style-name="P199"/>
      <text:p text:style-name="P199"/>
      <text:p text:style-name="P199"><text:soft-page-break/></text:p>
      <text:p text:style-name="P199">Код программы:</text:p>
      <text:p text:style-name="P167"><draw:custom-shape text:anchor-type="paragraph" draw:z-index="19" draw:name="Врезка 20" draw:style-name="gr2" draw:text-style-name="P289" svg:width="16.624cm" svg:height="6.487cm" svg:x="-0.053cm" svg:y="0.034cm"><text:p text:style-name="P288"><text:span text:style-name="T220">// Возвращает длину числа a, записанного в (2^n)-ой системе счисления </text:span><text:span text:style-name="T220"><text:line-break/></text:span><text:span text:style-name="T221">int </text:span><text:span text:style-name="T222">lengthN</text:span><text:span text:style-name="T223">(</text:span><text:span text:style-name="T221">int </text:span><text:span text:style-name="T223">a</text:span><text:span text:style-name="T221">, const int </text:span><text:span text:style-name="T223">n) { </text:span><text:span text:style-name="T223"><text:line-break/></text:span><text:span text:style-name="T223"> <text:s/></text:span><text:span text:style-name="T221">int </text:span><text:span text:style-name="T223">lengthHex = </text:span><text:span text:style-name="T224">0</text:span><text:span text:style-name="T221">; </text:span><text:span text:style-name="T221"><text:line-break/></text:span><text:span text:style-name="T221"> <text:s/>while </text:span><text:span text:style-name="T223">(a &gt; </text:span><text:span text:style-name="T224">0</text:span><text:span text:style-name="T223">) { </text:span><text:span text:style-name="T223"><text:line-break/></text:span><text:span text:style-name="T223"> <text:s text:c="3"/>lengthHex++</text:span><text:span text:style-name="T221">; </text:span><text:span text:style-name="T221"><text:line-break/></text:span><text:span text:style-name="T221"> <text:s text:c="3"/></text:span><text:span text:style-name="T223">a &gt;&gt;= n</text:span><text:span text:style-name="T221">; </text:span><text:span text:style-name="T221"><text:line-break/></text:span><text:span text:style-name="T221"> <text:s/></text:span><text:span text:style-name="T223">} </text:span><text:span text:style-name="T223"><text:line-break/></text:span><text:span text:style-name="T223"> <text:s/></text:span><text:span text:style-name="T221">return </text:span><text:span text:style-name="T223">lengthHex</text:span><text:span text:style-name="T221">; </text:span><text:span text:style-name="T221"><text:line-break/></text:span><text:span text:style-name="T223">}</text:span></text:p><text:p text:style-name="P288"><text:span text:style-name="T220"/></text:p><text:p text:style-name="P288"><text:span text:style-name="T220">// Выводит восьмеричное представление числа х</text:span><text:span text:style-name="T220"><text:line-break/></text:span><text:span text:style-name="T221">void </text:span><text:span text:style-name="T222">octNum</text:span><text:span text:style-name="T223">(</text:span><text:span text:style-name="T221">int </text:span><text:span text:style-name="T223">x) {</text:span><text:span text:style-name="T223"><text:line-break/></text:span><text:span text:style-name="T223"> <text:s/></text:span><text:span text:style-name="T221">int </text:span><text:span text:style-name="T223">l = lengthN(x</text:span><text:span text:style-name="T221">, </text:span><text:span text:style-name="T224">3</text:span><text:span text:style-name="T223">)</text:span><text:span text:style-name="T221">;</text:span><text:span text:style-name="T221"><text:line-break/></text:span><text:span text:style-name="T221"> <text:s/>for </text:span><text:span text:style-name="T223">(</text:span><text:span text:style-name="T221">int </text:span><text:span text:style-name="T223">i = </text:span><text:span text:style-name="T224">0</text:span><text:span text:style-name="T221">; </text:span><text:span text:style-name="T223">i &lt; l</text:span><text:span text:style-name="T221">; </text:span><text:span text:style-name="T223">i++)</text:span><text:span text:style-name="T223"><text:line-break/></text:span><text:span text:style-name="T223"> <text:s text:c="3"/>printf(</text:span><text:span text:style-name="T225">"%d"</text:span><text:span text:style-name="T221">, </text:span><text:span text:style-name="T223">(x &gt;&gt; </text:span><text:span text:style-name="T224">3 </text:span><text:span text:style-name="T223">* (l - i - </text:span><text:span text:style-name="T224">1</text:span><text:span text:style-name="T223">)) &amp; </text:span><text:span text:style-name="T224">7</text:span><text:span text:style-name="T223">)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\</text:p>
      <text:p text:style-name="P235"/>
      <text:p text:style-name="P235"/>
      <text:p text:style-name="P257"/>
      <text:p text:style-name="P272"/>
      <text:p text:style-name="P178"/>
      <text:p text:style-name="P199"/>
      <text:p text:style-name="P199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75"><text:span text:style-name="T170">№</text:span><text:span text:style-name="T173">19.</text:span><text:span text:style-name="T203"> Определить максимальную длину последовательности подряд идущих битов, равных единице в двоичном представлении данного целого числа. </text:span><text:span text:style-name="T199"><text:s text:c="2"/></text:span></text:p>
      <text:p text:style-name="P213">Спецификация<text:span text:style-name="T130"> </text:span><text:span text:style-name="T116">для функции</text:span><text:span text:style-name="T20"> </text:span><text:span text:style-name="T79">twoBitHybrid</text:span>:</text:p>
      <text:p text:style-name="P123"><text:span text:style-name="T171"><text:tab/>З</text:span><text:span text:style-name="T170">аголовок</text:span><text:span text:style-name="T8">:</text:span><text:span text:style-name="T10"> </text:span><text:span text:style-name="T58">int</text:span><text:span text:style-name="T42"> </text:span><text:span text:style-name="T58">bin</text:span><text:span text:style-name="T60">Sequence</text:span><text:span text:style-name="T42">(</text:span><text:span text:style-name="T58">int</text:span><text:span text:style-name="T59"> x</text:span><text:span text:style-name="T51">)</text:span></text:p>
      <text:p text:style-name="P75"><text:span text:style-name="T93"><text:tab/>Назначение: </text:span><text:span text:style-name="T109">В</text:span><text:span text:style-name="T107">озвращает </text:span><text:span text:style-name="T111">максимальную длину последовательности подряд идущих битов равных единице, </text:span><text:span text:style-name="T117">в представлении числа </text:span><text:span text:style-name="T29">x</text:span><text:span text:style-name="T111">.</text:span></text:p>
      <text:p text:style-name="P200">Тестовые задания для задачи</text:p>
      <table:table table:name="Таблица21" table:style-name="Таблица21">
        <table:table-column table:style-name="Таблица21.A"/>
        <table:table-column table:style-name="Таблица21.B"/>
        <table:table-row table:style-name="TableLine2483205050480">
          <table:table-cell table:style-name="Таблица21.A1" office:value-type="string">
            <text:p text:style-name="P126">Входные данные</text:p>
          </table:table-cell>
          <table:table-cell table:style-name="Таблица21.A1" office:value-type="string">
            <text:p text:style-name="P181">Ожидаемый результат</text:p>
          </table:table-cell>
        </table:table-row>
        <table:table-row table:style-name="TableLine2483205053200">
          <table:table-cell table:style-name="Таблица21.A2" office:value-type="string">
            <text:p text:style-name="P23"><text:span text:style-name="T211">𝑥</text:span> = 61454<text:span text:style-name="T176">10</text:span> = 1111000000001110<text:span text:style-name="T176">2</text:span> </text:p>
          </table:table-cell>
          <table:table-cell table:style-name="Таблица21.A2" office:value-type="string">
            <text:p text:style-name="P22">4</text:p>
          </table:table-cell>
        </table:table-row>
        <table:table-row table:style-name="Таблица21.3">
          <table:table-cell table:style-name="Таблица21.A2" office:value-type="string">
            <text:p text:style-name="P23"><text:span text:style-name="T211">𝑥</text:span> = 11<text:span text:style-name="T176">10</text:span> = 1011<text:span text:style-name="T176">2</text:span> </text:p>
          </table:table-cell>
          <table:table-cell table:style-name="Таблица21.A2" office:value-type="string">
            <text:p text:style-name="P22">2</text:p>
          </table:table-cell>
        </table:table-row>
      </table:table>
      <text:p text:style-name="P200">Код программы:</text:p>
      <text:p text:style-name="P236"><draw:custom-shape text:anchor-type="paragraph" draw:z-index="20" draw:name="Врезка 21" draw:style-name="gr1" draw:text-style-name="P289" svg:width="16.624cm" svg:height="5.966cm" svg:x="-0.053cm" svg:y="0.034cm"><text:p text:style-name="P288"><text:span text:style-name="T220">// Возвращает максимальную длину последовательности подряд идущих битов</text:span><text:span text:style-name="T220"><text:line-break/></text:span><text:span text:style-name="T220">// равных единице в двоичном представлении числа x.</text:span><text:span text:style-name="T220"><text:line-break/></text:span><text:span text:style-name="T221">int </text:span><text:span text:style-name="T222">binSequence</text:span><text:span text:style-name="T223">(</text:span><text:span text:style-name="T221">int </text:span><text:span text:style-name="T223">x) {</text:span><text:span text:style-name="T223"><text:line-break/></text:span><text:span text:style-name="T223"> <text:s/></text:span><text:span text:style-name="T221">int </text:span><text:span text:style-name="T223">maxSequence = </text:span><text:span text:style-name="T224">0</text:span><text:span text:style-name="T221">, </text:span><text:span text:style-name="T223">lastSequence = </text:span><text:span text:style-name="T224">0</text:span><text:span text:style-name="T221">;</text:span><text:span text:style-name="T221"><text:line-break/></text:span><text:span text:style-name="T221"> <text:s/>while </text:span><text:span text:style-name="T223">(x &gt; </text:span><text:span text:style-name="T224">0</text:span><text:span text:style-name="T223">) {</text:span><text:span text:style-name="T223"><text:line-break/></text:span><text:span text:style-name="T223"> <text:s text:c="3"/></text:span><text:span text:style-name="T221">if </text:span><text:span text:style-name="T223">(x &amp; </text:span><text:span text:style-name="T224">1</text:span><text:span text:style-name="T223">) {</text:span><text:span text:style-name="T223"><text:line-break/></text:span><text:span text:style-name="T223"> <text:s text:c="5"/>lastSequence++</text:span><text:span text:style-name="T221">;</text:span><text:span text:style-name="T221"><text:line-break/></text:span><text:span text:style-name="T221"> <text:s text:c="5"/></text:span><text:span text:style-name="T223">maxSequence = max2(lastSequence</text:span><text:span text:style-name="T221">, </text:span><text:span text:style-name="T223">maxSequence)</text:span><text:span text:style-name="T221">;</text:span><text:span text:style-name="T221"><text:line-break/></text:span><text:span text:style-name="T221"> <text:s text:c="3"/></text:span><text:span text:style-name="T223">} </text:span><text:span text:style-name="T221">else</text:span><text:span text:style-name="T221"><text:line-break/></text:span><text:span text:style-name="T221"> <text:s text:c="5"/></text:span><text:span text:style-name="T223">lastSequence = </text:span><text:span text:style-name="T224">0</text:span><text:span text:style-name="T221">;</text:span><text:span text:style-name="T221"><text:line-break/></text:span><text:span text:style-name="T221"><text:line-break/></text:span><text:span text:style-name="T221"> <text:s text:c="3"/></text:span><text:span text:style-name="T223">x &gt;&gt;= </text:span><text:span text:style-name="T224">1</text:span><text:span text:style-name="T221">;</text:span><text:span text:style-name="T221"><text:line-break/></text:span><text:span text:style-name="T221"> <text:s/></text:span><text:span text:style-name="T223">}</text:span><text:span text:style-name="T223"><text:line-break/></text:span><text:span text:style-name="T223"> <text:s/></text:span><text:span text:style-name="T221">return </text:span><text:span text:style-name="T223">maxSequence</text:span><text:span text:style-name="T221">;</text:span><text:span text:style-name="T221"><text:line-break/></text:span><text:span text:style-name="T2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6"/>
      <text:p text:style-name="P236"/>
      <text:p text:style-name="P258"/>
      <text:p text:style-name="P273"/>
      <text:p text:style-name="P179"/>
      <text:p text:style-name="P179"/>
      <text:p text:style-name="P179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30"/>
      <text:p text:style-name="P130"/>
      <text:p text:style-name="P136"><text:span text:style-name="T170">Вывод:</text:span> <text:span text:style-name="T210">Получил навыки написания функций при решении простых задач. Закрепил навыки разработки алгоритмов разветвляющейся и циклической структуры. Получил навыки формулирования спецификаций к разрабатываемым функция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F" svg:font-family="" style:font-family-generic="roman"/>
    <style:font-face style:name="Google Sans" svg:font-family="'Google Sans', Roboto, Arial, sans-serif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NSimSun2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2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1-18T12:52:53.254000000</dc:date>
    <meta:editing-duration>P1DT2H13M24S</meta:editing-duration>
    <meta:editing-cycles>36</meta:editing-cycles>
    <meta:document-statistic meta:table-count="19" meta:image-count="0" meta:object-count="0" meta:page-count="13" meta:paragraph-count="480" meta:word-count="2091" meta:character-count="12871" meta:non-whitespace-character-count="11059"/>
  </office:meta>
</office:document-meta>
</file>